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SCHNB55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SCHNB55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SCHNB55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SCHNB55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4" style:family="table-cell" style:parent-style-name="Standard_32_3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37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8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Standard_32_2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5.35pt" style:use-optimal-row-height="fals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38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0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_1" table:style-name="ta1">
        <table:table-column table:style-name="co1" table:default-cell-style-name="ce13"/>
        <table:table-column table:style-name="co2" table:default-cell-style-name="ce18"/>
        <table:table-column table:style-name="co3" table:number-columns-repeated="14" table:default-cell-style-name="ce18"/>
        <table:table-column table:style-name="co4" table:number-columns-repeated="16368" table:default-cell-style-name="ce13"/>
        <table:table-row table:style-name="ro1">
          <table:table-cell office:value-type="string" table:number-columns-spanned="16" table:number-rows-spanned="1" table:style-name="ce19">
            <text:p>VERBRAUCHERPREISINDEX <text:s text:c="77"/>nächste Veröffentlichung 19.03.2025<text:s text:c="81"/></text:p>
          </table:table-cell>
          <table:covered-table-cell table:number-columns-repeated="15"/>
          <table:table-cell table:number-columns-repeated="16368" table:style-name="ce1"/>
        </table:table-row>
        <table:table-row table:style-name="ro2">
          <table:table-cell office:value-type="string" table:style-name="ce2">
            <text:p>Jahr / Monat</text:p>
          </table:table-cell>
          <table:table-cell office:value-type="string" table:style-name="ce3">
            <text:p>% zu Vorjahr</text:p>
          </table:table-cell>
          <table:table-cell office:value-type="string" table:style-name="ce3">
            <text:p>VPI 2020</text:p>
          </table:table-cell>
          <table:table-cell office:value-type="string" table:style-name="ce3">
            <text:p>VPI 2015</text:p>
          </table:table-cell>
          <table:table-cell office:value-type="string" table:style-name="ce3">
            <text:p>VPI 2010</text:p>
          </table:table-cell>
          <table:table-cell office:value-type="string" table:style-name="ce3">
            <text:p>VPI 2005</text:p>
          </table:table-cell>
          <table:table-cell office:value-type="string" table:style-name="ce3">
            <text:p>VPI 2000</text:p>
          </table:table-cell>
          <table:table-cell office:value-type="string" table:style-name="ce3">
            <text:p>VPI<text:s/></text:p>
            <text:p>96</text:p>
          </table:table-cell>
          <table:table-cell office:value-type="string" table:style-name="ce3">
            <text:p>VPI<text:s/></text:p>
            <text:p>86</text:p>
          </table:table-cell>
          <table:table-cell office:value-type="string" table:style-name="ce3">
            <text:p>VPI<text:s/></text:p>
            <text:p>76</text:p>
          </table:table-cell>
          <table:table-cell office:value-type="string" table:style-name="ce3">
            <text:p>VPI<text:s/></text:p>
            <text:p>66</text:p>
          </table:table-cell>
          <table:table-cell office:value-type="string" table:style-name="ce3">
            <text:p>VPI<text:s/></text:p>
            <text:p>I</text:p>
          </table:table-cell>
          <table:table-cell office:value-type="string" table:style-name="ce3">
            <text:p>VPI<text:s/></text:p>
            <text:p>II</text:p>
          </table:table-cell>
          <table:table-cell office:value-type="string" table:style-name="ce3">
            <text:p>KHPI</text:p>
          </table:table-cell>
          <table:table-cell office:value-type="string" table:style-name="ce3">
            <text:p>LHKI (45)</text:p>
          </table:table-cell>
          <table:table-cell office:value-type="string" table:style-name="ce4">
            <text:p>LHKI (38)</text:p>
          </table:table-cell>
          <table:table-cell table:number-columns-repeated="16368" table:style-name="ce5"/>
        </table:table-row>
        <table:table-row table:style-name="ro3">
          <table:table-cell office:value-type="string" table:style-name="ce6">
            <text:p>Ø 1990</text:p>
          </table:table-cell>
          <table:table-cell office:value-type="float" office:value="3.3" table:style-name="ce7">
            <text:p>3,3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09.5" table:style-name="ce8">
            <text:p>109,5</text:p>
          </table:table-cell>
          <table:table-cell office:value-type="float" office:value="170.2" table:style-name="ce8">
            <text:p>170,2</text:p>
          </table:table-cell>
          <table:table-cell office:value-type="float" office:value="298.60000000000002" table:style-name="ce8">
            <text:p>298,6</text:p>
          </table:table-cell>
          <table:table-cell office:value-type="float" office:value="380.5" table:style-name="ce8">
            <text:p>380,5</text:p>
          </table:table-cell>
          <table:table-cell office:value-type="float" office:value="381.7" table:style-name="ce8">
            <text:p>381,7</text:p>
          </table:table-cell>
          <table:table-cell office:value-type="float" office:value="2881.6" table:style-name="ce8">
            <text:p>2881,6</text:p>
          </table:table-cell>
          <table:table-cell office:value-type="float" office:value="3343.6" table:style-name="ce8">
            <text:p>3343,6</text:p>
          </table:table-cell>
          <table:table-cell office:value-type="float" office:value="2839.9" table:style-name="ce8">
            <text:p>2839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3.1" table:style-name="ce8">
            <text:p>113,1</text:p>
          </table:table-cell>
          <table:table-cell office:value-type="float" office:value="175.9" table:style-name="ce8">
            <text:p>175,9</text:p>
          </table:table-cell>
          <table:table-cell office:value-type="float" office:value="308.60000000000002" table:style-name="ce8">
            <text:p>308,6</text:p>
          </table:table-cell>
          <table:table-cell office:value-type="float" office:value="393.2" table:style-name="ce8">
            <text:p>393,2</text:p>
          </table:table-cell>
          <table:table-cell office:value-type="float" office:value="394.5" table:style-name="ce8">
            <text:p>394,5</text:p>
          </table:table-cell>
          <table:table-cell office:value-type="float" office:value="2977.9" table:style-name="ce8">
            <text:p>2977,9</text:p>
          </table:table-cell>
          <table:table-cell office:value-type="float" office:value="3455.3" table:style-name="ce8">
            <text:p>3455,3</text:p>
          </table:table-cell>
          <table:table-cell office:value-type="float" office:value="2934.8" table:style-name="ce8">
            <text:p>2934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2</text:p>
          </table:table-cell>
          <table:table-cell office:value-type="float" office:value="4.0999999999999996" table:style-name="ce7">
            <text:p>4,1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7.7" table:style-name="ce8">
            <text:p>117,7</text:p>
          </table:table-cell>
          <table:table-cell office:value-type="float" office:value="183" table:style-name="ce8">
            <text:p>183,0</text:p>
          </table:table-cell>
          <table:table-cell office:value-type="float" office:value="321" table:style-name="ce8">
            <text:p>321,0</text:p>
          </table:table-cell>
          <table:table-cell office:value-type="float" office:value="409" table:style-name="ce8">
            <text:p>409,0</text:p>
          </table:table-cell>
          <table:table-cell office:value-type="float" office:value="410.3" table:style-name="ce8">
            <text:p>410,3</text:p>
          </table:table-cell>
          <table:table-cell office:value-type="float" office:value="3097.7" table:style-name="ce8">
            <text:p>3097,7</text:p>
          </table:table-cell>
          <table:table-cell office:value-type="float" office:value="3594.3" table:style-name="ce8">
            <text:p>3594,3</text:p>
          </table:table-cell>
          <table:table-cell office:value-type="float" office:value="3052.8" table:style-name="ce8">
            <text:p>3052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3</text:p>
          </table:table-cell>
          <table:table-cell office:value-type="float" office:value="3.6" table:style-name="ce7">
            <text:p>3,6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1.9" table:style-name="ce8">
            <text:p>121,9</text:p>
          </table:table-cell>
          <table:table-cell office:value-type="float" office:value="189.6" table:style-name="ce8">
            <text:p>189,6</text:p>
          </table:table-cell>
          <table:table-cell office:value-type="float" office:value="332.7" table:style-name="ce8">
            <text:p>332,7</text:p>
          </table:table-cell>
          <table:table-cell office:value-type="float" office:value="423.9" table:style-name="ce8">
            <text:p>423,9</text:p>
          </table:table-cell>
          <table:table-cell office:value-type="float" office:value="425.2" table:style-name="ce8">
            <text:p>425,2</text:p>
          </table:table-cell>
          <table:table-cell office:value-type="float" office:value="3210" table:style-name="ce8">
            <text:p>3210,0</text:p>
          </table:table-cell>
          <table:table-cell office:value-type="float" office:value="3724.6" table:style-name="ce8">
            <text:p>3724,6</text:p>
          </table:table-cell>
          <table:table-cell office:value-type="float" office:value="3163.5" table:style-name="ce8">
            <text:p>3163,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4</text:p>
          </table:table-cell>
          <table:table-cell office:value-type="float" office:value="3" table:style-name="ce7">
            <text:p>3,0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5.6" table:style-name="ce8">
            <text:p>125,6</text:p>
          </table:table-cell>
          <table:table-cell office:value-type="float" office:value="195.2" table:style-name="ce8">
            <text:p>195,2</text:p>
          </table:table-cell>
          <table:table-cell office:value-type="float" office:value="342.5" table:style-name="ce8">
            <text:p>342,5</text:p>
          </table:table-cell>
          <table:table-cell office:value-type="float" office:value="436.4" table:style-name="ce8">
            <text:p>436,4</text:p>
          </table:table-cell>
          <table:table-cell office:value-type="float" office:value="437.8" table:style-name="ce8">
            <text:p>437,8</text:p>
          </table:table-cell>
          <table:table-cell office:value-type="float" office:value="3305" table:style-name="ce8">
            <text:p>3305,0</text:p>
          </table:table-cell>
          <table:table-cell office:value-type="float" office:value="3834.8" table:style-name="ce8">
            <text:p>3834,8</text:p>
          </table:table-cell>
          <table:table-cell office:value-type="float" office:value="3257.1" table:style-name="ce8">
            <text:p>3257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5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8.4" table:style-name="ce8">
            <text:p>128,4</text:p>
          </table:table-cell>
          <table:table-cell office:value-type="float" office:value="199.6" table:style-name="ce8">
            <text:p>199,6</text:p>
          </table:table-cell>
          <table:table-cell office:value-type="float" office:value="350.2" table:style-name="ce8">
            <text:p>350,2</text:p>
          </table:table-cell>
          <table:table-cell office:value-type="float" office:value="446.2" table:style-name="ce8">
            <text:p>446,2</text:p>
          </table:table-cell>
          <table:table-cell office:value-type="float" office:value="447.6" table:style-name="ce8">
            <text:p>447,6</text:p>
          </table:table-cell>
          <table:table-cell office:value-type="float" office:value="3379.1" table:style-name="ce8">
            <text:p>3379,1</text:p>
          </table:table-cell>
          <table:table-cell office:value-type="float" office:value="3920.8" table:style-name="ce8">
            <text:p>3920,8</text:p>
          </table:table-cell>
          <table:table-cell office:value-type="float" office:value="3330.2" table:style-name="ce8">
            <text:p>3330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6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30.80000000000001" table:style-name="ce8">
            <text:p>130,8</text:p>
          </table:table-cell>
          <table:table-cell office:value-type="float" office:value="203.3" table:style-name="ce8">
            <text:p>203,3</text:p>
          </table:table-cell>
          <table:table-cell office:value-type="float" office:value="356.7" table:style-name="ce8">
            <text:p>356,7</text:p>
          </table:table-cell>
          <table:table-cell office:value-type="float" office:value="454.5" table:style-name="ce8">
            <text:p>454,5</text:p>
          </table:table-cell>
          <table:table-cell office:value-type="float" office:value="455.9" table:style-name="ce8">
            <text:p>455,9</text:p>
          </table:table-cell>
          <table:table-cell office:value-type="float" office:value="3441.9" table:style-name="ce8">
            <text:p>3441,9</text:p>
          </table:table-cell>
          <table:table-cell office:value-type="float" office:value="3993.6" table:style-name="ce8">
            <text:p>3993,6</text:p>
          </table:table-cell>
          <table:table-cell office:value-type="float" office:value="3392" table:style-name="ce8">
            <text:p>339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7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1.3" table:style-name="ce8">
            <text:p>101,3</text:p>
          </table:table-cell>
          <table:table-cell office:value-type="float" office:value="132.5" table:style-name="ce8">
            <text:p>132,5</text:p>
          </table:table-cell>
          <table:table-cell office:value-type="float" office:value="205.9" table:style-name="ce8">
            <text:p>205,9</text:p>
          </table:table-cell>
          <table:table-cell office:value-type="float" office:value="361.4" table:style-name="ce8">
            <text:p>361,4</text:p>
          </table:table-cell>
          <table:table-cell office:value-type="float" office:value="460.5" table:style-name="ce8">
            <text:p>460,5</text:p>
          </table:table-cell>
          <table:table-cell office:value-type="float" office:value="461.9" table:style-name="ce8">
            <text:p>461,9</text:p>
          </table:table-cell>
          <table:table-cell office:value-type="float" office:value="3486.9" table:style-name="ce8">
            <text:p>3486,9</text:p>
          </table:table-cell>
          <table:table-cell office:value-type="float" office:value="4045.8" table:style-name="ce8">
            <text:p>4045,8</text:p>
          </table:table-cell>
          <table:table-cell office:value-type="float" office:value="3436.4" table:style-name="ce8">
            <text:p>3436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8</text:p>
          </table:table-cell>
          <table:table-cell office:value-type="float" office:value="0.9" table:style-name="ce7">
            <text:p>0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2" table:style-name="ce8">
            <text:p>102,2</text:p>
          </table:table-cell>
          <table:table-cell office:value-type="float" office:value="133.69999999999999" table:style-name="ce8">
            <text:p>133,7</text:p>
          </table:table-cell>
          <table:table-cell office:value-type="float" office:value="207.9" table:style-name="ce8">
            <text:p>207,9</text:p>
          </table:table-cell>
          <table:table-cell office:value-type="float" office:value="364.7" table:style-name="ce8">
            <text:p>364,7</text:p>
          </table:table-cell>
          <table:table-cell office:value-type="float" office:value="464.7" table:style-name="ce8">
            <text:p>464,7</text:p>
          </table:table-cell>
          <table:table-cell office:value-type="float" office:value="466.1" table:style-name="ce8">
            <text:p>466,1</text:p>
          </table:table-cell>
          <table:table-cell office:value-type="float" office:value="3519.1" table:style-name="ce8">
            <text:p>3519,1</text:p>
          </table:table-cell>
          <table:table-cell office:value-type="float" office:value="4083.1" table:style-name="ce8">
            <text:p>4083,1</text:p>
          </table:table-cell>
          <table:table-cell office:value-type="float" office:value="3468" table:style-name="ce8">
            <text:p>3468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9</text:p>
          </table:table-cell>
          <table:table-cell office:value-type="float" office:value="0.6" table:style-name="ce7">
            <text:p>0,6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8" table:style-name="ce8">
            <text:p>102,8</text:p>
          </table:table-cell>
          <table:table-cell office:value-type="float" office:value="134.5" table:style-name="ce8">
            <text:p>134,5</text:p>
          </table:table-cell>
          <table:table-cell office:value-type="float" office:value="209" table:style-name="ce8">
            <text:p>209,0</text:p>
          </table:table-cell>
          <table:table-cell office:value-type="float" office:value="366.8" table:style-name="ce8">
            <text:p>366,8</text:p>
          </table:table-cell>
          <table:table-cell office:value-type="float" office:value="467.3" table:style-name="ce8">
            <text:p>467,3</text:p>
          </table:table-cell>
          <table:table-cell office:value-type="float" office:value="468.8" table:style-name="ce8">
            <text:p>468,8</text:p>
          </table:table-cell>
          <table:table-cell office:value-type="float" office:value="3538.8" table:style-name="ce8">
            <text:p>3538,8</text:p>
          </table:table-cell>
          <table:table-cell office:value-type="float" office:value="4106.1000000000004" table:style-name="ce8">
            <text:p>4106,1</text:p>
          </table:table-cell>
          <table:table-cell office:value-type="float" office:value="3487.6" table:style-name="ce8">
            <text:p>3487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0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05.2" table:style-name="ce8">
            <text:p>105,2</text:p>
          </table:table-cell>
          <table:table-cell office:value-type="float" office:value="137.6" table:style-name="ce8">
            <text:p>137,6</text:p>
          </table:table-cell>
          <table:table-cell office:value-type="float" office:value="213.9" table:style-name="ce8">
            <text:p>213,9</text:p>
          </table:table-cell>
          <table:table-cell office:value-type="float" office:value="375.4" table:style-name="ce8">
            <text:p>375,4</text:p>
          </table:table-cell>
          <table:table-cell office:value-type="float" office:value="478.3" table:style-name="ce8">
            <text:p>478,3</text:p>
          </table:table-cell>
          <table:table-cell office:value-type="float" office:value="479.8" table:style-name="ce8">
            <text:p>479,8</text:p>
          </table:table-cell>
          <table:table-cell office:value-type="float" office:value="3622" table:style-name="ce8">
            <text:p>3622,0</text:p>
          </table:table-cell>
          <table:table-cell office:value-type="float" office:value="4202.6000000000004" table:style-name="ce8">
            <text:p>4202,6</text:p>
          </table:table-cell>
          <table:table-cell office:value-type="float" office:value="3569.5" table:style-name="ce8">
            <text:p>3569,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1</text:p>
          </table:table-cell>
          <table:table-cell office:value-type="float" office:value="2.7" table:style-name="ce7">
            <text:p>2,7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2.7" table:style-name="ce8">
            <text:p>102,7</text:p>
          </table:table-cell>
          <table:table-cell office:value-type="float" office:value="108" table:style-name="ce8">
            <text:p>108,0</text:p>
          </table:table-cell>
          <table:table-cell office:value-type="float" office:value="141.30000000000001" table:style-name="ce8">
            <text:p>141,3</text:p>
          </table:table-cell>
          <table:table-cell office:value-type="float" office:value="219.6" table:style-name="ce8">
            <text:p>219,6</text:p>
          </table:table-cell>
          <table:table-cell office:value-type="float" office:value="385.4" table:style-name="ce8">
            <text:p>385,4</text:p>
          </table:table-cell>
          <table:table-cell office:value-type="float" office:value="491" table:style-name="ce8">
            <text:p>491,0</text:p>
          </table:table-cell>
          <table:table-cell office:value-type="float" office:value="492.6" table:style-name="ce8">
            <text:p>492,6</text:p>
          </table:table-cell>
          <table:table-cell office:value-type="float" office:value="3718.3" table:style-name="ce8">
            <text:p>3718,3</text:p>
          </table:table-cell>
          <table:table-cell office:value-type="float" office:value="4314.3" table:style-name="ce8">
            <text:p>4314,3</text:p>
          </table:table-cell>
          <table:table-cell office:value-type="float" office:value="3664.4" table:style-name="ce8">
            <text:p>3664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2</text:p>
          </table:table-cell>
          <table:table-cell office:value-type="float" office:value="1.8" table:style-name="ce7">
            <text:p>1,8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4.5" table:style-name="ce8">
            <text:p>104,5</text:p>
          </table:table-cell>
          <table:table-cell office:value-type="float" office:value="109.9" table:style-name="ce8">
            <text:p>109,9</text:p>
          </table:table-cell>
          <table:table-cell office:value-type="float" office:value="143.80000000000001" table:style-name="ce8">
            <text:p>143,8</text:p>
          </table:table-cell>
          <table:table-cell office:value-type="float" office:value="223.5" table:style-name="ce8">
            <text:p>223,5</text:p>
          </table:table-cell>
          <table:table-cell office:value-type="float" office:value="392.3" table:style-name="ce8">
            <text:p>392,3</text:p>
          </table:table-cell>
          <table:table-cell office:value-type="float" office:value="499.9" table:style-name="ce8">
            <text:p>499,9</text:p>
          </table:table-cell>
          <table:table-cell office:value-type="float" office:value="501.4" table:style-name="ce8">
            <text:p>501,4</text:p>
          </table:table-cell>
          <table:table-cell office:value-type="float" office:value="3785.3" table:style-name="ce8">
            <text:p>3785,3</text:p>
          </table:table-cell>
          <table:table-cell office:value-type="float" office:value="4392.1000000000004" table:style-name="ce8">
            <text:p>4392,1</text:p>
          </table:table-cell>
          <table:table-cell office:value-type="float" office:value="3730.4" table:style-name="ce8">
            <text:p>373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3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9" table:style-name="ce8">
            <text:p>105,9</text:p>
          </table:table-cell>
          <table:table-cell office:value-type="float" office:value="111.4" table:style-name="ce8">
            <text:p>111,4</text:p>
          </table:table-cell>
          <table:table-cell office:value-type="float" office:value="145.80000000000001" table:style-name="ce8">
            <text:p>145,8</text:p>
          </table:table-cell>
          <table:table-cell office:value-type="float" office:value="226.6" table:style-name="ce8">
            <text:p>226,6</text:p>
          </table:table-cell>
          <table:table-cell office:value-type="float" office:value="397.7" table:style-name="ce8">
            <text:p>397,7</text:p>
          </table:table-cell>
          <table:table-cell office:value-type="float" office:value="506.6" table:style-name="ce8">
            <text:p>506,6</text:p>
          </table:table-cell>
          <table:table-cell office:value-type="float" office:value="508.2" table:style-name="ce8">
            <text:p>508,2</text:p>
          </table:table-cell>
          <table:table-cell office:value-type="float" office:value="3836.6" table:style-name="ce8">
            <text:p>3836,6</text:p>
          </table:table-cell>
          <table:table-cell office:value-type="float" office:value="4451.6000000000004" table:style-name="ce8">
            <text:p>4451,6</text:p>
          </table:table-cell>
          <table:table-cell office:value-type="float" office:value="3781" table:style-name="ce8">
            <text:p>3781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4</text:p>
          </table:table-cell>
          <table:table-cell office:value-type="float" office:value="2.1" table:style-name="ce7">
            <text:p>2,1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8.1" table:style-name="ce8">
            <text:p>108,1</text:p>
          </table:table-cell>
          <table:table-cell office:value-type="float" office:value="113.7" table:style-name="ce8">
            <text:p>113,7</text:p>
          </table:table-cell>
          <table:table-cell office:value-type="float" office:value="148.80000000000001" table:style-name="ce8">
            <text:p>148,8</text:p>
          </table:table-cell>
          <table:table-cell office:value-type="float" office:value="231.2" table:style-name="ce8">
            <text:p>231,2</text:p>
          </table:table-cell>
          <table:table-cell office:value-type="float" office:value="405.9" table:style-name="ce8">
            <text:p>405,9</text:p>
          </table:table-cell>
          <table:table-cell office:value-type="float" office:value="517.1" table:style-name="ce8">
            <text:p>517,1</text:p>
          </table:table-cell>
          <table:table-cell office:value-type="float" office:value="518.70000000000005" table:style-name="ce8">
            <text:p>518,7</text:p>
          </table:table-cell>
          <table:table-cell office:value-type="float" office:value="3915.7" table:style-name="ce8">
            <text:p>3915,7</text:p>
          </table:table-cell>
          <table:table-cell office:value-type="float" office:value="4543.3999999999996" table:style-name="ce8">
            <text:p>4543,4</text:p>
          </table:table-cell>
          <table:table-cell office:value-type="float" office:value="3858.9" table:style-name="ce8">
            <text:p>3858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5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6" table:style-name="ce8">
            <text:p>110,6</text:p>
          </table:table-cell>
          <table:table-cell office:value-type="float" office:value="116.4" table:style-name="ce8">
            <text:p>116,4</text:p>
          </table:table-cell>
          <table:table-cell office:value-type="float" office:value="152.19999999999999" table:style-name="ce8">
            <text:p>152,2</text:p>
          </table:table-cell>
          <table:table-cell office:value-type="float" office:value="236.6" table:style-name="ce8">
            <text:p>236,6</text:p>
          </table:table-cell>
          <table:table-cell office:value-type="float" office:value="415.2" table:style-name="ce8">
            <text:p>415,2</text:p>
          </table:table-cell>
          <table:table-cell office:value-type="float" office:value="529" table:style-name="ce8">
            <text:p>529,0</text:p>
          </table:table-cell>
          <table:table-cell office:value-type="float" office:value="530.70000000000005" table:style-name="ce8">
            <text:p>530,7</text:p>
          </table:table-cell>
          <table:table-cell office:value-type="float" office:value="4005.9" table:style-name="ce8">
            <text:p>4005,9</text:p>
          </table:table-cell>
          <table:table-cell office:value-type="float" office:value="4648.1000000000004" table:style-name="ce8">
            <text:p>4648,1</text:p>
          </table:table-cell>
          <table:table-cell office:value-type="float" office:value="3947.9" table:style-name="ce8">
            <text:p>3947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6</text:p>
          </table:table-cell>
          <table:table-cell office:value-type="float" office:value="1.5" table:style-name="ce7">
            <text:p>1,5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1.5" table:style-name="ce7">
            <text:p>101,5</text:p>
          </table:table-cell>
          <table:table-cell office:value-type="float" office:value="112.2" table:style-name="ce8">
            <text:p>112,2</text:p>
          </table:table-cell>
          <table:table-cell office:value-type="float" office:value="118.1" table:style-name="ce8">
            <text:p>118,1</text:p>
          </table:table-cell>
          <table:table-cell office:value-type="float" office:value="154.4" table:style-name="ce8">
            <text:p>154,4</text:p>
          </table:table-cell>
          <table:table-cell office:value-type="float" office:value="240" table:style-name="ce8">
            <text:p>240,0</text:p>
          </table:table-cell>
          <table:table-cell office:value-type="float" office:value="421.2" table:style-name="ce8">
            <text:p>421,2</text:p>
          </table:table-cell>
          <table:table-cell office:value-type="float" office:value="536.70000000000005" table:style-name="ce8">
            <text:p>536,7</text:p>
          </table:table-cell>
          <table:table-cell office:value-type="float" office:value="538.4" table:style-name="ce8">
            <text:p>538,4</text:p>
          </table:table-cell>
          <table:table-cell office:value-type="float" office:value="4064" table:style-name="ce8">
            <text:p>4064,0</text:p>
          </table:table-cell>
          <table:table-cell office:value-type="float" office:value="4715.5" table:style-name="ce8">
            <text:p>4715,5</text:p>
          </table:table-cell>
          <table:table-cell office:value-type="float" office:value="4005.2" table:style-name="ce8">
            <text:p>4005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7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3.7" table:style-name="ce7">
            <text:p>103,7</text:p>
          </table:table-cell>
          <table:table-cell office:value-type="float" office:value="114.6" table:style-name="ce8">
            <text:p>114,6</text:p>
          </table:table-cell>
          <table:table-cell office:value-type="float" office:value="120.6" table:style-name="ce8">
            <text:p>120,6</text:p>
          </table:table-cell>
          <table:table-cell office:value-type="float" office:value="157.80000000000001" table:style-name="ce8">
            <text:p>157,8</text:p>
          </table:table-cell>
          <table:table-cell office:value-type="float" office:value="245.2" table:style-name="ce8">
            <text:p>245,2</text:p>
          </table:table-cell>
          <table:table-cell office:value-type="float" office:value="430.4" table:style-name="ce8">
            <text:p>430,4</text:p>
          </table:table-cell>
          <table:table-cell office:value-type="float" office:value="548.29999999999995" table:style-name="ce8">
            <text:p>548,3</text:p>
          </table:table-cell>
          <table:table-cell office:value-type="float" office:value="550.1" table:style-name="ce8">
            <text:p>550,1</text:p>
          </table:table-cell>
          <table:table-cell office:value-type="float" office:value="4152.1000000000004" table:style-name="ce8">
            <text:p>4152,1</text:p>
          </table:table-cell>
          <table:table-cell office:value-type="float" office:value="4817.8" table:style-name="ce8">
            <text:p>4817,8</text:p>
          </table:table-cell>
          <table:table-cell office:value-type="float" office:value="4092" table:style-name="ce8">
            <text:p>409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8<text:s/></text:p>
          </table:table-cell>
          <table:table-cell office:value-type="float" office:value="3.2" table:style-name="ce7">
            <text:p>3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" table:style-name="ce7">
            <text:p>107,0</text:p>
          </table:table-cell>
          <table:table-cell office:value-type="float" office:value="118.3" table:style-name="ce8">
            <text:p>118,3</text:p>
          </table:table-cell>
          <table:table-cell office:value-type="float" office:value="124.5" table:style-name="ce8">
            <text:p>124,5</text:p>
          </table:table-cell>
          <table:table-cell office:value-type="float" office:value="162.80000000000001" table:style-name="ce8">
            <text:p>162,8</text:p>
          </table:table-cell>
          <table:table-cell office:value-type="float" office:value="253.1" table:style-name="ce8">
            <text:p>253,1</text:p>
          </table:table-cell>
          <table:table-cell office:value-type="float" office:value="444.2" table:style-name="ce8">
            <text:p>444,2</text:p>
          </table:table-cell>
          <table:table-cell office:value-type="float" office:value="565.9" table:style-name="ce8">
            <text:p>565,9</text:p>
          </table:table-cell>
          <table:table-cell office:value-type="float" office:value="567.79999999999995" table:style-name="ce8">
            <text:p>567,8</text:p>
          </table:table-cell>
          <table:table-cell office:value-type="float" office:value="4285.6000000000004" table:style-name="ce8">
            <text:p>4285,6</text:p>
          </table:table-cell>
          <table:table-cell office:value-type="float" office:value="4972.7" table:style-name="ce8">
            <text:p>4972,7</text:p>
          </table:table-cell>
          <table:table-cell office:value-type="float" office:value="4223.6000000000004" table:style-name="ce8">
            <text:p>4223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9</text:p>
          </table:table-cell>
          <table:table-cell office:value-type="float" office:value="0.5" table:style-name="ce7">
            <text:p>0,5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5" table:style-name="ce7">
            <text:p>107,5</text:p>
          </table:table-cell>
          <table:table-cell office:value-type="float" office:value="118.9" table:style-name="ce8">
            <text:p>118,9</text:p>
          </table:table-cell>
          <table:table-cell office:value-type="float" office:value="125.2" table:style-name="ce8">
            <text:p>125,2</text:p>
          </table:table-cell>
          <table:table-cell office:value-type="float" office:value="163.69999999999999" table:style-name="ce8">
            <text:p>163,7</text:p>
          </table:table-cell>
          <table:table-cell office:value-type="float" office:value="254.4" table:style-name="ce8">
            <text:p>254,4</text:p>
          </table:table-cell>
          <table:table-cell office:value-type="float" office:value="446.5" table:style-name="ce8">
            <text:p>446,5</text:p>
          </table:table-cell>
          <table:table-cell office:value-type="float" office:value="568.79999999999995" table:style-name="ce8">
            <text:p>568,8</text:p>
          </table:table-cell>
          <table:table-cell office:value-type="float" office:value="570.6" table:style-name="ce8">
            <text:p>570,6</text:p>
          </table:table-cell>
          <table:table-cell office:value-type="float" office:value="4307.3999999999996" table:style-name="ce8">
            <text:p>4307,4</text:p>
          </table:table-cell>
          <table:table-cell office:value-type="float" office:value="4997.8999999999996" table:style-name="ce8">
            <text:p>4997,9</text:p>
          </table:table-cell>
          <table:table-cell office:value-type="float" office:value="4245" table:style-name="ce8">
            <text:p>4245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0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09.5" table:style-name="ce7">
            <text:p>109,5</text:p>
          </table:table-cell>
          <table:table-cell office:value-type="float" office:value="121.1" table:style-name="ce8">
            <text:p>121,1</text:p>
          </table:table-cell>
          <table:table-cell office:value-type="float" office:value="127.4" table:style-name="ce8">
            <text:p>127,4</text:p>
          </table:table-cell>
          <table:table-cell office:value-type="float" office:value="166.6" table:style-name="ce8">
            <text:p>166,6</text:p>
          </table:table-cell>
          <table:table-cell office:value-type="float" office:value="259" table:style-name="ce8">
            <text:p>259,0</text:p>
          </table:table-cell>
          <table:table-cell office:value-type="float" office:value="454.5" table:style-name="ce8">
            <text:p>454,5</text:p>
          </table:table-cell>
          <table:table-cell office:value-type="float" office:value="579.1" table:style-name="ce8">
            <text:p>579,1</text:p>
          </table:table-cell>
          <table:table-cell office:value-type="float" office:value="581" table:style-name="ce8">
            <text:p>581,0</text:p>
          </table:table-cell>
          <table:table-cell office:value-type="float" office:value="4385.5" table:style-name="ce8">
            <text:p>4385,5</text:p>
          </table:table-cell>
          <table:table-cell office:value-type="float" office:value="5088.5" table:style-name="ce8">
            <text:p>5088,5</text:p>
          </table:table-cell>
          <table:table-cell office:value-type="float" office:value="4322" table:style-name="ce8">
            <text:p>432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3.3" table:style-name="ce7">
            <text:p>103,3</text:p>
          </table:table-cell>
          <table:table-cell office:value-type="float" office:value="113.1" table:style-name="ce7">
            <text:p>113,1</text:p>
          </table:table-cell>
          <table:table-cell office:value-type="float" office:value="125" table:style-name="ce8">
            <text:p>125,0</text:p>
          </table:table-cell>
          <table:table-cell office:value-type="float" office:value="131.6" table:style-name="ce8">
            <text:p>131,6</text:p>
          </table:table-cell>
          <table:table-cell office:value-type="float" office:value="172" table:style-name="ce8">
            <text:p>172,0</text:p>
          </table:table-cell>
          <table:table-cell office:value-type="float" office:value="267.39999999999998" table:style-name="ce8">
            <text:p>267,4</text:p>
          </table:table-cell>
          <table:table-cell office:value-type="float" office:value="469.3" table:style-name="ce8">
            <text:p>469,3</text:p>
          </table:table-cell>
          <table:table-cell office:value-type="float" office:value="598" table:style-name="ce8">
            <text:p>598,0</text:p>
          </table:table-cell>
          <table:table-cell office:value-type="float" office:value="599.9" table:style-name="ce8">
            <text:p>599,9</text:p>
          </table:table-cell>
          <table:table-cell office:value-type="float" office:value="4528.3999999999996" table:style-name="ce8">
            <text:p>4528,4</text:p>
          </table:table-cell>
          <table:table-cell office:value-type="float" office:value="5254.3" table:style-name="ce8">
            <text:p>5254,3</text:p>
          </table:table-cell>
          <table:table-cell office:value-type="float" office:value="4462.8" table:style-name="ce8">
            <text:p>4462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1-01T00:00:00" table:style-name="ce10">
            <text:p>Jän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8" table:style-name="ce11">
            <text:p>103,8</text:p>
          </table:table-cell>
          <table:table-cell office:value-type="float" office:value="113.7" table:style-name="ce12">
            <text:p>113,7</text:p>
          </table:table-cell>
          <table:table-cell office:value-type="float" office:value="125.7" table:style-name="ce12">
            <text:p>125,7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72.9" table:style-name="ce12">
            <text:p>172,9</text:p>
          </table:table-cell>
          <table:table-cell office:value-type="float" office:value="268.8" table:style-name="ce12">
            <text:p>268,8</text:p>
          </table:table-cell>
          <table:table-cell office:value-type="float" office:value="471.8" table:style-name="ce12">
            <text:p>471,8</text:p>
          </table:table-cell>
          <table:table-cell office:value-type="float" office:value="601.1" table:style-name="ce12">
            <text:p>601,1</text:p>
          </table:table-cell>
          <table:table-cell office:value-type="float" office:value="603.1" table:style-name="ce12">
            <text:p>603,1</text:p>
          </table:table-cell>
          <table:table-cell office:value-type="float" office:value="4552.1000000000004" table:style-name="ce12">
            <text:p>4552,1</text:p>
          </table:table-cell>
          <table:table-cell office:value-type="float" office:value="5281.9" table:style-name="ce12">
            <text:p>5281,9</text:p>
          </table:table-cell>
          <table:table-cell office:value-type="float" office:value="4486.2" table:style-name="ce12">
            <text:p>4486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2-01T00:00:00" table:style-name="ce10">
            <text:p>Feb.12</text:p>
          </table:table-cell>
          <table:table-cell office:value-type="float" office:value="2.6" table:style-name="ce11">
            <text:p>2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4.2" table:style-name="ce12">
            <text:p>114,2</text:p>
          </table:table-cell>
          <table:table-cell office:value-type="float" office:value="126.3" table:style-name="ce12">
            <text:p>126,3</text:p>
          </table:table-cell>
          <table:table-cell office:value-type="float" office:value="132.9" table:style-name="ce12">
            <text:p>132,9</text:p>
          </table:table-cell>
          <table:table-cell office:value-type="float" office:value="173.8" table:style-name="ce12">
            <text:p>173,8</text:p>
          </table:table-cell>
          <table:table-cell office:value-type="float" office:value="270.10000000000002" table:style-name="ce12">
            <text:p>270,1</text:p>
          </table:table-cell>
          <table:table-cell office:value-type="float" office:value="474" table:style-name="ce12">
            <text:p>474,0</text:p>
          </table:table-cell>
          <table:table-cell office:value-type="float" office:value="604" table:style-name="ce12">
            <text:p>604,0</text:p>
          </table:table-cell>
          <table:table-cell office:value-type="float" office:value="606" table:style-name="ce12">
            <text:p>606,0</text:p>
          </table:table-cell>
          <table:table-cell office:value-type="float" office:value="4574.1000000000004" table:style-name="ce12">
            <text:p>4574,1</text:p>
          </table:table-cell>
          <table:table-cell office:value-type="float" office:value="5307.3" table:style-name="ce12">
            <text:p>5307,3</text:p>
          </table:table-cell>
          <table:table-cell office:value-type="float" office:value="4507.8" table:style-name="ce12">
            <text:p>450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3-01T00:00:00" table:style-name="ce10">
            <text:p>Mär.12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4" table:style-name="ce11">
            <text:p>105,4</text:p>
          </table:table-cell>
          <table:table-cell office:value-type="float" office:value="115.4" table:style-name="ce12">
            <text:p>115,4</text:p>
          </table:table-cell>
          <table:table-cell office:value-type="float" office:value="127.6" table:style-name="ce12">
            <text:p>127,6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75.6" table:style-name="ce12">
            <text:p>175,6</text:p>
          </table:table-cell>
          <table:table-cell office:value-type="float" office:value="273" table:style-name="ce12">
            <text:p>273,0</text:p>
          </table:table-cell>
          <table:table-cell office:value-type="float" office:value="479" table:style-name="ce12">
            <text:p>479,0</text:p>
          </table:table-cell>
          <table:table-cell office:value-type="float" office:value="610.4" table:style-name="ce12">
            <text:p>610,4</text:p>
          </table:table-cell>
          <table:table-cell office:value-type="float" office:value="612.4" table:style-name="ce12">
            <text:p>612,4</text:p>
          </table:table-cell>
          <table:table-cell office:value-type="float" office:value="4622.3" table:style-name="ce12">
            <text:p>4622,3</text:p>
          </table:table-cell>
          <table:table-cell office:value-type="float" office:value="5363.3" table:style-name="ce12">
            <text:p>5363,3</text:p>
          </table:table-cell>
          <table:table-cell office:value-type="float" office:value="4555.3999999999996" table:style-name="ce12">
            <text:p>4555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4-01T00:00:00" table:style-name="ce10">
            <text:p>Apr.12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5-01T00:00:00" table:style-name="ce10">
            <text:p>Mai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5.7" table:style-name="ce12">
            <text:p>115,7</text:p>
          </table:table-cell>
          <table:table-cell office:value-type="float" office:value="128" table:style-name="ce12">
            <text:p>128,0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76.1" table:style-name="ce12">
            <text:p>176,1</text:p>
          </table:table-cell>
          <table:table-cell office:value-type="float" office:value="273.8" table:style-name="ce12">
            <text:p>273,8</text:p>
          </table:table-cell>
          <table:table-cell office:value-type="float" office:value="480.4" table:style-name="ce12">
            <text:p>480,4</text:p>
          </table:table-cell>
          <table:table-cell office:value-type="float" office:value="612.1" table:style-name="ce12">
            <text:p>612,1</text:p>
          </table:table-cell>
          <table:table-cell office:value-type="float" office:value="614.1" table:style-name="ce12">
            <text:p>614,1</text:p>
          </table:table-cell>
          <table:table-cell office:value-type="float" office:value="4635.5" table:style-name="ce12">
            <text:p>4635,5</text:p>
          </table:table-cell>
          <table:table-cell office:value-type="float" office:value="5378.5" table:style-name="ce12">
            <text:p>5378,5</text:p>
          </table:table-cell>
          <table:table-cell office:value-type="float" office:value="4568.3999999999996" table:style-name="ce12">
            <text:p>4568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6-01T00:00:00" table:style-name="ce10">
            <text:p>Jun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7-01T00:00:00" table:style-name="ce10">
            <text:p>Jul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5.5" table:style-name="ce12">
            <text:p>115,5</text:p>
          </table:table-cell>
          <table:table-cell office:value-type="float" office:value="127.8" table:style-name="ce12">
            <text:p>127,8</text:p>
          </table:table-cell>
          <table:table-cell office:value-type="float" office:value="134.4" table:style-name="ce12">
            <text:p>134,4</text:p>
          </table:table-cell>
          <table:table-cell office:value-type="float" office:value="175.8" table:style-name="ce12">
            <text:p>175,8</text:p>
          </table:table-cell>
          <table:table-cell office:value-type="float" office:value="273.2" table:style-name="ce12">
            <text:p>273,2</text:p>
          </table:table-cell>
          <table:table-cell office:value-type="float" office:value="479.5" table:style-name="ce12">
            <text:p>479,5</text:p>
          </table:table-cell>
          <table:table-cell office:value-type="float" office:value="611" table:style-name="ce12">
            <text:p>611,0</text:p>
          </table:table-cell>
          <table:table-cell office:value-type="float" office:value="613" table:style-name="ce12">
            <text:p>613,0</text:p>
          </table:table-cell>
          <table:table-cell office:value-type="float" office:value="4626.7" table:style-name="ce12">
            <text:p>4626,7</text:p>
          </table:table-cell>
          <table:table-cell office:value-type="float" office:value="5368.4" table:style-name="ce12">
            <text:p>5368,4</text:p>
          </table:table-cell>
          <table:table-cell office:value-type="float" office:value="4559.7" table:style-name="ce12">
            <text:p>4559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8-01T00:00:00" table:style-name="ce10">
            <text:p>Aug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9-01T00:00:00" table:style-name="ce10">
            <text:p>Sep.12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6.8" table:style-name="ce12">
            <text:p>116,8</text:p>
          </table:table-cell>
          <table:table-cell office:value-type="float" office:value="129.19999999999999" table:style-name="ce12">
            <text:p>129,2</text:p>
          </table:table-cell>
          <table:table-cell office:value-type="float" office:value="135.9" table:style-name="ce12">
            <text:p>135,9</text:p>
          </table:table-cell>
          <table:table-cell office:value-type="float" office:value="177.8" table:style-name="ce12">
            <text:p>177,8</text:p>
          </table:table-cell>
          <table:table-cell office:value-type="float" office:value="276.39999999999998" table:style-name="ce12">
            <text:p>276,4</text:p>
          </table:table-cell>
          <table:table-cell office:value-type="float" office:value="485" table:style-name="ce12">
            <text:p>485,0</text:p>
          </table:table-cell>
          <table:table-cell office:value-type="float" office:value="617.9" table:style-name="ce12">
            <text:p>617,9</text:p>
          </table:table-cell>
          <table:table-cell office:value-type="float" office:value="619.9" table:style-name="ce12">
            <text:p>619,9</text:p>
          </table:table-cell>
          <table:table-cell office:value-type="float" office:value="4679.3" table:style-name="ce12">
            <text:p>4679,3</text:p>
          </table:table-cell>
          <table:table-cell office:value-type="float" office:value="5429.4" table:style-name="ce12">
            <text:p>5429,4</text:p>
          </table:table-cell>
          <table:table-cell office:value-type="float" office:value="4611.6000000000004" table:style-name="ce12">
            <text:p>4611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0-01T00:00:00" table:style-name="ce10">
            <text:p>Okt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1-01T00:00:00" table:style-name="ce10">
            <text:p>Nov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7.2" table:style-name="ce12">
            <text:p>117,2</text:p>
          </table:table-cell>
          <table:table-cell office:value-type="float" office:value="129.6" table:style-name="ce12">
            <text:p>129,6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178.3" table:style-name="ce12">
            <text:p>178,3</text:p>
          </table:table-cell>
          <table:table-cell office:value-type="float" office:value="277.10000000000002" table:style-name="ce12">
            <text:p>277,1</text:p>
          </table:table-cell>
          <table:table-cell office:value-type="float" office:value="486.3" table:style-name="ce12">
            <text:p>486,3</text:p>
          </table:table-cell>
          <table:table-cell office:value-type="float" office:value="619.6" table:style-name="ce12">
            <text:p>619,6</text:p>
          </table:table-cell>
          <table:table-cell office:value-type="float" office:value="621.70000000000005" table:style-name="ce12">
            <text:p>621,7</text:p>
          </table:table-cell>
          <table:table-cell office:value-type="float" office:value="4692.5" table:style-name="ce12">
            <text:p>4692,5</text:p>
          </table:table-cell>
          <table:table-cell office:value-type="float" office:value="5444.7" table:style-name="ce12">
            <text:p>5444,7</text:p>
          </table:table-cell>
          <table:table-cell office:value-type="float" office:value="4624.5" table:style-name="ce12">
            <text:p>462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2-01T00:00:00" table:style-name="ce10">
            <text:p>Dez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7.4" table:style-name="ce12">
            <text:p>117,4</text:p>
          </table:table-cell>
          <table:table-cell office:value-type="float" office:value="129.80000000000001" table:style-name="ce12">
            <text:p>129,8</text:p>
          </table:table-cell>
          <table:table-cell office:value-type="float" office:value="136.6" table:style-name="ce12">
            <text:p>136,6</text:p>
          </table:table-cell>
          <table:table-cell office:value-type="float" office:value="178.6" table:style-name="ce12">
            <text:p>178,6</text:p>
          </table:table-cell>
          <table:table-cell office:value-type="float" office:value="277.60000000000002" table:style-name="ce12">
            <text:p>277,6</text:p>
          </table:table-cell>
          <table:table-cell office:value-type="float" office:value="487.2" table:style-name="ce12">
            <text:p>487,2</text:p>
          </table:table-cell>
          <table:table-cell office:value-type="float" office:value="620.79999999999995" table:style-name="ce12">
            <text:p>620,8</text:p>
          </table:table-cell>
          <table:table-cell office:value-type="float" office:value="622.79999999999995" table:style-name="ce12">
            <text:p>622,8</text:p>
          </table:table-cell>
          <table:table-cell office:value-type="float" office:value="4701.3" table:style-name="ce12">
            <text:p>4701,3</text:p>
          </table:table-cell>
          <table:table-cell office:value-type="float" office:value="5454.9" table:style-name="ce12">
            <text:p>5454,9</text:p>
          </table:table-cell>
          <table:table-cell office:value-type="float" office:value="4633.2" table:style-name="ce12">
            <text:p>4633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2</text:p>
          </table:table-cell>
          <table:table-cell office:value-type="float" office:value="2.4" table:style-name="ce7">
            <text:p>2,4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8" table:style-name="ce8">
            <text:p>105,8</text:p>
          </table:table-cell>
          <table:table-cell office:value-type="float" office:value="115.9" table:style-name="ce8">
            <text:p>115,9</text:p>
          </table:table-cell>
          <table:table-cell office:value-type="float" office:value="128.19999999999999" table:style-name="ce8">
            <text:p>128,2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76.3" table:style-name="ce8">
            <text:p>176,3</text:p>
          </table:table-cell>
          <table:table-cell office:value-type="float" office:value="274.10000000000002" table:style-name="ce8">
            <text:p>274,1</text:p>
          </table:table-cell>
          <table:table-cell office:value-type="float" office:value="481" table:style-name="ce8">
            <text:p>481,0</text:p>
          </table:table-cell>
          <table:table-cell office:value-type="float" office:value="612.79999999999995" table:style-name="ce8">
            <text:p>612,8</text:p>
          </table:table-cell>
          <table:table-cell office:value-type="float" office:value="614.9" table:style-name="ce8">
            <text:p>614,9</text:p>
          </table:table-cell>
          <table:table-cell office:value-type="float" office:value="4641" table:style-name="ce8">
            <text:p>4641,0</text:p>
          </table:table-cell>
          <table:table-cell office:value-type="float" office:value="5384.9" table:style-name="ce8">
            <text:p>5384,9</text:p>
          </table:table-cell>
          <table:table-cell office:value-type="float" office:value="4573.8" table:style-name="ce8">
            <text:p>4573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1-01T00:00:00" table:style-name="ce10">
            <text:p>Jän.13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6" table:style-name="ce11">
            <text:p>106,6</text:p>
          </table:table-cell>
          <table:table-cell office:value-type="float" office:value="116.7" table:style-name="ce12">
            <text:p>116,7</text:p>
          </table:table-cell>
          <table:table-cell office:value-type="float" office:value="129.1" table:style-name="ce12">
            <text:p>129,1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77.6" table:style-name="ce12">
            <text:p>177,6</text:p>
          </table:table-cell>
          <table:table-cell office:value-type="float" office:value="276.10000000000002" table:style-name="ce12">
            <text:p>276,1</text:p>
          </table:table-cell>
          <table:table-cell office:value-type="float" office:value="484.5" table:style-name="ce12">
            <text:p>484,5</text:p>
          </table:table-cell>
          <table:table-cell office:value-type="float" office:value="617.29999999999995" table:style-name="ce12">
            <text:p>617,3</text:p>
          </table:table-cell>
          <table:table-cell office:value-type="float" office:value="619.29999999999995" table:style-name="ce12">
            <text:p>619,3</text:p>
          </table:table-cell>
          <table:table-cell office:value-type="float" office:value="4674.8999999999996" table:style-name="ce12">
            <text:p>4674,9</text:p>
          </table:table-cell>
          <table:table-cell office:value-type="float" office:value="5424.3" table:style-name="ce12">
            <text:p>5424,3</text:p>
          </table:table-cell>
          <table:table-cell office:value-type="float" office:value="4607.3" table:style-name="ce12">
            <text:p>4607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2-01T00:00:00" table:style-name="ce10">
            <text:p>Feb.13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3-01T00:00:00" table:style-name="ce10">
            <text:p>Mär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8" table:style-name="ce12">
            <text:p>118,0</text:p>
          </table:table-cell>
          <table:table-cell office:value-type="float" office:value="130.5" table:style-name="ce12">
            <text:p>130,5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179.6" table:style-name="ce12">
            <text:p>179,6</text:p>
          </table:table-cell>
          <table:table-cell office:value-type="float" office:value="279.2" table:style-name="ce12">
            <text:p>279,2</text:p>
          </table:table-cell>
          <table:table-cell office:value-type="float" office:value="490" table:style-name="ce12">
            <text:p>490,0</text:p>
          </table:table-cell>
          <table:table-cell office:value-type="float" office:value="624.29999999999995" table:style-name="ce12">
            <text:p>624,3</text:p>
          </table:table-cell>
          <table:table-cell office:value-type="float" office:value="626.29999999999995" table:style-name="ce12">
            <text:p>626,3</text:p>
          </table:table-cell>
          <table:table-cell office:value-type="float" office:value="4727.6000000000004" table:style-name="ce12">
            <text:p>4727,6</text:p>
          </table:table-cell>
          <table:table-cell office:value-type="float" office:value="5485.4" table:style-name="ce12">
            <text:p>5485,4</text:p>
          </table:table-cell>
          <table:table-cell office:value-type="float" office:value="4659.1000000000004" table:style-name="ce12">
            <text:p>465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4-01T00:00:00" table:style-name="ce10">
            <text:p>Apr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9" table:style-name="ce11">
            <text:p>107,9</text:p>
          </table:table-cell>
          <table:table-cell office:value-type="float" office:value="118.2" table:style-name="ce12">
            <text:p>118,2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37.5" table:style-name="ce12">
            <text:p>137,5</text:p>
          </table:table-cell>
          <table:table-cell office:value-type="float" office:value="179.8" table:style-name="ce12">
            <text:p>179,8</text:p>
          </table:table-cell>
          <table:table-cell office:value-type="float" office:value="279.5" table:style-name="ce12">
            <text:p>279,5</text:p>
          </table:table-cell>
          <table:table-cell office:value-type="float" office:value="490.4" table:style-name="ce12">
            <text:p>490,4</text:p>
          </table:table-cell>
          <table:table-cell office:value-type="float" office:value="624.79999999999995" table:style-name="ce12">
            <text:p>624,8</text:p>
          </table:table-cell>
          <table:table-cell office:value-type="float" office:value="626.9" table:style-name="ce12">
            <text:p>626,9</text:p>
          </table:table-cell>
          <table:table-cell office:value-type="float" office:value="4732" table:style-name="ce12">
            <text:p>4732,0</text:p>
          </table:table-cell>
          <table:table-cell office:value-type="float" office:value="5490.5" table:style-name="ce12">
            <text:p>5490,5</text:p>
          </table:table-cell>
          <table:table-cell office:value-type="float" office:value="4663.3999999999996" table:style-name="ce12">
            <text:p>466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5-01T00:00:00" table:style-name="ce10">
            <text:p>Mai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6-01T00:00:00" table:style-name="ce10">
            <text:p>Jun.13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7-01T00:00:00" table:style-name="ce10">
            <text:p>Jul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7.8" table:style-name="ce12">
            <text:p>117,8</text:p>
          </table:table-cell>
          <table:table-cell office:value-type="float" office:value="130.30000000000001" table:style-name="ce12">
            <text:p>130,3</text:p>
          </table:table-cell>
          <table:table-cell office:value-type="float" office:value="137.1" table:style-name="ce12">
            <text:p>137,1</text:p>
          </table:table-cell>
          <table:table-cell office:value-type="float" office:value="179.3" table:style-name="ce12">
            <text:p>179,3</text:p>
          </table:table-cell>
          <table:table-cell office:value-type="float" office:value="278.7" table:style-name="ce12">
            <text:p>278,7</text:p>
          </table:table-cell>
          <table:table-cell office:value-type="float" office:value="489" table:style-name="ce12">
            <text:p>489,0</text:p>
          </table:table-cell>
          <table:table-cell office:value-type="float" office:value="623.1" table:style-name="ce12">
            <text:p>623,1</text:p>
          </table:table-cell>
          <table:table-cell office:value-type="float" office:value="625.20000000000005" table:style-name="ce12">
            <text:p>625,2</text:p>
          </table:table-cell>
          <table:table-cell office:value-type="float" office:value="4718.8" table:style-name="ce12">
            <text:p>4718,8</text:p>
          </table:table-cell>
          <table:table-cell office:value-type="float" office:value="5475.2" table:style-name="ce12">
            <text:p>5475,2</text:p>
          </table:table-cell>
          <table:table-cell office:value-type="float" office:value="4650.5" table:style-name="ce12">
            <text:p>4650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8-01T00:00:00" table:style-name="ce10">
            <text:p>Aug.13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7" table:style-name="ce11">
            <text:p>107,7</text:p>
          </table:table-cell>
          <table:table-cell office:value-type="float" office:value="117.9" table:style-name="ce12">
            <text:p>117,9</text:p>
          </table:table-cell>
          <table:table-cell office:value-type="float" office:value="130.4" table:style-name="ce12">
            <text:p>130,4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179.4" table:style-name="ce12">
            <text:p>179,4</text:p>
          </table:table-cell>
          <table:table-cell office:value-type="float" office:value="278.89999999999998" table:style-name="ce12">
            <text:p>278,9</text:p>
          </table:table-cell>
          <table:table-cell office:value-type="float" office:value="489.5" table:style-name="ce12">
            <text:p>489,5</text:p>
          </table:table-cell>
          <table:table-cell office:value-type="float" office:value="623.70000000000005" table:style-name="ce12">
            <text:p>623,7</text:p>
          </table:table-cell>
          <table:table-cell office:value-type="float" office:value="625.70000000000005" table:style-name="ce12">
            <text:p>625,7</text:p>
          </table:table-cell>
          <table:table-cell office:value-type="float" office:value="4723.2" table:style-name="ce12">
            <text:p>4723,2</text:p>
          </table:table-cell>
          <table:table-cell office:value-type="float" office:value="5480.3" table:style-name="ce12">
            <text:p>5480,3</text:p>
          </table:table-cell>
          <table:table-cell office:value-type="float" office:value="4654.8" table:style-name="ce12">
            <text:p>4654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9-01T00:00:00" table:style-name="ce10">
            <text:p>Sep.13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0-01T00:00:00" table:style-name="ce10">
            <text:p>Okt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4" table:style-name="ce11">
            <text:p>108,4</text:p>
          </table:table-cell>
          <table:table-cell office:value-type="float" office:value="118.7" table:style-name="ce12">
            <text:p>118,7</text:p>
          </table:table-cell>
          <table:table-cell office:value-type="float" office:value="131.30000000000001" table:style-name="ce12">
            <text:p>131,3</text:p>
          </table:table-cell>
          <table:table-cell office:value-type="float" office:value="138.1" table:style-name="ce12">
            <text:p>138,1</text:p>
          </table:table-cell>
          <table:table-cell office:value-type="float" office:value="180.6" table:style-name="ce12">
            <text:p>180,6</text:p>
          </table:table-cell>
          <table:table-cell office:value-type="float" office:value="280.8" table:style-name="ce12">
            <text:p>280,8</text:p>
          </table:table-cell>
          <table:table-cell office:value-type="float" office:value="492.7" table:style-name="ce12">
            <text:p>492,7</text:p>
          </table:table-cell>
          <table:table-cell office:value-type="float" office:value="627.70000000000005" table:style-name="ce12">
            <text:p>627,7</text:p>
          </table:table-cell>
          <table:table-cell office:value-type="float" office:value="629.79999999999995" table:style-name="ce12">
            <text:p>629,8</text:p>
          </table:table-cell>
          <table:table-cell office:value-type="float" office:value="4753.8999999999996" table:style-name="ce12">
            <text:p>4753,9</text:p>
          </table:table-cell>
          <table:table-cell office:value-type="float" office:value="5515.9" table:style-name="ce12">
            <text:p>5515,9</text:p>
          </table:table-cell>
          <table:table-cell office:value-type="float" office:value="4685" table:style-name="ce12">
            <text:p>4685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1-01T00:00:00" table:style-name="ce10">
            <text:p>Nov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2-01T00:00:00" table:style-name="ce10">
            <text:p>Dez.13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2" table:style-name="ce11">
            <text:p>109,2</text:p>
          </table:table-cell>
          <table:table-cell office:value-type="float" office:value="119.6" table:style-name="ce12">
            <text:p>119,6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39.1" table:style-name="ce12">
            <text:p>139,1</text:p>
          </table:table-cell>
          <table:table-cell office:value-type="float" office:value="181.9" table:style-name="ce12">
            <text:p>181,9</text:p>
          </table:table-cell>
          <table:table-cell office:value-type="float" office:value="282.8" table:style-name="ce12">
            <text:p>282,8</text:p>
          </table:table-cell>
          <table:table-cell office:value-type="float" office:value="496.3" table:style-name="ce12">
            <text:p>496,3</text:p>
          </table:table-cell>
          <table:table-cell office:value-type="float" office:value="632.4" table:style-name="ce12">
            <text:p>632,4</text:p>
          </table:table-cell>
          <table:table-cell office:value-type="float" office:value="634.5" table:style-name="ce12">
            <text:p>634,5</text:p>
          </table:table-cell>
          <table:table-cell office:value-type="float" office:value="4789" table:style-name="ce12">
            <text:p>4789,0</text:p>
          </table:table-cell>
          <table:table-cell office:value-type="float" office:value="5556.6" table:style-name="ce12">
            <text:p>5556,6</text:p>
          </table:table-cell>
          <table:table-cell office:value-type="float" office:value="4719.6000000000004" table:style-name="ce12">
            <text:p>4719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3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9" table:style-name="ce8">
            <text:p>107,9</text:p>
          </table:table-cell>
          <table:table-cell office:value-type="float" office:value="118.2" table:style-name="ce8">
            <text:p>118,2</text:p>
          </table:table-cell>
          <table:table-cell office:value-type="float" office:value="130.69999999999999" table:style-name="ce8">
            <text:p>130,7</text:p>
          </table:table-cell>
          <table:table-cell office:value-type="float" office:value="137.5" table:style-name="ce8">
            <text:p>137,5</text:p>
          </table:table-cell>
          <table:table-cell office:value-type="float" office:value="179.8" table:style-name="ce8">
            <text:p>179,8</text:p>
          </table:table-cell>
          <table:table-cell office:value-type="float" office:value="279.60000000000002" table:style-name="ce8">
            <text:p>279,6</text:p>
          </table:table-cell>
          <table:table-cell office:value-type="float" office:value="490.6" table:style-name="ce8">
            <text:p>490,6</text:p>
          </table:table-cell>
          <table:table-cell office:value-type="float" office:value="625.1" table:style-name="ce8">
            <text:p>625,1</text:p>
          </table:table-cell>
          <table:table-cell office:value-type="float" office:value="627.20000000000005" table:style-name="ce8">
            <text:p>627,2</text:p>
          </table:table-cell>
          <table:table-cell office:value-type="float" office:value="4733.8" table:style-name="ce8">
            <text:p>4733,8</text:p>
          </table:table-cell>
          <table:table-cell office:value-type="float" office:value="5492.6" table:style-name="ce8">
            <text:p>5492,6</text:p>
          </table:table-cell>
          <table:table-cell office:value-type="float" office:value="4665.2" table:style-name="ce8">
            <text:p>466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1-01T00:00:00" table:style-name="ce10">
            <text:p>Jän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3" table:style-name="ce11">
            <text:p>108,3</text:p>
          </table:table-cell>
          <table:table-cell office:value-type="float" office:value="118.6" table:style-name="ce12">
            <text:p>118,6</text:p>
          </table:table-cell>
          <table:table-cell office:value-type="float" office:value="131.19999999999999" table:style-name="ce12">
            <text:p>131,2</text:p>
          </table:table-cell>
          <table:table-cell office:value-type="float" office:value="138" table:style-name="ce12">
            <text:p>138,0</text:p>
          </table:table-cell>
          <table:table-cell office:value-type="float" office:value="180.4" table:style-name="ce12">
            <text:p>180,4</text:p>
          </table:table-cell>
          <table:table-cell office:value-type="float" office:value="280.5" table:style-name="ce12">
            <text:p>280,5</text:p>
          </table:table-cell>
          <table:table-cell office:value-type="float" office:value="492.2" table:style-name="ce12">
            <text:p>492,2</text:p>
          </table:table-cell>
          <table:table-cell office:value-type="float" office:value="627.20000000000005" table:style-name="ce12">
            <text:p>627,2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4749.5" table:style-name="ce12">
            <text:p>4749,5</text:p>
          </table:table-cell>
          <table:table-cell office:value-type="float" office:value="5510.8" table:style-name="ce12">
            <text:p>5510,8</text:p>
          </table:table-cell>
          <table:table-cell office:value-type="float" office:value="4680.7" table:style-name="ce12">
            <text:p>4680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2-01T00:00:00" table:style-name="ce10">
            <text:p>Feb.14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3-01T00:00:00" table:style-name="ce10">
            <text:p>Mä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6" table:style-name="ce11">
            <text:p>109,6</text:p>
          </table:table-cell>
          <table:table-cell office:value-type="float" office:value="120" table:style-name="ce12">
            <text:p>120,0</text:p>
          </table:table-cell>
          <table:table-cell office:value-type="float" office:value="132.69999999999999" table:style-name="ce12">
            <text:p>132,7</text:p>
          </table:table-cell>
          <table:table-cell office:value-type="float" office:value="139.6" table:style-name="ce12">
            <text:p>139,6</text:p>
          </table:table-cell>
          <table:table-cell office:value-type="float" office:value="182.6" table:style-name="ce12">
            <text:p>182,6</text:p>
          </table:table-cell>
          <table:table-cell office:value-type="float" office:value="283.89999999999998" table:style-name="ce12">
            <text:p>283,9</text:p>
          </table:table-cell>
          <table:table-cell office:value-type="float" office:value="498.1" table:style-name="ce12">
            <text:p>498,1</text:p>
          </table:table-cell>
          <table:table-cell office:value-type="float" office:value="634.70000000000005" table:style-name="ce12">
            <text:p>634,7</text:p>
          </table:table-cell>
          <table:table-cell office:value-type="float" office:value="636.79999999999995" table:style-name="ce12">
            <text:p>636,8</text:p>
          </table:table-cell>
          <table:table-cell office:value-type="float" office:value="4806.5" table:style-name="ce12">
            <text:p>4806,5</text:p>
          </table:table-cell>
          <table:table-cell office:value-type="float" office:value="5577" table:style-name="ce12">
            <text:p>5577,0</text:p>
          </table:table-cell>
          <table:table-cell office:value-type="float" office:value="4736.8999999999996" table:style-name="ce12">
            <text:p>473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4-01T00:00:00" table:style-name="ce10">
            <text:p>Ap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7" table:style-name="ce11">
            <text:p>109,7</text:p>
          </table:table-cell>
          <table:table-cell office:value-type="float" office:value="120.1" table:style-name="ce12">
            <text:p>120,1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82.8" table:style-name="ce12">
            <text:p>182,8</text:p>
          </table:table-cell>
          <table:table-cell office:value-type="float" office:value="284.10000000000002" table:style-name="ce12">
            <text:p>284,1</text:p>
          </table:table-cell>
          <table:table-cell office:value-type="float" office:value="498.6" table:style-name="ce12">
            <text:p>498,6</text:p>
          </table:table-cell>
          <table:table-cell office:value-type="float" office:value="635.29999999999995" table:style-name="ce12">
            <text:p>635,3</text:p>
          </table:table-cell>
          <table:table-cell office:value-type="float" office:value="637.4" table:style-name="ce12">
            <text:p>637,4</text:p>
          </table:table-cell>
          <table:table-cell office:value-type="float" office:value="4810.8999999999996" table:style-name="ce12">
            <text:p>4810,9</text:p>
          </table:table-cell>
          <table:table-cell office:value-type="float" office:value="5582.1" table:style-name="ce12">
            <text:p>5582,1</text:p>
          </table:table-cell>
          <table:table-cell office:value-type="float" office:value="4741.2" table:style-name="ce12">
            <text:p>4741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5-01T00:00:00" table:style-name="ce10">
            <text:p>Mai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" table:style-name="ce11">
            <text:p>110,0</text:p>
          </table:table-cell>
          <table:table-cell office:value-type="float" office:value="120.5" table:style-name="ce12">
            <text:p>120,5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140.1" table:style-name="ce12">
            <text:p>140,1</text:p>
          </table:table-cell>
          <table:table-cell office:value-type="float" office:value="183.3" table:style-name="ce12">
            <text:p>183,3</text:p>
          </table:table-cell>
          <table:table-cell office:value-type="float" office:value="284.89999999999998" table:style-name="ce12">
            <text:p>284,9</text:p>
          </table:table-cell>
          <table:table-cell office:value-type="float" office:value="500" table:style-name="ce12">
            <text:p>500,0</text:p>
          </table:table-cell>
          <table:table-cell office:value-type="float" office:value="637" table:style-name="ce12">
            <text:p>637,0</text:p>
          </table:table-cell>
          <table:table-cell office:value-type="float" office:value="639.1" table:style-name="ce12">
            <text:p>639,1</text:p>
          </table:table-cell>
          <table:table-cell office:value-type="float" office:value="4824.1000000000004" table:style-name="ce12">
            <text:p>4824,1</text:p>
          </table:table-cell>
          <table:table-cell office:value-type="float" office:value="5597.4" table:style-name="ce12">
            <text:p>5597,4</text:p>
          </table:table-cell>
          <table:table-cell office:value-type="float" office:value="4754.2" table:style-name="ce12">
            <text:p>4754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6-01T00:00:00" table:style-name="ce10">
            <text:p>Jun.14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7-01T00:00:00" table:style-name="ce10">
            <text:p>Jul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8-01T00:00:00" table:style-name="ce10">
            <text:p>Aug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9-01T00:00:00" table:style-name="ce10">
            <text:p>Sep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2" table:style-name="ce11">
            <text:p>110,2</text:p>
          </table:table-cell>
          <table:table-cell office:value-type="float" office:value="120.7" table:style-name="ce12">
            <text:p>120,7</text:p>
          </table:table-cell>
          <table:table-cell office:value-type="float" office:value="133.5" table:style-name="ce12">
            <text:p>133,5</text:p>
          </table:table-cell>
          <table:table-cell office:value-type="float" office:value="140.4" table:style-name="ce12">
            <text:p>140,4</text:p>
          </table:table-cell>
          <table:table-cell office:value-type="float" office:value="183.6" table:style-name="ce12">
            <text:p>183,6</text:p>
          </table:table-cell>
          <table:table-cell office:value-type="float" office:value="285.39999999999998" table:style-name="ce12">
            <text:p>285,4</text:p>
          </table:table-cell>
          <table:table-cell office:value-type="float" office:value="500.9" table:style-name="ce12">
            <text:p>500,9</text:p>
          </table:table-cell>
          <table:table-cell office:value-type="float" office:value="638.20000000000005" table:style-name="ce12">
            <text:p>638,2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4832.8" table:style-name="ce12">
            <text:p>4832,8</text:p>
          </table:table-cell>
          <table:table-cell office:value-type="float" office:value="5607.5" table:style-name="ce12">
            <text:p>5607,5</text:p>
          </table:table-cell>
          <table:table-cell office:value-type="float" office:value="4762.8" table:style-name="ce12">
            <text:p>4762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0-01T00:00:00" table:style-name="ce10">
            <text:p>Okt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1-01T00:00:00" table:style-name="ce10">
            <text:p>Nov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2-01T00:00:00" table:style-name="ce10">
            <text:p>Dez.14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4</text:p>
          </table:table-cell>
          <table:table-cell office:value-type="float" office:value="1.7" table:style-name="ce7">
            <text:p>1,7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9.7" table:style-name="ce8">
            <text:p>109,7</text:p>
          </table:table-cell>
          <table:table-cell office:value-type="float" office:value="120.1" table:style-name="ce8">
            <text:p>120,1</text:p>
          </table:table-cell>
          <table:table-cell office:value-type="float" office:value="132.80000000000001" table:style-name="ce8">
            <text:p>132,8</text:p>
          </table:table-cell>
          <table:table-cell office:value-type="float" office:value="139.69999999999999" table:style-name="ce8">
            <text:p>139,7</text:p>
          </table:table-cell>
          <table:table-cell office:value-type="float" office:value="182.7" table:style-name="ce8">
            <text:p>182,7</text:p>
          </table:table-cell>
          <table:table-cell office:value-type="float" office:value="284.10000000000002" table:style-name="ce8">
            <text:p>284,1</text:p>
          </table:table-cell>
          <table:table-cell office:value-type="float" office:value="498.5" table:style-name="ce8">
            <text:p>498,5</text:p>
          </table:table-cell>
          <table:table-cell office:value-type="float" office:value="635.1" table:style-name="ce8">
            <text:p>635,1</text:p>
          </table:table-cell>
          <table:table-cell office:value-type="float" office:value="637.20000000000005" table:style-name="ce8">
            <text:p>637,2</text:p>
          </table:table-cell>
          <table:table-cell office:value-type="float" office:value="4809.8" table:style-name="ce8">
            <text:p>4809,8</text:p>
          </table:table-cell>
          <table:table-cell office:value-type="float" office:value="5580.8" table:style-name="ce8">
            <text:p>5580,8</text:p>
          </table:table-cell>
          <table:table-cell office:value-type="float" office:value="4740.2" table:style-name="ce8">
            <text:p>474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1-01T00:00:00" table:style-name="ce10">
            <text:p>Jän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1" table:style-name="ce11">
            <text:p>109,1</text:p>
          </table:table-cell>
          <table:table-cell office:value-type="float" office:value="119.5" table:style-name="ce12">
            <text:p>119,5</text:p>
          </table:table-cell>
          <table:table-cell office:value-type="float" office:value="132.1" table:style-name="ce12">
            <text:p>132,1</text:p>
          </table:table-cell>
          <table:table-cell office:value-type="float" office:value="139" table:style-name="ce12">
            <text:p>139,0</text:p>
          </table:table-cell>
          <table:table-cell office:value-type="float" office:value="181.8" table:style-name="ce12">
            <text:p>181,8</text:p>
          </table:table-cell>
          <table:table-cell office:value-type="float" office:value="282.60000000000002" table:style-name="ce12">
            <text:p>282,6</text:p>
          </table:table-cell>
          <table:table-cell office:value-type="float" office:value="495.9" table:style-name="ce12">
            <text:p>495,9</text:p>
          </table:table-cell>
          <table:table-cell office:value-type="float" office:value="631.79999999999995" table:style-name="ce12">
            <text:p>631,8</text:p>
          </table:table-cell>
          <table:table-cell office:value-type="float" office:value="633.9" table:style-name="ce12">
            <text:p>633,9</text:p>
          </table:table-cell>
          <table:table-cell office:value-type="float" office:value="4784.6000000000004" table:style-name="ce12">
            <text:p>4784,6</text:p>
          </table:table-cell>
          <table:table-cell office:value-type="float" office:value="5551.6" table:style-name="ce12">
            <text:p>5551,6</text:p>
          </table:table-cell>
          <table:table-cell office:value-type="float" office:value="4715.3" table:style-name="ce12">
            <text:p>4715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2-01T00:00:00" table:style-name="ce10">
            <text:p>Feb.15</text:p>
          </table:table-cell>
          <table:table-cell office:value-type="float" office:value="0.8" table:style-name="ce11">
            <text:p>0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19.8" table:style-name="ce12">
            <text:p>119,8</text:p>
          </table:table-cell>
          <table:table-cell office:value-type="float" office:value="132.5" table:style-name="ce12">
            <text:p>132,5</text:p>
          </table:table-cell>
          <table:table-cell office:value-type="float" office:value="139.4" table:style-name="ce12">
            <text:p>139,4</text:p>
          </table:table-cell>
          <table:table-cell office:value-type="float" office:value="182.3" table:style-name="ce12">
            <text:p>182,3</text:p>
          </table:table-cell>
          <table:table-cell office:value-type="float" office:value="283.3" table:style-name="ce12">
            <text:p>283,3</text:p>
          </table:table-cell>
          <table:table-cell office:value-type="float" office:value="497.2" table:style-name="ce12">
            <text:p>497,2</text:p>
          </table:table-cell>
          <table:table-cell office:value-type="float" office:value="633.5" table:style-name="ce12">
            <text:p>633,5</text:p>
          </table:table-cell>
          <table:table-cell office:value-type="float" office:value="635.6" table:style-name="ce12">
            <text:p>635,6</text:p>
          </table:table-cell>
          <table:table-cell office:value-type="float" office:value="4797.7" table:style-name="ce12">
            <text:p>4797,7</text:p>
          </table:table-cell>
          <table:table-cell office:value-type="float" office:value="5566.8" table:style-name="ce12">
            <text:p>5566,8</text:p>
          </table:table-cell>
          <table:table-cell office:value-type="float" office:value="4728.3" table:style-name="ce12">
            <text:p>4728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3-01T00:00:00" table:style-name="ce10">
            <text:p>Mä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7" table:style-name="ce11">
            <text:p>110,7</text:p>
          </table:table-cell>
          <table:table-cell office:value-type="float" office:value="121.2" table:style-name="ce12">
            <text:p>121,2</text:p>
          </table:table-cell>
          <table:table-cell office:value-type="float" office:value="134.1" table:style-name="ce12">
            <text:p>134,1</text:p>
          </table:table-cell>
          <table:table-cell office:value-type="float" office:value="141" table:style-name="ce12">
            <text:p>141,0</text:p>
          </table:table-cell>
          <table:table-cell office:value-type="float" office:value="184.4" table:style-name="ce12">
            <text:p>184,4</text:p>
          </table:table-cell>
          <table:table-cell office:value-type="float" office:value="286.7" table:style-name="ce12">
            <text:p>286,7</text:p>
          </table:table-cell>
          <table:table-cell office:value-type="float" office:value="503.1" table:style-name="ce12">
            <text:p>503,1</text:p>
          </table:table-cell>
          <table:table-cell office:value-type="float" office:value="641.1" table:style-name="ce12">
            <text:p>641,1</text:p>
          </table:table-cell>
          <table:table-cell office:value-type="float" office:value="643.20000000000005" table:style-name="ce12">
            <text:p>643,2</text:p>
          </table:table-cell>
          <table:table-cell office:value-type="float" office:value="4854.7" table:style-name="ce12">
            <text:p>4854,7</text:p>
          </table:table-cell>
          <table:table-cell office:value-type="float" office:value="5633" table:style-name="ce12">
            <text:p>5633,0</text:p>
          </table:table-cell>
          <table:table-cell office:value-type="float" office:value="4784.5" table:style-name="ce12">
            <text:p>478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4-01T00:00:00" table:style-name="ce10">
            <text:p>Ap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5-01T00:00:00" table:style-name="ce10">
            <text:p>Mai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1" table:style-name="ce11">
            <text:p>111,1</text:p>
          </table:table-cell>
          <table:table-cell office:value-type="float" office:value="121.7" table:style-name="ce12">
            <text:p>121,7</text:p>
          </table:table-cell>
          <table:table-cell office:value-type="float" office:value="134.5" table:style-name="ce12">
            <text:p>134,5</text:p>
          </table:table-cell>
          <table:table-cell office:value-type="float" office:value="141.5" table:style-name="ce12">
            <text:p>141,5</text:p>
          </table:table-cell>
          <table:table-cell office:value-type="float" office:value="185.1" table:style-name="ce12">
            <text:p>185,1</text:p>
          </table:table-cell>
          <table:table-cell office:value-type="float" office:value="287.7" table:style-name="ce12">
            <text:p>287,7</text:p>
          </table:table-cell>
          <table:table-cell office:value-type="float" office:value="504.9" table:style-name="ce12">
            <text:p>504,9</text:p>
          </table:table-cell>
          <table:table-cell office:value-type="float" office:value="643.4" table:style-name="ce12">
            <text:p>643,4</text:p>
          </table:table-cell>
          <table:table-cell office:value-type="float" office:value="645.5" table:style-name="ce12">
            <text:p>645,5</text:p>
          </table:table-cell>
          <table:table-cell office:value-type="float" office:value="4872.3" table:style-name="ce12">
            <text:p>4872,3</text:p>
          </table:table-cell>
          <table:table-cell office:value-type="float" office:value="5653.3" table:style-name="ce12">
            <text:p>5653,3</text:p>
          </table:table-cell>
          <table:table-cell office:value-type="float" office:value="4801.7" table:style-name="ce12">
            <text:p>4801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6-01T00:00:00" table:style-name="ce10">
            <text:p>Jun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2" table:style-name="ce11">
            <text:p>111,2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4" table:style-name="ce12">
            <text:p>505,4</text:p>
          </table:table-cell>
          <table:table-cell office:value-type="float" office:value="644" table:style-name="ce12">
            <text:p>644,0</text:p>
          </table:table-cell>
          <table:table-cell office:value-type="float" office:value="646.1" table:style-name="ce12">
            <text:p>646,1</text:p>
          </table:table-cell>
          <table:table-cell office:value-type="float" office:value="4876.7" table:style-name="ce12">
            <text:p>4876,7</text:p>
          </table:table-cell>
          <table:table-cell office:value-type="float" office:value="5658.4" table:style-name="ce12">
            <text:p>5658,4</text:p>
          </table:table-cell>
          <table:table-cell office:value-type="float" office:value="4806.1000000000004" table:style-name="ce12">
            <text:p>480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7-01T00:00:00" table:style-name="ce10">
            <text:p>Jul.15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8-01T00:00:00" table:style-name="ce10">
            <text:p>Aug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3" table:style-name="ce12">
            <text:p>184,3</text:p>
          </table:table-cell>
          <table:table-cell office:value-type="float" office:value="286.5" table:style-name="ce12">
            <text:p>286,5</text:p>
          </table:table-cell>
          <table:table-cell office:value-type="float" office:value="502.7" table:style-name="ce12">
            <text:p>502,7</text:p>
          </table:table-cell>
          <table:table-cell office:value-type="float" office:value="640.5" table:style-name="ce12">
            <text:p>640,5</text:p>
          </table:table-cell>
          <table:table-cell office:value-type="float" office:value="642.6" table:style-name="ce12">
            <text:p>642,6</text:p>
          </table:table-cell>
          <table:table-cell office:value-type="float" office:value="4850.3999999999996" table:style-name="ce12">
            <text:p>4850,4</text:p>
          </table:table-cell>
          <table:table-cell office:value-type="float" office:value="5627.9" table:style-name="ce12">
            <text:p>5627,9</text:p>
          </table:table-cell>
          <table:table-cell office:value-type="float" office:value="4780.1000000000004" table:style-name="ce12">
            <text:p>4780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9-01T00:00:00" table:style-name="ce10">
            <text:p>Sep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0-01T00:00:00" table:style-name="ce10">
            <text:p>Okt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9" table:style-name="ce11">
            <text:p>110,9</text:p>
          </table:table-cell>
          <table:table-cell office:value-type="float" office:value="121.4" table:style-name="ce12">
            <text:p>121,4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41.30000000000001" table:style-name="ce12">
            <text:p>141,3</text:p>
          </table:table-cell>
          <table:table-cell office:value-type="float" office:value="184.8" table:style-name="ce12">
            <text:p>184,8</text:p>
          </table:table-cell>
          <table:table-cell office:value-type="float" office:value="287.2" table:style-name="ce12">
            <text:p>287,2</text:p>
          </table:table-cell>
          <table:table-cell office:value-type="float" office:value="504" table:style-name="ce12">
            <text:p>504,0</text:p>
          </table:table-cell>
          <table:table-cell office:value-type="float" office:value="642.20000000000005" table:style-name="ce12">
            <text:p>642,2</text:p>
          </table:table-cell>
          <table:table-cell office:value-type="float" office:value="644.29999999999995" table:style-name="ce12">
            <text:p>644,3</text:p>
          </table:table-cell>
          <table:table-cell office:value-type="float" office:value="4863.5" table:style-name="ce12">
            <text:p>4863,5</text:p>
          </table:table-cell>
          <table:table-cell office:value-type="float" office:value="5643.1" table:style-name="ce12">
            <text:p>5643,1</text:p>
          </table:table-cell>
          <table:table-cell office:value-type="float" office:value="4793.1000000000004" table:style-name="ce12">
            <text:p>4793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1-01T00:00:00" table:style-name="ce10">
            <text:p>Nov.15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2-01T00:00:00" table:style-name="ce10">
            <text:p>Dez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4" table:style-name="ce11">
            <text:p>111,4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1.9" table:style-name="ce12">
            <text:p>141,9</text:p>
          </table:table-cell>
          <table:table-cell office:value-type="float" office:value="185.6" table:style-name="ce12">
            <text:p>185,6</text:p>
          </table:table-cell>
          <table:table-cell office:value-type="float" office:value="288.5" table:style-name="ce12">
            <text:p>288,5</text:p>
          </table:table-cell>
          <table:table-cell office:value-type="float" office:value="506.3" table:style-name="ce12">
            <text:p>506,3</text:p>
          </table:table-cell>
          <table:table-cell office:value-type="float" office:value="645.1" table:style-name="ce12">
            <text:p>645,1</text:p>
          </table:table-cell>
          <table:table-cell office:value-type="float" office:value="647.20000000000005" table:style-name="ce12">
            <text:p>647,2</text:p>
          </table:table-cell>
          <table:table-cell office:value-type="float" office:value="4885.3999999999996" table:style-name="ce12">
            <text:p>4885,4</text:p>
          </table:table-cell>
          <table:table-cell office:value-type="float" office:value="5668.6" table:style-name="ce12">
            <text:p>5668,6</text:p>
          </table:table-cell>
          <table:table-cell office:value-type="float" office:value="4814.7" table:style-name="ce12">
            <text:p>4814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5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7" table:style-name="ce8">
            <text:p>110,7</text:p>
          </table:table-cell>
          <table:table-cell office:value-type="float" office:value="121.2" table:style-name="ce8">
            <text:p>121,2</text:p>
          </table:table-cell>
          <table:table-cell office:value-type="float" office:value="134" table:style-name="ce8">
            <text:p>134,0</text:p>
          </table:table-cell>
          <table:table-cell office:value-type="float" office:value="141" table:style-name="ce8">
            <text:p>141,0</text:p>
          </table:table-cell>
          <table:table-cell office:value-type="float" office:value="184.4" table:style-name="ce8">
            <text:p>184,4</text:p>
          </table:table-cell>
          <table:table-cell office:value-type="float" office:value="286.60000000000002" table:style-name="ce8">
            <text:p>286,6</text:p>
          </table:table-cell>
          <table:table-cell office:value-type="float" office:value="503" table:style-name="ce8">
            <text:p>503,0</text:p>
          </table:table-cell>
          <table:table-cell office:value-type="float" office:value="640.9" table:style-name="ce8">
            <text:p>640,9</text:p>
          </table:table-cell>
          <table:table-cell office:value-type="float" office:value="643" table:style-name="ce8">
            <text:p>643,0</text:p>
          </table:table-cell>
          <table:table-cell office:value-type="float" office:value="4853.3" table:style-name="ce8">
            <text:p>4853,3</text:p>
          </table:table-cell>
          <table:table-cell office:value-type="float" office:value="5631.3" table:style-name="ce8">
            <text:p>5631,3</text:p>
          </table:table-cell>
          <table:table-cell office:value-type="float" office:value="4783" table:style-name="ce8">
            <text:p>4783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1-01T00:00:00" table:style-name="ce10">
            <text:p>Jän.16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99.8" table:style-name="ce11">
            <text:p>99,8</text:p>
          </table:table-cell>
          <table:table-cell office:value-type="float" office:value="110.5" table:style-name="ce11">
            <text:p>110,5</text:p>
          </table:table-cell>
          <table:table-cell office:value-type="float" office:value="121" table:style-name="ce12">
            <text:p>121,0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0.69999999999999" table:style-name="ce12">
            <text:p>140,7</text:p>
          </table:table-cell>
          <table:table-cell office:value-type="float" office:value="184" table:style-name="ce12">
            <text:p>184,0</text:p>
          </table:table-cell>
          <table:table-cell office:value-type="float" office:value="286" table:style-name="ce12">
            <text:p>286,0</text:p>
          </table:table-cell>
          <table:table-cell office:value-type="float" office:value="502" table:style-name="ce12">
            <text:p>502,0</text:p>
          </table:table-cell>
          <table:table-cell office:value-type="float" office:value="639.6" table:style-name="ce12">
            <text:p>639,6</text:p>
          </table:table-cell>
          <table:table-cell office:value-type="float" office:value="641.70000000000005" table:style-name="ce12">
            <text:p>641,7</text:p>
          </table:table-cell>
          <table:table-cell office:value-type="float" office:value="4843.6000000000004" table:style-name="ce12">
            <text:p>4843,6</text:p>
          </table:table-cell>
          <table:table-cell office:value-type="float" office:value="5620" table:style-name="ce12">
            <text:p>5620,0</text:p>
          </table:table-cell>
          <table:table-cell office:value-type="float" office:value="4773.3999999999996" table:style-name="ce12">
            <text:p>477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2-01T00:00:00" table:style-name="ce10">
            <text:p>Feb.16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float" office:value="99.9" table:style-name="ce11">
            <text:p>99,9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2" table:style-name="ce12">
            <text:p>184,2</text:p>
          </table:table-cell>
          <table:table-cell office:value-type="float" office:value="286.3" table:style-name="ce12">
            <text:p>286,3</text:p>
          </table:table-cell>
          <table:table-cell office:value-type="float" office:value="502.5" table:style-name="ce12">
            <text:p>502,5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642.4" table:style-name="ce12">
            <text:p>642,4</text:p>
          </table:table-cell>
          <table:table-cell office:value-type="float" office:value="4848.3999999999996" table:style-name="ce12">
            <text:p>4848,4</text:p>
          </table:table-cell>
          <table:table-cell office:value-type="float" office:value="5625.7" table:style-name="ce12">
            <text:p>5625,7</text:p>
          </table:table-cell>
          <table:table-cell office:value-type="float" office:value="4778.2" table:style-name="ce12">
            <text:p>477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3-01T00:00:00" table:style-name="ce10">
            <text:p>Mär.16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4-01T00:00:00" table:style-name="ce10">
            <text:p>Apr.16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5-01T00:00:00" table:style-name="ce10">
            <text:p>Mai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1" table:style-name="ce11">
            <text:p>101,0</text:p>
          </table:table-cell>
          <table:table-cell office:value-type="float" office:value="111.8" table:style-name="ce11">
            <text:p>111,8</text:p>
          </table:table-cell>
          <table:table-cell office:value-type="float" office:value="122.4" table:style-name="ce12">
            <text:p>122,4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142.4" table:style-name="ce12">
            <text:p>142,4</text:p>
          </table:table-cell>
          <table:table-cell office:value-type="float" office:value="186.2" table:style-name="ce12">
            <text:p>186,2</text:p>
          </table:table-cell>
          <table:table-cell office:value-type="float" office:value="289.5" table:style-name="ce12">
            <text:p>289,5</text:p>
          </table:table-cell>
          <table:table-cell office:value-type="float" office:value="508" table:style-name="ce12">
            <text:p>508,0</text:p>
          </table:table-cell>
          <table:table-cell office:value-type="float" office:value="647.29999999999995" table:style-name="ce12">
            <text:p>647,3</text:p>
          </table:table-cell>
          <table:table-cell office:value-type="float" office:value="649.4" table:style-name="ce12">
            <text:p>649,4</text:p>
          </table:table-cell>
          <table:table-cell office:value-type="float" office:value="4901.8" table:style-name="ce12">
            <text:p>4901,8</text:p>
          </table:table-cell>
          <table:table-cell office:value-type="float" office:value="5687.6" table:style-name="ce12">
            <text:p>5687,6</text:p>
          </table:table-cell>
          <table:table-cell office:value-type="float" office:value="4830.8" table:style-name="ce12">
            <text:p>4830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6-01T00:00:00" table:style-name="ce10">
            <text:p>Jun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1.1" table:style-name="ce11">
            <text:p>101,1</text:p>
          </table:table-cell>
          <table:table-cell office:value-type="float" office:value="111.9" table:style-name="ce11">
            <text:p>111,9</text:p>
          </table:table-cell>
          <table:table-cell office:value-type="float" office:value="122.5" table:style-name="ce12">
            <text:p>122,5</text:p>
          </table:table-cell>
          <table:table-cell office:value-type="float" office:value="135.5" table:style-name="ce12">
            <text:p>135,5</text:p>
          </table:table-cell>
          <table:table-cell office:value-type="float" office:value="142.6" table:style-name="ce12">
            <text:p>142,6</text:p>
          </table:table-cell>
          <table:table-cell office:value-type="float" office:value="186.4" table:style-name="ce12">
            <text:p>186,4</text:p>
          </table:table-cell>
          <table:table-cell office:value-type="float" office:value="289.8" table:style-name="ce12">
            <text:p>289,8</text:p>
          </table:table-cell>
          <table:table-cell office:value-type="float" office:value="508.5" table:style-name="ce12">
            <text:p>508,5</text:p>
          </table:table-cell>
          <table:table-cell office:value-type="float" office:value="647.9" table:style-name="ce12">
            <text:p>647,9</text:p>
          </table:table-cell>
          <table:table-cell office:value-type="float" office:value="650.1" table:style-name="ce12">
            <text:p>650,1</text:p>
          </table:table-cell>
          <table:table-cell office:value-type="float" office:value="4906.7" table:style-name="ce12">
            <text:p>4906,7</text:p>
          </table:table-cell>
          <table:table-cell office:value-type="float" office:value="5693.2" table:style-name="ce12">
            <text:p>5693,2</text:p>
          </table:table-cell>
          <table:table-cell office:value-type="float" office:value="4835.6000000000004" table:style-name="ce12">
            <text:p>4835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7-01T00:00:00" table:style-name="ce10">
            <text:p>Jul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8-01T00:00:00" table:style-name="ce10">
            <text:p>Aug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0.5" table:style-name="ce11">
            <text:p>100,5</text:p>
          </table:table-cell>
          <table:table-cell office:value-type="float" office:value="111.3" table:style-name="ce11">
            <text:p>111,3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5" table:style-name="ce12">
            <text:p>505,5</text:p>
          </table:table-cell>
          <table:table-cell office:value-type="float" office:value="644.1" table:style-name="ce12">
            <text:p>644,1</text:p>
          </table:table-cell>
          <table:table-cell office:value-type="float" office:value="646.20000000000005" table:style-name="ce12">
            <text:p>646,2</text:p>
          </table:table-cell>
          <table:table-cell office:value-type="float" office:value="4877.6000000000004" table:style-name="ce12">
            <text:p>4877,6</text:p>
          </table:table-cell>
          <table:table-cell office:value-type="float" office:value="5659.5" table:style-name="ce12">
            <text:p>5659,5</text:p>
          </table:table-cell>
          <table:table-cell office:value-type="float" office:value="4806.8999999999996" table:style-name="ce12">
            <text:p>480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9-01T00:00:00" table:style-name="ce10">
            <text:p>Sep.16</text:p>
          </table:table-cell>
          <table:table-cell office:value-type="float" office:value="0.9" table:style-name="ce11">
            <text:p>0,9</text:p>
          </table:table-cell>
          <table:table-cell office:value-type="string" table:style-name="ce11">
            <text:p>.</text:p>
          </table:table-cell>
          <table:table-cell office:value-type="float" office:value="101.2" table:style-name="ce11">
            <text:p>101,2</text:p>
          </table:table-cell>
          <table:table-cell office:value-type="float" office:value="112" table:style-name="ce11">
            <text:p>112,0</text:p>
          </table:table-cell>
          <table:table-cell office:value-type="float" office:value="122.7" table:style-name="ce12">
            <text:p>122,7</text:p>
          </table:table-cell>
          <table:table-cell office:value-type="float" office:value="135.6" table:style-name="ce12">
            <text:p>135,6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86.6" table:style-name="ce12">
            <text:p>186,6</text:p>
          </table:table-cell>
          <table:table-cell office:value-type="float" office:value="290" table:style-name="ce12">
            <text:p>290,0</text:p>
          </table:table-cell>
          <table:table-cell office:value-type="float" office:value="509" table:style-name="ce12">
            <text:p>509,0</text:p>
          </table:table-cell>
          <table:table-cell office:value-type="float" office:value="648.6" table:style-name="ce12">
            <text:p>648,6</text:p>
          </table:table-cell>
          <table:table-cell office:value-type="float" office:value="650.70000000000005" table:style-name="ce12">
            <text:p>650,7</text:p>
          </table:table-cell>
          <table:table-cell office:value-type="float" office:value="4911.5" table:style-name="ce12">
            <text:p>4911,5</text:p>
          </table:table-cell>
          <table:table-cell office:value-type="float" office:value="5698.9" table:style-name="ce12">
            <text:p>5698,9</text:p>
          </table:table-cell>
          <table:table-cell office:value-type="float" office:value="4840.3999999999996" table:style-name="ce12">
            <text:p>4840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0-01T00:00:00" table:style-name="ce10">
            <text:p>Okt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1.5" table:style-name="ce11">
            <text:p>101,5</text:p>
          </table:table-cell>
          <table:table-cell office:value-type="float" office:value="112.4" table:style-name="ce11">
            <text:p>112,4</text:p>
          </table:table-cell>
          <table:table-cell office:value-type="float" office:value="123" table:style-name="ce12">
            <text:p>123,0</text:p>
          </table:table-cell>
          <table:table-cell office:value-type="float" office:value="136" table:style-name="ce12">
            <text:p>136,0</text:p>
          </table:table-cell>
          <table:table-cell office:value-type="float" office:value="143.1" table:style-name="ce12">
            <text:p>143,1</text:p>
          </table:table-cell>
          <table:table-cell office:value-type="float" office:value="187.2" table:style-name="ce12">
            <text:p>187,2</text:p>
          </table:table-cell>
          <table:table-cell office:value-type="float" office:value="290.89999999999998" table:style-name="ce12">
            <text:p>290,9</text:p>
          </table:table-cell>
          <table:table-cell office:value-type="float" office:value="510.5" table:style-name="ce12">
            <text:p>510,5</text:p>
          </table:table-cell>
          <table:table-cell office:value-type="float" office:value="650.5" table:style-name="ce12">
            <text:p>650,5</text:p>
          </table:table-cell>
          <table:table-cell office:value-type="float" office:value="652.6" table:style-name="ce12">
            <text:p>652,6</text:p>
          </table:table-cell>
          <table:table-cell office:value-type="float" office:value="4926.1000000000004" table:style-name="ce12">
            <text:p>4926,1</text:p>
          </table:table-cell>
          <table:table-cell office:value-type="float" office:value="5715.8" table:style-name="ce12">
            <text:p>5715,8</text:p>
          </table:table-cell>
          <table:table-cell office:value-type="float" office:value="4854.7" table:style-name="ce12">
            <text:p>4854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1-01T00:00:00" table:style-name="ce10">
            <text:p>Nov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1.6" table:style-name="ce11">
            <text:p>101,6</text:p>
          </table:table-cell>
          <table:table-cell office:value-type="float" office:value="112.5" table:style-name="ce11">
            <text:p>112,5</text:p>
          </table:table-cell>
          <table:table-cell office:value-type="float" office:value="123.1" table:style-name="ce12">
            <text:p>123,1</text:p>
          </table:table-cell>
          <table:table-cell office:value-type="float" office:value="136.1" table:style-name="ce12">
            <text:p>136,1</text:p>
          </table:table-cell>
          <table:table-cell office:value-type="float" office:value="143.30000000000001" table:style-name="ce12">
            <text:p>143,3</text:p>
          </table:table-cell>
          <table:table-cell office:value-type="float" office:value="187.4" table:style-name="ce12">
            <text:p>187,4</text:p>
          </table:table-cell>
          <table:table-cell office:value-type="float" office:value="291.2" table:style-name="ce12">
            <text:p>291,2</text:p>
          </table:table-cell>
          <table:table-cell office:value-type="float" office:value="511" table:style-name="ce12">
            <text:p>511,0</text:p>
          </table:table-cell>
          <table:table-cell office:value-type="float" office:value="651.20000000000005" table:style-name="ce12">
            <text:p>651,2</text:p>
          </table:table-cell>
          <table:table-cell office:value-type="float" office:value="653.29999999999995" table:style-name="ce12">
            <text:p>653,3</text:p>
          </table:table-cell>
          <table:table-cell office:value-type="float" office:value="4931" table:style-name="ce12">
            <text:p>4931,0</text:p>
          </table:table-cell>
          <table:table-cell office:value-type="float" office:value="5721.4" table:style-name="ce12">
            <text:p>5721,4</text:p>
          </table:table-cell>
          <table:table-cell office:value-type="float" office:value="4859.5" table:style-name="ce12">
            <text:p>485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2-01T00:00:00" table:style-name="ce10">
            <text:p>Dez.16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Ø 16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float" office:value="100.89999999999999" table:style-name="ce7">
            <text:p>100,9</text:p>
          </table:table-cell>
          <table:table-cell office:value-type="float" office:value="111.7" table:style-name="ce8">
            <text:p>111,7</text:p>
          </table:table-cell>
          <table:table-cell office:value-type="float" office:value="122.3" table:style-name="ce8">
            <text:p>122,3</text:p>
          </table:table-cell>
          <table:table-cell office:value-type="float" office:value="135.19999999999999" table:style-name="ce8">
            <text:p>135,2</text:p>
          </table:table-cell>
          <table:table-cell office:value-type="float" office:value="142.30000000000001" table:style-name="ce8">
            <text:p>142,3</text:p>
          </table:table-cell>
          <table:table-cell office:value-type="float" office:value="186.1" table:style-name="ce8">
            <text:p>186,1</text:p>
          </table:table-cell>
          <table:table-cell office:value-type="float" office:value="289.2" table:style-name="ce8">
            <text:p>289,2</text:p>
          </table:table-cell>
          <table:table-cell office:value-type="float" office:value="507.5" table:style-name="ce8">
            <text:p>507,5</text:p>
          </table:table-cell>
          <table:table-cell office:value-type="float" office:value="646.70000000000005" table:style-name="ce8">
            <text:p>646,7</text:p>
          </table:table-cell>
          <table:table-cell office:value-type="float" office:value="648.79999999999995" table:style-name="ce8">
            <text:p>648,8</text:p>
          </table:table-cell>
          <table:table-cell office:value-type="float" office:value="4897" table:style-name="ce8">
            <text:p>4897,0</text:p>
          </table:table-cell>
          <table:table-cell office:value-type="float" office:value="5682" table:style-name="ce8">
            <text:p>5682,0</text:p>
          </table:table-cell>
          <table:table-cell office:value-type="float" office:value="4826" table:style-name="ce8">
            <text:p>4826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1-01T00:00:00" table:style-name="ce10">
            <text:p>Jän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1.8" table:style-name="ce11">
            <text:p>101,8</text:p>
          </table:table-cell>
          <table:table-cell office:value-type="float" office:value="112.7" table:style-name="ce11">
            <text:p>112,7</text:p>
          </table:table-cell>
          <table:table-cell office:value-type="float" office:value="123.4" table:style-name="ce12">
            <text:p>123,4</text:p>
          </table:table-cell>
          <table:table-cell office:value-type="float" office:value="136.4" table:style-name="ce12">
            <text:p>136,4</text:p>
          </table:table-cell>
          <table:table-cell office:value-type="float" office:value="143.5" table:style-name="ce12">
            <text:p>143,5</text:p>
          </table:table-cell>
          <table:table-cell office:value-type="float" office:value="187.7" table:style-name="ce12">
            <text:p>187,7</text:p>
          </table:table-cell>
          <table:table-cell office:value-type="float" office:value="291.8" table:style-name="ce12">
            <text:p>291,8</text:p>
          </table:table-cell>
          <table:table-cell office:value-type="float" office:value="512.1" table:style-name="ce12">
            <text:p>512,1</text:p>
          </table:table-cell>
          <table:table-cell office:value-type="float" office:value="652.4" table:style-name="ce12">
            <text:p>652,4</text:p>
          </table:table-cell>
          <table:table-cell office:value-type="float" office:value="654.6" table:style-name="ce12">
            <text:p>654,6</text:p>
          </table:table-cell>
          <table:table-cell office:value-type="float" office:value="4940.7" table:style-name="ce12">
            <text:p>4940,7</text:p>
          </table:table-cell>
          <table:table-cell office:value-type="float" office:value="5732.7" table:style-name="ce12">
            <text:p>5732,7</text:p>
          </table:table-cell>
          <table:table-cell office:value-type="float" office:value="4869.1000000000004" table:style-name="ce12">
            <text:p>486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2-01T00:00:00" table:style-name="ce10">
            <text:p>Feb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3-01T00:00:00" table:style-name="ce10">
            <text:p>Mär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4-01T00:00:00" table:style-name="ce10">
            <text:p>Apr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2.8" table:style-name="ce11">
            <text:p>102,8</text:p>
          </table:table-cell>
          <table:table-cell office:value-type="float" office:value="113.8" table:style-name="ce11">
            <text:p>113,8</text:p>
          </table:table-cell>
          <table:table-cell office:value-type="float" office:value="124.6" table:style-name="ce12">
            <text:p>124,6</text:p>
          </table:table-cell>
          <table:table-cell office:value-type="float" office:value="137.80000000000001" table:style-name="ce12">
            <text:p>137,8</text:p>
          </table:table-cell>
          <table:table-cell office:value-type="float" office:value="144.9" table:style-name="ce12">
            <text:p>144,9</text:p>
          </table:table-cell>
          <table:table-cell office:value-type="float" office:value="189.6" table:style-name="ce12">
            <text:p>189,6</text:p>
          </table:table-cell>
          <table:table-cell office:value-type="float" office:value="294.60000000000002" table:style-name="ce12">
            <text:p>294,6</text:p>
          </table:table-cell>
          <table:table-cell office:value-type="float" office:value="517.1" table:style-name="ce12">
            <text:p>517,1</text:p>
          </table:table-cell>
          <table:table-cell office:value-type="float" office:value="658.8" table:style-name="ce12">
            <text:p>658,8</text:p>
          </table:table-cell>
          <table:table-cell office:value-type="float" office:value="661" table:style-name="ce12">
            <text:p>661,0</text:p>
          </table:table-cell>
          <table:table-cell office:value-type="float" office:value="4989.2" table:style-name="ce12">
            <text:p>4989,2</text:p>
          </table:table-cell>
          <table:table-cell office:value-type="float" office:value="5789" table:style-name="ce12">
            <text:p>5789,0</text:p>
          </table:table-cell>
          <table:table-cell office:value-type="float" office:value="4916.8999999999996" table:style-name="ce12">
            <text:p>491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5-01T00:00:00" table:style-name="ce10">
            <text:p>Mai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2.9" table:style-name="ce11">
            <text:p>102,9</text:p>
          </table:table-cell>
          <table:table-cell office:value-type="float" office:value="113.9" table:style-name="ce11">
            <text:p>113,9</text:p>
          </table:table-cell>
          <table:table-cell office:value-type="float" office:value="124.7" table:style-name="ce12">
            <text:p>124,7</text:p>
          </table:table-cell>
          <table:table-cell office:value-type="float" office:value="137.9" table:style-name="ce12">
            <text:p>137,9</text:p>
          </table:table-cell>
          <table:table-cell office:value-type="float" office:value="145.1" table:style-name="ce12">
            <text:p>145,1</text:p>
          </table:table-cell>
          <table:table-cell office:value-type="float" office:value="189.7" table:style-name="ce12">
            <text:p>189,7</text:p>
          </table:table-cell>
          <table:table-cell office:value-type="float" office:value="294.89999999999998" table:style-name="ce12">
            <text:p>294,9</text:p>
          </table:table-cell>
          <table:table-cell office:value-type="float" office:value="517.6" table:style-name="ce12">
            <text:p>517,6</text:p>
          </table:table-cell>
          <table:table-cell office:value-type="float" office:value="659.5" table:style-name="ce12">
            <text:p>659,5</text:p>
          </table:table-cell>
          <table:table-cell office:value-type="float" office:value="661.6" table:style-name="ce12">
            <text:p>661,6</text:p>
          </table:table-cell>
          <table:table-cell office:value-type="float" office:value="4994" table:style-name="ce12">
            <text:p>4994,0</text:p>
          </table:table-cell>
          <table:table-cell office:value-type="float" office:value="5794.6" table:style-name="ce12">
            <text:p>5794,6</text:p>
          </table:table-cell>
          <table:table-cell office:value-type="float" office:value="4921.7" table:style-name="ce12">
            <text:p>4921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6-01T00:00:00" table:style-name="ce10">
            <text:p>Jun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3" table:style-name="ce11">
            <text:p>103,0</text:p>
          </table:table-cell>
          <table:table-cell office:value-type="float" office:value="114" table:style-name="ce11">
            <text:p>114,0</text:p>
          </table:table-cell>
          <table:table-cell office:value-type="float" office:value="124.8" table:style-name="ce12">
            <text:p>124,8</text:p>
          </table:table-cell>
          <table:table-cell office:value-type="float" office:value="138" table:style-name="ce12">
            <text:p>138,0</text:p>
          </table:table-cell>
          <table:table-cell office:value-type="float" office:value="145.19999999999999" table:style-name="ce12">
            <text:p>145,2</text:p>
          </table:table-cell>
          <table:table-cell office:value-type="float" office:value="189.9" table:style-name="ce12">
            <text:p>189,9</text:p>
          </table:table-cell>
          <table:table-cell office:value-type="float" office:value="295.2" table:style-name="ce12">
            <text:p>295,2</text:p>
          </table:table-cell>
          <table:table-cell office:value-type="float" office:value="518.1" table:style-name="ce12">
            <text:p>518,1</text:p>
          </table:table-cell>
          <table:table-cell office:value-type="float" office:value="660.1" table:style-name="ce12">
            <text:p>660,1</text:p>
          </table:table-cell>
          <table:table-cell office:value-type="float" office:value="662.3" table:style-name="ce12">
            <text:p>662,3</text:p>
          </table:table-cell>
          <table:table-cell office:value-type="float" office:value="4998.8999999999996" table:style-name="ce12">
            <text:p>4998,9</text:p>
          </table:table-cell>
          <table:table-cell office:value-type="float" office:value="5800.2" table:style-name="ce12">
            <text:p>5800,2</text:p>
          </table:table-cell>
          <table:table-cell office:value-type="float" office:value="4926.5" table:style-name="ce12">
            <text:p>492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7-01T00:00:00" table:style-name="ce10">
            <text:p>Jul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2.7" table:style-name="ce11">
            <text:p>102,7</text:p>
          </table:table-cell>
          <table:table-cell office:value-type="float" office:value="113.7" table:style-name="ce11">
            <text:p>113,7</text:p>
          </table:table-cell>
          <table:table-cell office:value-type="float" office:value="124.5" table:style-name="ce12">
            <text:p>124,5</text:p>
          </table:table-cell>
          <table:table-cell office:value-type="float" office:value="137.6" table:style-name="ce12">
            <text:p>137,6</text:p>
          </table:table-cell>
          <table:table-cell office:value-type="float" office:value="144.80000000000001" table:style-name="ce12">
            <text:p>144,8</text:p>
          </table:table-cell>
          <table:table-cell office:value-type="float" office:value="189.4" table:style-name="ce12">
            <text:p>189,4</text:p>
          </table:table-cell>
          <table:table-cell office:value-type="float" office:value="294.3" table:style-name="ce12">
            <text:p>294,3</text:p>
          </table:table-cell>
          <table:table-cell office:value-type="float" office:value="516.6" table:style-name="ce12">
            <text:p>516,6</text:p>
          </table:table-cell>
          <table:table-cell office:value-type="float" office:value="658.2" table:style-name="ce12">
            <text:p>658,2</text:p>
          </table:table-cell>
          <table:table-cell office:value-type="float" office:value="660.4" table:style-name="ce12">
            <text:p>660,4</text:p>
          </table:table-cell>
          <table:table-cell office:value-type="float" office:value="4984.3" table:style-name="ce12">
            <text:p>4984,3</text:p>
          </table:table-cell>
          <table:table-cell office:value-type="float" office:value="5783.3" table:style-name="ce12">
            <text:p>5783,3</text:p>
          </table:table-cell>
          <table:table-cell office:value-type="float" office:value="4912.1000000000004" table:style-name="ce12">
            <text:p>491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8-01T00:00:00" table:style-name="ce10">
            <text:p>Aug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9-01T00:00:00" table:style-name="ce10">
            <text:p>Sep.17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0-01T00:00:00" table:style-name="ce10">
            <text:p>Okt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3.7" table:style-name="ce11">
            <text:p>103,7</text:p>
          </table:table-cell>
          <table:table-cell office:value-type="float" office:value="114.8" table:style-name="ce11">
            <text:p>114,8</text:p>
          </table:table-cell>
          <table:table-cell office:value-type="float" office:value="125.7" table:style-name="ce12">
            <text:p>125,7</text:p>
          </table:table-cell>
          <table:table-cell office:value-type="float" office:value="139" table:style-name="ce12">
            <text:p>139,0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91.2" table:style-name="ce12">
            <text:p>191,2</text:p>
          </table:table-cell>
          <table:table-cell office:value-type="float" office:value="297.2" table:style-name="ce12">
            <text:p>297,2</text:p>
          </table:table-cell>
          <table:table-cell office:value-type="float" office:value="521.6" table:style-name="ce12">
            <text:p>521,6</text:p>
          </table:table-cell>
          <table:table-cell office:value-type="float" office:value="664.6" table:style-name="ce12">
            <text:p>664,6</text:p>
          </table:table-cell>
          <table:table-cell office:value-type="float" office:value="666.8" table:style-name="ce12">
            <text:p>666,8</text:p>
          </table:table-cell>
          <table:table-cell office:value-type="float" office:value="5032.8999999999996" table:style-name="ce12">
            <text:p>5032,9</text:p>
          </table:table-cell>
          <table:table-cell office:value-type="float" office:value="5839.7" table:style-name="ce12">
            <text:p>5839,7</text:p>
          </table:table-cell>
          <table:table-cell office:value-type="float" office:value="4960" table:style-name="ce12">
            <text:p>496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1-01T00:00:00" table:style-name="ce10">
            <text:p>Nov.17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2-01T00:00:00" table:style-name="ce10">
            <text:p>Dez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5.5" table:style-name="ce11">
            <text:p>115,5</text:p>
          </table:table-cell>
          <table:table-cell office:value-type="float" office:value="126.4" table:style-name="ce12">
            <text:p>126,4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47.1" table:style-name="ce12">
            <text:p>147,1</text:p>
          </table:table-cell>
          <table:table-cell office:value-type="float" office:value="192.3" table:style-name="ce12">
            <text:p>192,3</text:p>
          </table:table-cell>
          <table:table-cell office:value-type="float" office:value="298.89999999999998" table:style-name="ce12">
            <text:p>298,9</text:p>
          </table:table-cell>
          <table:table-cell office:value-type="float" office:value="524.6" table:style-name="ce12">
            <text:p>524,6</text:p>
          </table:table-cell>
          <table:table-cell office:value-type="float" office:value="668.5" table:style-name="ce12">
            <text:p>668,5</text:p>
          </table:table-cell>
          <table:table-cell office:value-type="float" office:value="670.6" table:style-name="ce12">
            <text:p>670,6</text:p>
          </table:table-cell>
          <table:table-cell office:value-type="float" office:value="5062" table:style-name="ce12">
            <text:p>5062,0</text:p>
          </table:table-cell>
          <table:table-cell office:value-type="float" office:value="5873.4" table:style-name="ce12">
            <text:p>5873,4</text:p>
          </table:table-cell>
          <table:table-cell office:value-type="float" office:value="4988.7" table:style-name="ce12">
            <text:p>4988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7</text:p>
          </table:table-cell>
          <table:table-cell office:value-type="float" office:value="2.1" table:style-name="ce7">
            <text:p>2,1</text:p>
          </table:table-cell>
          <table:table-cell office:value-type="string" table:style-name="ce7">
            <text:p>.</text:p>
          </table:table-cell>
          <table:table-cell office:value-type="float" office:value="103" table:style-name="ce7">
            <text:p>103,0</text:p>
          </table:table-cell>
          <table:table-cell office:value-type="float" office:value="114" table:style-name="ce8">
            <text:p>114,0</text:p>
          </table:table-cell>
          <table:table-cell office:value-type="float" office:value="124.8" table:style-name="ce8">
            <text:p>124,8</text:p>
          </table:table-cell>
          <table:table-cell office:value-type="float" office:value="138" table:style-name="ce8">
            <text:p>138,0</text:p>
          </table:table-cell>
          <table:table-cell office:value-type="float" office:value="145.19999999999999" table:style-name="ce8">
            <text:p>145,2</text:p>
          </table:table-cell>
          <table:table-cell office:value-type="float" office:value="189.9" table:style-name="ce8">
            <text:p>189,9</text:p>
          </table:table-cell>
          <table:table-cell office:value-type="float" office:value="295.2" table:style-name="ce8">
            <text:p>295,2</text:p>
          </table:table-cell>
          <table:table-cell office:value-type="float" office:value="518.1" table:style-name="ce8">
            <text:p>518,1</text:p>
          </table:table-cell>
          <table:table-cell office:value-type="float" office:value="660.1" table:style-name="ce8">
            <text:p>660,1</text:p>
          </table:table-cell>
          <table:table-cell office:value-type="float" office:value="662.3" table:style-name="ce8">
            <text:p>662,3</text:p>
          </table:table-cell>
          <table:table-cell office:value-type="float" office:value="4998.8999999999996" table:style-name="ce8">
            <text:p>4998,9</text:p>
          </table:table-cell>
          <table:table-cell office:value-type="float" office:value="5800.2" table:style-name="ce8">
            <text:p>5800,2</text:p>
          </table:table-cell>
          <table:table-cell office:value-type="float" office:value="4926.5" table:style-name="ce8">
            <text:p>492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1-01T00:00:00" table:style-name="ce10">
            <text:p>Jän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2-01T00:00:00" table:style-name="ce10">
            <text:p>Feb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3-01T00:00:00" table:style-name="ce10">
            <text:p>Mär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4.5" table:style-name="ce11">
            <text:p>104,5</text:p>
          </table:table-cell>
          <table:table-cell office:value-type="float" office:value="115.7" table:style-name="ce11">
            <text:p>115,7</text:p>
          </table:table-cell>
          <table:table-cell office:value-type="float" office:value="126.7" table:style-name="ce12">
            <text:p>126,7</text:p>
          </table:table-cell>
          <table:table-cell office:value-type="float" office:value="140" table:style-name="ce12">
            <text:p>140,0</text:p>
          </table:table-cell>
          <table:table-cell office:value-type="float" office:value="147.30000000000001" table:style-name="ce12">
            <text:p>147,3</text:p>
          </table:table-cell>
          <table:table-cell office:value-type="float" office:value="192.7" table:style-name="ce12">
            <text:p>192,7</text:p>
          </table:table-cell>
          <table:table-cell office:value-type="float" office:value="299.5" table:style-name="ce12">
            <text:p>299,5</text:p>
          </table:table-cell>
          <table:table-cell office:value-type="float" office:value="525.6" table:style-name="ce12">
            <text:p>525,6</text:p>
          </table:table-cell>
          <table:table-cell office:value-type="float" office:value="669.7" table:style-name="ce12">
            <text:p>669,7</text:p>
          </table:table-cell>
          <table:table-cell office:value-type="float" office:value="671.9" table:style-name="ce12">
            <text:p>671,9</text:p>
          </table:table-cell>
          <table:table-cell office:value-type="float" office:value="5071.7" table:style-name="ce12">
            <text:p>5071,7</text:p>
          </table:table-cell>
          <table:table-cell office:value-type="float" office:value="5884.7" table:style-name="ce12">
            <text:p>5884,7</text:p>
          </table:table-cell>
          <table:table-cell office:value-type="float" office:value="4998.2" table:style-name="ce12">
            <text:p>499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4-01T00:00:00" table:style-name="ce10">
            <text:p>Apr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4.7" table:style-name="ce11">
            <text:p>104,7</text:p>
          </table:table-cell>
          <table:table-cell office:value-type="float" office:value="115.9" table:style-name="ce11">
            <text:p>115,9</text:p>
          </table:table-cell>
          <table:table-cell office:value-type="float" office:value="126.9" table:style-name="ce12">
            <text:p>126,9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47.6" table:style-name="ce12">
            <text:p>147,6</text:p>
          </table:table-cell>
          <table:table-cell office:value-type="float" office:value="193.1" table:style-name="ce12">
            <text:p>193,1</text:p>
          </table:table-cell>
          <table:table-cell office:value-type="float" office:value="300.10000000000002" table:style-name="ce12">
            <text:p>300,1</text:p>
          </table:table-cell>
          <table:table-cell office:value-type="float" office:value="526.6" table:style-name="ce12">
            <text:p>526,6</text:p>
          </table:table-cell>
          <table:table-cell office:value-type="float" office:value="671" table:style-name="ce12">
            <text:p>671,0</text:p>
          </table:table-cell>
          <table:table-cell office:value-type="float" office:value="673.2" table:style-name="ce12">
            <text:p>673,2</text:p>
          </table:table-cell>
          <table:table-cell office:value-type="float" office:value="5081.3999999999996" table:style-name="ce12">
            <text:p>5081,4</text:p>
          </table:table-cell>
          <table:table-cell office:value-type="float" office:value="5896" table:style-name="ce12">
            <text:p>5896,0</text:p>
          </table:table-cell>
          <table:table-cell office:value-type="float" office:value="5007.8" table:style-name="ce12">
            <text:p>500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5-01T00:00:00" table:style-name="ce10">
            <text:p>Mai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6-01T00:00:00" table:style-name="ce10">
            <text:p>Jun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5.1" table:style-name="ce11">
            <text:p>105,1</text:p>
          </table:table-cell>
          <table:table-cell office:value-type="float" office:value="116.3" table:style-name="ce11">
            <text:p>116,3</text:p>
          </table:table-cell>
          <table:table-cell office:value-type="float" office:value="127.4" table:style-name="ce12">
            <text:p>127,4</text:p>
          </table:table-cell>
          <table:table-cell office:value-type="float" office:value="140.80000000000001" table:style-name="ce12">
            <text:p>140,8</text:p>
          </table:table-cell>
          <table:table-cell office:value-type="float" office:value="148.19999999999999" table:style-name="ce12">
            <text:p>148,2</text:p>
          </table:table-cell>
          <table:table-cell office:value-type="float" office:value="193.8" table:style-name="ce12">
            <text:p>193,8</text:p>
          </table:table-cell>
          <table:table-cell office:value-type="float" office:value="301.2" table:style-name="ce12">
            <text:p>301,2</text:p>
          </table:table-cell>
          <table:table-cell office:value-type="float" office:value="528.70000000000005" table:style-name="ce12">
            <text:p>528,7</text:p>
          </table:table-cell>
          <table:table-cell office:value-type="float" office:value="673.6" table:style-name="ce12">
            <text:p>673,6</text:p>
          </table:table-cell>
          <table:table-cell office:value-type="float" office:value="675.8" table:style-name="ce12">
            <text:p>675,8</text:p>
          </table:table-cell>
          <table:table-cell office:value-type="float" office:value="5100.8" table:style-name="ce12">
            <text:p>5100,8</text:p>
          </table:table-cell>
          <table:table-cell office:value-type="float" office:value="5918.5" table:style-name="ce12">
            <text:p>5918,5</text:p>
          </table:table-cell>
          <table:table-cell office:value-type="float" office:value="5026.8999999999996" table:style-name="ce12">
            <text:p>502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7-01T00:00:00" table:style-name="ce10">
            <text:p>Jul.18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8-01T00:00:00" table:style-name="ce10">
            <text:p>Aug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9-01T00:00:00" table:style-name="ce10">
            <text:p>Sep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7" table:style-name="ce11">
            <text:p>117,0</text:p>
          </table:table-cell>
          <table:table-cell office:value-type="float" office:value="128.1" table:style-name="ce12">
            <text:p>128,1</text:p>
          </table:table-cell>
          <table:table-cell office:value-type="float" office:value="141.6" table:style-name="ce12">
            <text:p>141,6</text:p>
          </table:table-cell>
          <table:table-cell office:value-type="float" office:value="149" table:style-name="ce12">
            <text:p>149,0</text:p>
          </table:table-cell>
          <table:table-cell office:value-type="float" office:value="194.9" table:style-name="ce12">
            <text:p>194,9</text:p>
          </table:table-cell>
          <table:table-cell office:value-type="float" office:value="302.89999999999998" table:style-name="ce12">
            <text:p>302,9</text:p>
          </table:table-cell>
          <table:table-cell office:value-type="float" office:value="531.70000000000005" table:style-name="ce12">
            <text:p>531,7</text:p>
          </table:table-cell>
          <table:table-cell office:value-type="float" office:value="677.4" table:style-name="ce12">
            <text:p>677,4</text:p>
          </table:table-cell>
          <table:table-cell office:value-type="float" office:value="679.7" table:style-name="ce12">
            <text:p>679,7</text:p>
          </table:table-cell>
          <table:table-cell office:value-type="float" office:value="5129.8999999999996" table:style-name="ce12">
            <text:p>5129,9</text:p>
          </table:table-cell>
          <table:table-cell office:value-type="float" office:value="5952.3" table:style-name="ce12">
            <text:p>5952,3</text:p>
          </table:table-cell>
          <table:table-cell office:value-type="float" office:value="5055.6000000000004" table:style-name="ce12">
            <text:p>5055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0-01T00:00:00" table:style-name="ce10">
            <text:p>Okt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6" table:style-name="ce11">
            <text:p>106,0</text:p>
          </table:table-cell>
          <table:table-cell office:value-type="float" office:value="117.3" table:style-name="ce11">
            <text:p>117,3</text:p>
          </table:table-cell>
          <table:table-cell office:value-type="float" office:value="128.5" table:style-name="ce12">
            <text:p>128,5</text:p>
          </table:table-cell>
          <table:table-cell office:value-type="float" office:value="142" table:style-name="ce12">
            <text:p>142,0</text:p>
          </table:table-cell>
          <table:table-cell office:value-type="float" office:value="149.5" table:style-name="ce12">
            <text:p>149,5</text:p>
          </table:table-cell>
          <table:table-cell office:value-type="float" office:value="195.5" table:style-name="ce12">
            <text:p>195,5</text:p>
          </table:table-cell>
          <table:table-cell office:value-type="float" office:value="303.8" table:style-name="ce12">
            <text:p>303,8</text:p>
          </table:table-cell>
          <table:table-cell office:value-type="float" office:value="533.20000000000005" table:style-name="ce12">
            <text:p>533,2</text:p>
          </table:table-cell>
          <table:table-cell office:value-type="float" office:value="679.4" table:style-name="ce12">
            <text:p>679,4</text:p>
          </table:table-cell>
          <table:table-cell office:value-type="float" office:value="681.6" table:style-name="ce12">
            <text:p>681,6</text:p>
          </table:table-cell>
          <table:table-cell office:value-type="float" office:value="5144.5" table:style-name="ce12">
            <text:p>5144,5</text:p>
          </table:table-cell>
          <table:table-cell office:value-type="float" office:value="5969.2" table:style-name="ce12">
            <text:p>5969,2</text:p>
          </table:table-cell>
          <table:table-cell office:value-type="float" office:value="5070" table:style-name="ce12">
            <text:p>507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1-01T00:00:00" table:style-name="ce10">
            <text:p>Nov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6.2" table:style-name="ce11">
            <text:p>106,2</text:p>
          </table:table-cell>
          <table:table-cell office:value-type="float" office:value="117.6" table:style-name="ce11">
            <text:p>117,6</text:p>
          </table:table-cell>
          <table:table-cell office:value-type="float" office:value="128.69999999999999" table:style-name="ce12">
            <text:p>128,7</text:p>
          </table:table-cell>
          <table:table-cell office:value-type="float" office:value="142.30000000000001" table:style-name="ce12">
            <text:p>142,3</text:p>
          </table:table-cell>
          <table:table-cell office:value-type="float" office:value="149.69999999999999" table:style-name="ce12">
            <text:p>149,7</text:p>
          </table:table-cell>
          <table:table-cell office:value-type="float" office:value="195.8" table:style-name="ce12">
            <text:p>195,8</text:p>
          </table:table-cell>
          <table:table-cell office:value-type="float" office:value="304.39999999999998" table:style-name="ce12">
            <text:p>304,4</text:p>
          </table:table-cell>
          <table:table-cell office:value-type="float" office:value="534.20000000000005" table:style-name="ce12">
            <text:p>534,2</text:p>
          </table:table-cell>
          <table:table-cell office:value-type="float" office:value="680.6" table:style-name="ce12">
            <text:p>680,6</text:p>
          </table:table-cell>
          <table:table-cell office:value-type="float" office:value="682.9" table:style-name="ce12">
            <text:p>682,9</text:p>
          </table:table-cell>
          <table:table-cell office:value-type="float" office:value="5154.2" table:style-name="ce12">
            <text:p>5154,2</text:p>
          </table:table-cell>
          <table:table-cell office:value-type="float" office:value="5980.4" table:style-name="ce12">
            <text:p>5980,4</text:p>
          </table:table-cell>
          <table:table-cell office:value-type="float" office:value="5079.5" table:style-name="ce12">
            <text:p>507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2-01T00:00:00" table:style-name="ce10">
            <text:p>Dez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6.3" table:style-name="ce11">
            <text:p>106,3</text:p>
          </table:table-cell>
          <table:table-cell office:value-type="float" office:value="117.7" table:style-name="ce11">
            <text:p>117,7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142.4" table:style-name="ce12">
            <text:p>142,4</text:p>
          </table:table-cell>
          <table:table-cell office:value-type="float" office:value="149.9" table:style-name="ce12">
            <text:p>149,9</text:p>
          </table:table-cell>
          <table:table-cell office:value-type="float" office:value="196" table:style-name="ce12">
            <text:p>196,0</text:p>
          </table:table-cell>
          <table:table-cell office:value-type="float" office:value="304.7" table:style-name="ce12">
            <text:p>304,7</text:p>
          </table:table-cell>
          <table:table-cell office:value-type="float" office:value="534.70000000000005" table:style-name="ce12">
            <text:p>534,7</text:p>
          </table:table-cell>
          <table:table-cell office:value-type="float" office:value="681.3" table:style-name="ce12">
            <text:p>681,3</text:p>
          </table:table-cell>
          <table:table-cell office:value-type="float" office:value="683.5" table:style-name="ce12">
            <text:p>683,5</text:p>
          </table:table-cell>
          <table:table-cell office:value-type="float" office:value="5159.1000000000004" table:style-name="ce12">
            <text:p>5159,1</text:p>
          </table:table-cell>
          <table:table-cell office:value-type="float" office:value="5986.1" table:style-name="ce12">
            <text:p>5986,1</text:p>
          </table:table-cell>
          <table:table-cell office:value-type="float" office:value="5084.3" table:style-name="ce12">
            <text:p>508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8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float" office:value="105.1" table:style-name="ce7">
            <text:p>105,1</text:p>
          </table:table-cell>
          <table:table-cell office:value-type="float" office:value="116.3" table:style-name="ce8">
            <text:p>116,3</text:p>
          </table:table-cell>
          <table:table-cell office:value-type="float" office:value="127.3" table:style-name="ce8">
            <text:p>127,3</text:p>
          </table:table-cell>
          <table:table-cell office:value-type="float" office:value="140.80000000000001" table:style-name="ce8">
            <text:p>140,8</text:p>
          </table:table-cell>
          <table:table-cell office:value-type="float" office:value="148.1" table:style-name="ce8">
            <text:p>148,1</text:p>
          </table:table-cell>
          <table:table-cell office:value-type="float" office:value="193.7" table:style-name="ce8">
            <text:p>193,7</text:p>
          </table:table-cell>
          <table:table-cell office:value-type="float" office:value="301.10000000000002" table:style-name="ce8">
            <text:p>301,1</text:p>
          </table:table-cell>
          <table:table-cell office:value-type="float" office:value="528.4" table:style-name="ce8">
            <text:p>528,4</text:p>
          </table:table-cell>
          <table:table-cell office:value-type="float" office:value="673.3" table:style-name="ce8">
            <text:p>673,3</text:p>
          </table:table-cell>
          <table:table-cell office:value-type="float" office:value="675.5" table:style-name="ce8">
            <text:p>675,5</text:p>
          </table:table-cell>
          <table:table-cell office:value-type="float" office:value="5098.8" table:style-name="ce8">
            <text:p>5098,8</text:p>
          </table:table-cell>
          <table:table-cell office:value-type="float" office:value="5916.1" table:style-name="ce8">
            <text:p>5916,1</text:p>
          </table:table-cell>
          <table:table-cell office:value-type="float" office:value="5024.8999999999996" table:style-name="ce8">
            <text:p>5024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1-01T00:00:00" table:style-name="ce10">
            <text:p>Jän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2-01T00:00:00" table:style-name="ce10">
            <text:p>Feb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3-01T00:00:00" table:style-name="ce10">
            <text:p>Mär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4-01T00:00:00" table:style-name="ce10">
            <text:p>Apr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5-01T00:00:00" table:style-name="ce10">
            <text:p>Mai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8.1" table:style-name="ce11">
            <text:p>118,1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143" table:style-name="ce12">
            <text:p>143,0</text:p>
          </table:table-cell>
          <table:table-cell office:value-type="float" office:value="150.4" table:style-name="ce12">
            <text:p>150,4</text:p>
          </table:table-cell>
          <table:table-cell office:value-type="float" office:value="196.8" table:style-name="ce12">
            <text:p>196,8</text:p>
          </table:table-cell>
          <table:table-cell office:value-type="float" office:value="305.8" table:style-name="ce12">
            <text:p>305,8</text:p>
          </table:table-cell>
          <table:table-cell office:value-type="float" office:value="536.70000000000005" table:style-name="ce12">
            <text:p>536,7</text:p>
          </table:table-cell>
          <table:table-cell office:value-type="float" office:value="683.8" table:style-name="ce12">
            <text:p>683,8</text:p>
          </table:table-cell>
          <table:table-cell office:value-type="float" office:value="686.1" table:style-name="ce12">
            <text:p>686,1</text:p>
          </table:table-cell>
          <table:table-cell office:value-type="float" office:value="5178.5" table:style-name="ce12">
            <text:p>5178,5</text:p>
          </table:table-cell>
          <table:table-cell office:value-type="float" office:value="6008.6" table:style-name="ce12">
            <text:p>6008,6</text:p>
          </table:table-cell>
          <table:table-cell office:value-type="float" office:value="5103.5" table:style-name="ce12">
            <text:p>5103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6-01T00:00:00" table:style-name="ce10">
            <text:p>Jun.19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float" office:value="106.8" table:style-name="ce11">
            <text:p>106,8</text:p>
          </table:table-cell>
          <table:table-cell office:value-type="float" office:value="118.2" table:style-name="ce11">
            <text:p>118,2</text:p>
          </table:table-cell>
          <table:table-cell office:value-type="float" office:value="129.4" table:style-name="ce12">
            <text:p>129,4</text:p>
          </table:table-cell>
          <table:table-cell office:value-type="float" office:value="143.1" table:style-name="ce12">
            <text:p>143,1</text:p>
          </table:table-cell>
          <table:table-cell office:value-type="float" office:value="150.6" table:style-name="ce12">
            <text:p>150,6</text:p>
          </table:table-cell>
          <table:table-cell office:value-type="float" office:value="196.9" table:style-name="ce12">
            <text:p>196,9</text:p>
          </table:table-cell>
          <table:table-cell office:value-type="float" office:value="306.10000000000002" table:style-name="ce12">
            <text:p>306,1</text:p>
          </table:table-cell>
          <table:table-cell office:value-type="float" office:value="537.20000000000005" table:style-name="ce12">
            <text:p>537,2</text:p>
          </table:table-cell>
          <table:table-cell office:value-type="float" office:value="684.5" table:style-name="ce12">
            <text:p>684,5</text:p>
          </table:table-cell>
          <table:table-cell office:value-type="float" office:value="686.7" table:style-name="ce12">
            <text:p>686,7</text:p>
          </table:table-cell>
          <table:table-cell office:value-type="float" office:value="5183.3" table:style-name="ce12">
            <text:p>5183,3</text:p>
          </table:table-cell>
          <table:table-cell office:value-type="float" office:value="6014.2" table:style-name="ce12">
            <text:p>6014,2</text:p>
          </table:table-cell>
          <table:table-cell office:value-type="float" office:value="5108.2" table:style-name="ce12">
            <text:p>510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7-01T00:00:00" table:style-name="ce10">
            <text:p>Jul.19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8-01T00:00:00" table:style-name="ce10">
            <text:p>Aug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9-01T00:00:00" table:style-name="ce10">
            <text:p>Sep.19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8.4" table:style-name="ce11">
            <text:p>118,4</text:p>
          </table:table-cell>
          <table:table-cell office:value-type="float" office:value="129.69999999999999" table:style-name="ce12">
            <text:p>129,7</text:p>
          </table:table-cell>
          <table:table-cell office:value-type="float" office:value="143.4" table:style-name="ce12">
            <text:p>143,4</text:p>
          </table:table-cell>
          <table:table-cell office:value-type="float" office:value="150.9" table:style-name="ce12">
            <text:p>150,9</text:p>
          </table:table-cell>
          <table:table-cell office:value-type="float" office:value="197.3" table:style-name="ce12">
            <text:p>197,3</text:p>
          </table:table-cell>
          <table:table-cell office:value-type="float" office:value="306.7" table:style-name="ce12">
            <text:p>306,7</text:p>
          </table:table-cell>
          <table:table-cell office:value-type="float" office:value="538.20000000000005" table:style-name="ce12">
            <text:p>538,2</text:p>
          </table:table-cell>
          <table:table-cell office:value-type="float" office:value="685.8" table:style-name="ce12">
            <text:p>685,8</text:p>
          </table:table-cell>
          <table:table-cell office:value-type="float" office:value="688" table:style-name="ce12">
            <text:p>688,0</text:p>
          </table:table-cell>
          <table:table-cell office:value-type="float" office:value="5193" table:style-name="ce12">
            <text:p>5193,0</text:p>
          </table:table-cell>
          <table:table-cell office:value-type="float" office:value="6025.5" table:style-name="ce12">
            <text:p>6025,5</text:p>
          </table:table-cell>
          <table:table-cell office:value-type="float" office:value="5117.8" table:style-name="ce12">
            <text:p>511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0-01T00:00:00" table:style-name="ce10">
            <text:p>Okt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8.7" table:style-name="ce11">
            <text:p>118,7</text:p>
          </table:table-cell>
          <table:table-cell office:value-type="float" office:value="129.9" table:style-name="ce12">
            <text:p>129,9</text:p>
          </table:table-cell>
          <table:table-cell office:value-type="float" office:value="143.6" table:style-name="ce12">
            <text:p>143,6</text:p>
          </table:table-cell>
          <table:table-cell office:value-type="float" office:value="151.19999999999999" table:style-name="ce12">
            <text:p>151,2</text:p>
          </table:table-cell>
          <table:table-cell office:value-type="float" office:value="197.7" table:style-name="ce12">
            <text:p>197,7</text:p>
          </table:table-cell>
          <table:table-cell office:value-type="float" office:value="307.2" table:style-name="ce12">
            <text:p>307,2</text:p>
          </table:table-cell>
          <table:table-cell office:value-type="float" office:value="539.20000000000005" table:style-name="ce12">
            <text:p>539,2</text:p>
          </table:table-cell>
          <table:table-cell office:value-type="float" office:value="687" table:style-name="ce12">
            <text:p>687,0</text:p>
          </table:table-cell>
          <table:table-cell office:value-type="float" office:value="689.3" table:style-name="ce12">
            <text:p>689,3</text:p>
          </table:table-cell>
          <table:table-cell office:value-type="float" office:value="5202.7" table:style-name="ce12">
            <text:p>5202,7</text:p>
          </table:table-cell>
          <table:table-cell office:value-type="float" office:value="6036.8" table:style-name="ce12">
            <text:p>6036,8</text:p>
          </table:table-cell>
          <table:table-cell office:value-type="float" office:value="5127.3999999999996" table:style-name="ce12">
            <text:p>512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1-01T00:00:00" table:style-name="ce10">
            <text:p>Nov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2-01T00:00:00" table:style-name="ce10">
            <text:p>Dez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</text:p>
          </table:table-cell>
          <table:table-cell office:value-type="float" office:value="1.5" table:style-name="ce7">
            <text:p>1,5</text:p>
          </table:table-cell>
          <table:table-cell office:value-type="string" table:style-name="ce7">
            <text:p>.</text:p>
          </table:table-cell>
          <table:table-cell office:value-type="float" office:value="106.7" table:style-name="ce7">
            <text:p>106,7</text:p>
          </table:table-cell>
          <table:table-cell office:value-type="float" office:value="118.1" table:style-name="ce8">
            <text:p>118,1</text:p>
          </table:table-cell>
          <table:table-cell office:value-type="float" office:value="129.30000000000001" table:style-name="ce8">
            <text:p>129,3</text:p>
          </table:table-cell>
          <table:table-cell office:value-type="float" office:value="142.9" table:style-name="ce8">
            <text:p>142,9</text:p>
          </table:table-cell>
          <table:table-cell office:value-type="float" office:value="150.4" table:style-name="ce8">
            <text:p>150,4</text:p>
          </table:table-cell>
          <table:table-cell office:value-type="float" office:value="196.7" table:style-name="ce8">
            <text:p>196,7</text:p>
          </table:table-cell>
          <table:table-cell office:value-type="float" office:value="305.7" table:style-name="ce8">
            <text:p>305,7</text:p>
          </table:table-cell>
          <table:table-cell office:value-type="float" office:value="536.5" table:style-name="ce8">
            <text:p>536,5</text:p>
          </table:table-cell>
          <table:table-cell office:value-type="float" office:value="683.6" table:style-name="ce8">
            <text:p>683,6</text:p>
          </table:table-cell>
          <table:table-cell office:value-type="float" office:value="685.9" table:style-name="ce8">
            <text:p>685,9</text:p>
          </table:table-cell>
          <table:table-cell office:value-type="float" office:value="5176.8" table:style-name="ce8">
            <text:p>5176,8</text:p>
          </table:table-cell>
          <table:table-cell office:value-type="float" office:value="6006.7" table:style-name="ce8">
            <text:p>6006,7</text:p>
          </table:table-cell>
          <table:table-cell office:value-type="float" office:value="5101.8999999999996" table:style-name="ce8">
            <text:p>5101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1-01T00:00:00" table:style-name="ce10">
            <text:p>Jän.20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9.1" table:style-name="ce11">
            <text:p>119,1</text:p>
          </table:table-cell>
          <table:table-cell office:value-type="float" office:value="130.4" table:style-name="ce12">
            <text:p>130,4</text:p>
          </table:table-cell>
          <table:table-cell office:value-type="float" office:value="144.19999999999999" table:style-name="ce12">
            <text:p>144,2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98.4" table:style-name="ce12">
            <text:p>198,4</text:p>
          </table:table-cell>
          <table:table-cell office:value-type="float" office:value="308.39999999999998" table:style-name="ce12">
            <text:p>308,4</text:p>
          </table:table-cell>
          <table:table-cell office:value-type="float" office:value="541.20000000000005" table:style-name="ce12">
            <text:p>541,2</text:p>
          </table:table-cell>
          <table:table-cell office:value-type="float" office:value="689.6" table:style-name="ce12">
            <text:p>689,6</text:p>
          </table:table-cell>
          <table:table-cell office:value-type="float" office:value="691.9" table:style-name="ce12">
            <text:p>691,9</text:p>
          </table:table-cell>
          <table:table-cell office:value-type="float" office:value="5222.2" table:style-name="ce12">
            <text:p>5222,2</text:p>
          </table:table-cell>
          <table:table-cell office:value-type="float" office:value="6059.3" table:style-name="ce12">
            <text:p>6059,3</text:p>
          </table:table-cell>
          <table:table-cell office:value-type="float" office:value="5146.5" table:style-name="ce12">
            <text:p>514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2-01T00:00:00" table:style-name="ce10">
            <text:p>Feb.20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9.3" table:style-name="ce11">
            <text:p>119,3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44.5" table:style-name="ce12">
            <text:p>144,5</text:p>
          </table:table-cell>
          <table:table-cell office:value-type="float" office:value="152" table:style-name="ce12">
            <text:p>152,0</text:p>
          </table:table-cell>
          <table:table-cell office:value-type="float" office:value="198.8" table:style-name="ce12">
            <text:p>198,8</text:p>
          </table:table-cell>
          <table:table-cell office:value-type="float" office:value="309" table:style-name="ce12">
            <text:p>309,0</text:p>
          </table:table-cell>
          <table:table-cell office:value-type="float" office:value="542.20000000000005" table:style-name="ce12">
            <text:p>542,2</text:p>
          </table:table-cell>
          <table:table-cell office:value-type="float" office:value="690.9" table:style-name="ce12">
            <text:p>690,9</text:p>
          </table:table-cell>
          <table:table-cell office:value-type="float" office:value="693.2" table:style-name="ce12">
            <text:p>693,2</text:p>
          </table:table-cell>
          <table:table-cell office:value-type="float" office:value="5231.8999999999996" table:style-name="ce12">
            <text:p>5231,9</text:p>
          </table:table-cell>
          <table:table-cell office:value-type="float" office:value="6070.5" table:style-name="ce12">
            <text:p>6070,5</text:p>
          </table:table-cell>
          <table:table-cell office:value-type="float" office:value="5156.1000000000004" table:style-name="ce12">
            <text:p>515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3-01T00:00:00" table:style-name="ce10">
            <text:p>Mär.20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pr.20<text:span text:style-name="T1">1</text:span>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ai.20<text:span text:style-name="T1">1</text:span>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n.20<text:span text:style-name="T1">1</text:span>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l.20<text:span text:style-name="T1">1</text:span>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8.2" table:style-name="ce11">
            <text:p>108,2</text:p>
          </table:table-cell>
          <table:table-cell office:value-type="float" office:value="119.8" table:style-name="ce11">
            <text:p>119,8</text:p>
          </table:table-cell>
          <table:table-cell office:value-type="float" office:value="131.1" table:style-name="ce12">
            <text:p>131,1</text:p>
          </table:table-cell>
          <table:table-cell office:value-type="float" office:value="145" table:style-name="ce12">
            <text:p>145,0</text:p>
          </table:table-cell>
          <table:table-cell office:value-type="float" office:value="152.6" table:style-name="ce12">
            <text:p>152,6</text:p>
          </table:table-cell>
          <table:table-cell office:value-type="float" office:value="199.5" table:style-name="ce12">
            <text:p>199,5</text:p>
          </table:table-cell>
          <table:table-cell office:value-type="float" office:value="310.10000000000002" table:style-name="ce12">
            <text:p>310,1</text:p>
          </table:table-cell>
          <table:table-cell office:value-type="float" office:value="544.20000000000005" table:style-name="ce12">
            <text:p>544,2</text:p>
          </table:table-cell>
          <table:table-cell office:value-type="float" office:value="693.5" table:style-name="ce12">
            <text:p>693,5</text:p>
          </table:table-cell>
          <table:table-cell office:value-type="float" office:value="695.7" table:style-name="ce12">
            <text:p>695,7</text:p>
          </table:table-cell>
          <table:table-cell office:value-type="float" office:value="5251.3" table:style-name="ce12">
            <text:p>5251,3</text:p>
          </table:table-cell>
          <table:table-cell office:value-type="float" office:value="6093.1" table:style-name="ce12">
            <text:p>6093,1</text:p>
          </table:table-cell>
          <table:table-cell office:value-type="float" office:value="5175.2" table:style-name="ce12">
            <text:p>5175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ug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Sep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20.1" table:style-name="ce11">
            <text:p>120,1</text:p>
          </table:table-cell>
          <table:table-cell office:value-type="float" office:value="131.5" table:style-name="ce12">
            <text:p>131,5</text:p>
          </table:table-cell>
          <table:table-cell office:value-type="float" office:value="145.4" table:style-name="ce12">
            <text:p>145,4</text:p>
          </table:table-cell>
          <table:table-cell office:value-type="float" office:value="153" table:style-name="ce12">
            <text:p>153,0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79999999999995" table:style-name="ce12">
            <text:p>545,8</text:p>
          </table:table-cell>
          <table:table-cell office:value-type="float" office:value="695.4" table:style-name="ce12">
            <text:p>695,4</text:p>
          </table:table-cell>
          <table:table-cell office:value-type="float" office:value="697.7" table:style-name="ce12">
            <text:p>697,7</text:p>
          </table:table-cell>
          <table:table-cell office:value-type="float" office:value="5265.8" table:style-name="ce12">
            <text:p>5265,8</text:p>
          </table:table-cell>
          <table:table-cell office:value-type="float" office:value="6110" table:style-name="ce12">
            <text:p>6110,0</text:p>
          </table:table-cell>
          <table:table-cell office:value-type="float" office:value="5189.6000000000004" table:style-name="ce12">
            <text:p>5189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Okt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8.6" table:style-name="ce11">
            <text:p>108,6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5" table:style-name="ce12">
            <text:p>145,5</text:p>
          </table:table-cell>
          <table:table-cell office:value-type="float" office:value="153.1" table:style-name="ce12">
            <text:p>153,1</text:p>
          </table:table-cell>
          <table:table-cell office:value-type="float" office:value="200.3" table:style-name="ce12">
            <text:p>200,3</text:p>
          </table:table-cell>
          <table:table-cell office:value-type="float" office:value="311.2" table:style-name="ce12">
            <text:p>311,2</text:p>
          </table:table-cell>
          <table:table-cell office:value-type="float" office:value="546.29999999999995" table:style-name="ce12">
            <text:p>546,3</text:p>
          </table:table-cell>
          <table:table-cell office:value-type="float" office:value="696" table:style-name="ce12">
            <text:p>696,0</text:p>
          </table:table-cell>
          <table:table-cell office:value-type="float" office:value="698.3" table:style-name="ce12">
            <text:p>698,3</text:p>
          </table:table-cell>
          <table:table-cell office:value-type="float" office:value="5270.7" table:style-name="ce12">
            <text:p>5270,7</text:p>
          </table:table-cell>
          <table:table-cell office:value-type="float" office:value="6115.6" table:style-name="ce12">
            <text:p>6115,6</text:p>
          </table:table-cell>
          <table:table-cell office:value-type="float" office:value="5194.3" table:style-name="ce12">
            <text:p>519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Nov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8.8" table:style-name="ce11">
            <text:p>108,8</text:p>
          </table:table-cell>
          <table:table-cell office:value-type="float" office:value="120.4" table:style-name="ce11">
            <text:p>120,4</text:p>
          </table:table-cell>
          <table:table-cell office:value-type="float" office:value="131.9" table:style-name="ce12">
            <text:p>131,9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153.4" table:style-name="ce12">
            <text:p>153,4</text:p>
          </table:table-cell>
          <table:table-cell office:value-type="float" office:value="200.6" table:style-name="ce12">
            <text:p>200,6</text:p>
          </table:table-cell>
          <table:table-cell office:value-type="float" office:value="311.8" table:style-name="ce12">
            <text:p>311,8</text:p>
          </table:table-cell>
          <table:table-cell office:value-type="float" office:value="547.29999999999995" table:style-name="ce12">
            <text:p>547,3</text:p>
          </table:table-cell>
          <table:table-cell office:value-type="float" office:value="697.3" table:style-name="ce12">
            <text:p>697,3</text:p>
          </table:table-cell>
          <table:table-cell office:value-type="float" office:value="699.6" table:style-name="ce12">
            <text:p>699,6</text:p>
          </table:table-cell>
          <table:table-cell office:value-type="float" office:value="5280.4" table:style-name="ce12">
            <text:p>5280,4</text:p>
          </table:table-cell>
          <table:table-cell office:value-type="float" office:value="6126.9" table:style-name="ce12">
            <text:p>6126,9</text:p>
          </table:table-cell>
          <table:table-cell office:value-type="float" office:value="5203.8999999999996" table:style-name="ce12">
            <text:p>5203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Dez.20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21.1" table:style-name="ce11">
            <text:p>121,1</text:p>
          </table:table-cell>
          <table:table-cell office:value-type="float" office:value="132.6" table:style-name="ce12">
            <text:p>132,6</text:p>
          </table:table-cell>
          <table:table-cell office:value-type="float" office:value="146.6" table:style-name="ce12">
            <text:p>146,6</text:p>
          </table:table-cell>
          <table:table-cell office:value-type="float" office:value="154.30000000000001" table:style-name="ce12">
            <text:p>154,3</text:p>
          </table:table-cell>
          <table:table-cell office:value-type="float" office:value="201.7" table:style-name="ce12">
            <text:p>201,7</text:p>
          </table:table-cell>
          <table:table-cell office:value-type="float" office:value="313.5" table:style-name="ce12">
            <text:p>313,5</text:p>
          </table:table-cell>
          <table:table-cell office:value-type="float" office:value="550.29999999999995" table:style-name="ce12">
            <text:p>550,3</text:p>
          </table:table-cell>
          <table:table-cell office:value-type="float" office:value="701.1" table:style-name="ce12">
            <text:p>701,1</text:p>
          </table:table-cell>
          <table:table-cell office:value-type="float" office:value="703.4" table:style-name="ce12">
            <text:p>703,4</text:p>
          </table:table-cell>
          <table:table-cell office:value-type="float" office:value="5309.5" table:style-name="ce12">
            <text:p>5309,5</text:p>
          </table:table-cell>
          <table:table-cell office:value-type="float" office:value="6160.6" table:style-name="ce12">
            <text:p>6160,6</text:p>
          </table:table-cell>
          <table:table-cell office:value-type="float" office:value="5232.6000000000004" table:style-name="ce12">
            <text:p>5232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</text:p>
          </table:table-cell>
          <table:table-cell office:value-type="float" office:value="1.4" table:style-name="ce7">
            <text:p>1,4</text:p>
          </table:table-cell>
          <table:table-cell office:value-type="float" office:value="100" table:style-name="ce7">
            <text:p>100,0</text:p>
          </table:table-cell>
          <table:table-cell office:value-type="float" office:value="108.2" table:style-name="ce7">
            <text:p>108,2</text:p>
          </table:table-cell>
          <table:table-cell office:value-type="float" office:value="119.8" table:style-name="ce8">
            <text:p>119,8</text:p>
          </table:table-cell>
          <table:table-cell office:value-type="float" office:value="131.19999999999999" table:style-name="ce8">
            <text:p>131,2</text:p>
          </table:table-cell>
          <table:table-cell office:value-type="float" office:value="145" table:style-name="ce8">
            <text:p>145,0</text:p>
          </table:table-cell>
          <table:table-cell office:value-type="float" office:value="152.6" table:style-name="ce8">
            <text:p>152,6</text:p>
          </table:table-cell>
          <table:table-cell office:value-type="float" office:value="199.5" table:style-name="ce8">
            <text:p>199,5</text:p>
          </table:table-cell>
          <table:table-cell office:value-type="float" office:value="310.10000000000002" table:style-name="ce8">
            <text:p>310,1</text:p>
          </table:table-cell>
          <table:table-cell office:value-type="float" office:value="544.29999999999995" table:style-name="ce8">
            <text:p>544,3</text:p>
          </table:table-cell>
          <table:table-cell office:value-type="float" office:value="693.5" table:style-name="ce8">
            <text:p>693,5</text:p>
          </table:table-cell>
          <table:table-cell office:value-type="float" office:value="695.8" table:style-name="ce8">
            <text:p>695,8</text:p>
          </table:table-cell>
          <table:table-cell office:value-type="float" office:value="5251.7" table:style-name="ce8">
            <text:p>5251,7</text:p>
          </table:table-cell>
          <table:table-cell office:value-type="float" office:value="6093.5" table:style-name="ce8">
            <text:p>6093,5</text:p>
          </table:table-cell>
          <table:table-cell office:value-type="float" office:value="5175.6000000000004" table:style-name="ce8">
            <text:p>517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än.21<text:span text:style-name="T1">1</text:span></text:p>
          </table:table-cell>
          <table:table-cell office:value-type="float" office:value="0.8" table:style-name="ce11">
            <text:p>0,8</text:p>
          </table:table-cell>
          <table:table-cell office:value-type="float" office:value="100.3" table:style-name="ce11">
            <text:p>100,3</text:p>
          </table:table-cell>
          <table:table-cell office:value-type="float" office:value="108.5" table:style-name="ce11">
            <text:p>108,5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4" table:style-name="ce12">
            <text:p>145,4</text:p>
          </table:table-cell>
          <table:table-cell office:value-type="float" office:value="153.1" table:style-name="ce12">
            <text:p>153,1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9" table:style-name="ce12">
            <text:p>545,9</text:p>
          </table:table-cell>
          <table:table-cell office:value-type="float" office:value="695.6" table:style-name="ce12">
            <text:p>695,6</text:p>
          </table:table-cell>
          <table:table-cell office:value-type="float" office:value="697.9" table:style-name="ce12">
            <text:p>697,9</text:p>
          </table:table-cell>
          <table:table-cell office:value-type="float" office:value="5267.5" table:style-name="ce12">
            <text:p>5267,5</text:p>
          </table:table-cell>
          <table:table-cell office:value-type="float" office:value="6111.8" table:style-name="ce12">
            <text:p>6111,8</text:p>
          </table:table-cell>
          <table:table-cell office:value-type="float" office:value="5191.1000000000004" table:style-name="ce12">
            <text:p>5191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Feb.21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float" office:value="100.8" table:style-name="ce11">
            <text:p>100,8</text:p>
          </table:table-cell>
          <table:table-cell office:value-type="float" office:value="109.1" table:style-name="ce11">
            <text:p>109,1</text:p>
          </table:table-cell>
          <table:table-cell office:value-type="float" office:value="120.8" table:style-name="ce11">
            <text:p>120,8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53.80000000000001" table:style-name="ce12">
            <text:p>153,8</text:p>
          </table:table-cell>
          <table:table-cell office:value-type="float" office:value="201.1" table:style-name="ce12">
            <text:p>201,1</text:p>
          </table:table-cell>
          <table:table-cell office:value-type="float" office:value="312.60000000000002" table:style-name="ce12">
            <text:p>312,6</text:p>
          </table:table-cell>
          <table:table-cell office:value-type="float" office:value="548.70000000000005" table:style-name="ce12">
            <text:p>548,7</text:p>
          </table:table-cell>
          <table:table-cell office:value-type="float" office:value="699" table:style-name="ce12">
            <text:p>699,0</text:p>
          </table:table-cell>
          <table:table-cell office:value-type="float" office:value="701.4" table:style-name="ce12">
            <text:p>701,4</text:p>
          </table:table-cell>
          <table:table-cell office:value-type="float" office:value="5293.7" table:style-name="ce12">
            <text:p>5293,7</text:p>
          </table:table-cell>
          <table:table-cell office:value-type="float" office:value="6142.2" table:style-name="ce12">
            <text:p>6142,2</text:p>
          </table:table-cell>
          <table:table-cell office:value-type="float" office:value="5217" table:style-name="ce12">
            <text:p>5217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är.21<text:span text:style-name="T1">1</text:span></text:p>
          </table:table-cell>
          <table:table-cell office:value-type="float" office:value="2" table:style-name="ce11">
            <text:p>2,0</text:p>
          </table:table-cell>
          <table:table-cell office:value-type="float" office:value="101.9" table:style-name="ce11">
            <text:p>101,9</text:p>
          </table:table-cell>
          <table:table-cell office:value-type="float" office:value="110.3" table:style-name="ce11">
            <text:p>110,3</text:p>
          </table:table-cell>
          <table:table-cell office:value-type="float" office:value="122.1" table:style-name="ce11">
            <text:p>122,1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7.80000000000001" table:style-name="ce12">
            <text:p>147,8</text:p>
          </table:table-cell>
          <table:table-cell office:value-type="float" office:value="155.5" table:style-name="ce12">
            <text:p>155,5</text:p>
          </table:table-cell>
          <table:table-cell office:value-type="float" office:value="203.3" table:style-name="ce12">
            <text:p>203,3</text:p>
          </table:table-cell>
          <table:table-cell office:value-type="float" office:value="316" table:style-name="ce12">
            <text:p>316,0</text:p>
          </table:table-cell>
          <table:table-cell office:value-type="float" office:value="554.6" table:style-name="ce12">
            <text:p>554,6</text:p>
          </table:table-cell>
          <table:table-cell office:value-type="float" office:value="706.7" table:style-name="ce12">
            <text:p>706,7</text:p>
          </table:table-cell>
          <table:table-cell office:value-type="float" office:value="709" table:style-name="ce12">
            <text:p>709,0</text:p>
          </table:table-cell>
          <table:table-cell office:value-type="float" office:value="5351.5" table:style-name="ce12">
            <text:p>5351,5</text:p>
          </table:table-cell>
          <table:table-cell office:value-type="float" office:value="6209.3" table:style-name="ce12">
            <text:p>6209,3</text:p>
          </table:table-cell>
          <table:table-cell office:value-type="float" office:value="5273.9" table:style-name="ce12">
            <text:p>5273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pr.21<text:span text:style-name="T1">1</text:span></text:p>
          </table:table-cell>
          <table:table-cell office:value-type="float" office:value="1.9" table:style-name="ce11">
            <text:p>1,9</text:p>
          </table:table-cell>
          <table:table-cell office:value-type="float" office:value="101.8" table:style-name="ce11">
            <text:p>101,8</text:p>
          </table:table-cell>
          <table:table-cell office:value-type="float" office:value="110.1" table:style-name="ce11">
            <text:p>110,1</text:p>
          </table:table-cell>
          <table:table-cell office:value-type="float" office:value="122" table:style-name="ce11">
            <text:p>122,0</text:p>
          </table:table-cell>
          <table:table-cell office:value-type="float" office:value="133.6" table:style-name="ce12">
            <text:p>133,6</text:p>
          </table:table-cell>
          <table:table-cell office:value-type="float" office:value="147.6" table:style-name="ce12">
            <text:p>147,6</text:p>
          </table:table-cell>
          <table:table-cell office:value-type="float" office:value="155.30000000000001" table:style-name="ce12">
            <text:p>155,3</text:p>
          </table:table-cell>
          <table:table-cell office:value-type="float" office:value="203.1" table:style-name="ce12">
            <text:p>203,1</text:p>
          </table:table-cell>
          <table:table-cell office:value-type="float" office:value="315.7" table:style-name="ce12">
            <text:p>315,7</text:p>
          </table:table-cell>
          <table:table-cell office:value-type="float" office:value="554.1" table:style-name="ce12">
            <text:p>554,1</text:p>
          </table:table-cell>
          <table:table-cell office:value-type="float" office:value="706" table:style-name="ce12">
            <text:p>706,0</text:p>
          </table:table-cell>
          <table:table-cell office:value-type="float" office:value="708.3" table:style-name="ce12">
            <text:p>708,3</text:p>
          </table:table-cell>
          <table:table-cell office:value-type="float" office:value="5346.2" table:style-name="ce12">
            <text:p>5346,2</text:p>
          </table:table-cell>
          <table:table-cell office:value-type="float" office:value="6203.2" table:style-name="ce12">
            <text:p>6203,2</text:p>
          </table:table-cell>
          <table:table-cell office:value-type="float" office:value="5268.8" table:style-name="ce12">
            <text:p>5268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ai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float" office:value="102.1" table:style-name="ce11">
            <text:p>102,1</text:p>
          </table:table-cell>
          <table:table-cell office:value-type="float" office:value="110.5" table:style-name="ce11">
            <text:p>110,5</text:p>
          </table:table-cell>
          <table:table-cell office:value-type="float" office:value="122.3" table:style-name="ce11">
            <text:p>122,3</text:p>
          </table:table-cell>
          <table:table-cell office:value-type="float" office:value="134" table:style-name="ce12">
            <text:p>134,0</text:p>
          </table:table-cell>
          <table:table-cell office:value-type="float" office:value="148" table:style-name="ce12">
            <text:p>148,0</text:p>
          </table:table-cell>
          <table:table-cell office:value-type="float" office:value="155.80000000000001" table:style-name="ce12">
            <text:p>155,8</text:p>
          </table:table-cell>
          <table:table-cell office:value-type="float" office:value="203.7" table:style-name="ce12">
            <text:p>203,7</text:p>
          </table:table-cell>
          <table:table-cell office:value-type="float" office:value="316.60000000000002" table:style-name="ce12">
            <text:p>316,6</text:p>
          </table:table-cell>
          <table:table-cell office:value-type="float" office:value="555.70000000000005" table:style-name="ce12">
            <text:p>555,7</text:p>
          </table:table-cell>
          <table:table-cell office:value-type="float" office:value="708.1" table:style-name="ce12">
            <text:p>708,1</text:p>
          </table:table-cell>
          <table:table-cell office:value-type="float" office:value="710.4" table:style-name="ce12">
            <text:p>710,4</text:p>
          </table:table-cell>
          <table:table-cell office:value-type="float" office:value="5362" table:style-name="ce12">
            <text:p>5362,0</text:p>
          </table:table-cell>
          <table:table-cell office:value-type="float" office:value="6221.5" table:style-name="ce12">
            <text:p>6221,5</text:p>
          </table:table-cell>
          <table:table-cell office:value-type="float" office:value="5284.3" table:style-name="ce12">
            <text:p>528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n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float" office:value="102.6" table:style-name="ce11">
            <text:p>102,6</text:p>
          </table:table-cell>
          <table:table-cell office:value-type="float" office:value="111" table:style-name="ce11">
            <text:p>111,0</text:p>
          </table:table-cell>
          <table:table-cell office:value-type="float" office:value="122.9" table:style-name="ce11">
            <text:p>122,9</text:p>
          </table:table-cell>
          <table:table-cell office:value-type="float" office:value="134.6" table:style-name="ce12">
            <text:p>134,6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56.6" table:style-name="ce12">
            <text:p>156,6</text:p>
          </table:table-cell>
          <table:table-cell office:value-type="float" office:value="204.7" table:style-name="ce12">
            <text:p>204,7</text:p>
          </table:table-cell>
          <table:table-cell office:value-type="float" office:value="318.2" table:style-name="ce12">
            <text:p>318,2</text:p>
          </table:table-cell>
          <table:table-cell office:value-type="float" office:value="558.5" table:style-name="ce12">
            <text:p>558,5</text:p>
          </table:table-cell>
          <table:table-cell office:value-type="float" office:value="711.5" table:style-name="ce12">
            <text:p>711,5</text:p>
          </table:table-cell>
          <table:table-cell office:value-type="float" office:value="713.9" table:style-name="ce12">
            <text:p>713,9</text:p>
          </table:table-cell>
          <table:table-cell office:value-type="float" office:value="5388.2" table:style-name="ce12">
            <text:p>5388,2</text:p>
          </table:table-cell>
          <table:table-cell office:value-type="float" office:value="6251.9" table:style-name="ce12">
            <text:p>6251,9</text:p>
          </table:table-cell>
          <table:table-cell office:value-type="float" office:value="5310.2" table:style-name="ce12">
            <text:p>5310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l.21<text:span text:style-name="T1">1</text:span></text:p>
          </table:table-cell>
          <table:table-cell office:value-type="float" office:value="2.9" table:style-name="ce11">
            <text:p>2,9</text:p>
          </table:table-cell>
          <table:table-cell office:value-type="float" office:value="102.9" table:style-name="ce11">
            <text:p>102,9</text:p>
          </table:table-cell>
          <table:table-cell office:value-type="float" office:value="111.3" table:style-name="ce11">
            <text:p>111,3</text:p>
          </table:table-cell>
          <table:table-cell office:value-type="float" office:value="123.3" table:style-name="ce11">
            <text:p>123,3</text:p>
          </table:table-cell>
          <table:table-cell office:value-type="float" office:value="135" table:style-name="ce12">
            <text:p>135,0</text:p>
          </table:table-cell>
          <table:table-cell office:value-type="float" office:value="149.19999999999999" table:style-name="ce12">
            <text:p>149,2</text:p>
          </table:table-cell>
          <table:table-cell office:value-type="float" office:value="157" table:style-name="ce12">
            <text:p>157,0</text:p>
          </table:table-cell>
          <table:table-cell office:value-type="float" office:value="205.3" table:style-name="ce12">
            <text:p>205,3</text:p>
          </table:table-cell>
          <table:table-cell office:value-type="float" office:value="319.10000000000002" table:style-name="ce12">
            <text:p>319,1</text:p>
          </table:table-cell>
          <table:table-cell office:value-type="float" office:value="560.1" table:style-name="ce12">
            <text:p>560,1</text:p>
          </table:table-cell>
          <table:table-cell office:value-type="float" office:value="713.6" table:style-name="ce12">
            <text:p>713,6</text:p>
          </table:table-cell>
          <table:table-cell office:value-type="float" office:value="716" table:style-name="ce12">
            <text:p>716,0</text:p>
          </table:table-cell>
          <table:table-cell office:value-type="float" office:value="5404" table:style-name="ce12">
            <text:p>5404,0</text:p>
          </table:table-cell>
          <table:table-cell office:value-type="float" office:value="6270.2" table:style-name="ce12">
            <text:p>6270,2</text:p>
          </table:table-cell>
          <table:table-cell office:value-type="float" office:value="5325.7" table:style-name="ce12">
            <text:p>5325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ug.21<text:span text:style-name="T1">1</text:span></text:p>
          </table:table-cell>
          <table:table-cell office:value-type="float" office:value="3.2" table:style-name="ce11">
            <text:p>3,2</text:p>
          </table:table-cell>
          <table:table-cell office:value-type="float" office:value="103" table:style-name="ce11">
            <text:p>103,0</text:p>
          </table:table-cell>
          <table:table-cell office:value-type="float" office:value="111.4" table:style-name="ce11">
            <text:p>111,4</text:p>
          </table:table-cell>
          <table:table-cell office:value-type="float" office:value="123.4" table:style-name="ce11">
            <text:p>123,4</text:p>
          </table:table-cell>
          <table:table-cell office:value-type="float" office:value="135.1" table:style-name="ce12">
            <text:p>135,1</text:p>
          </table:table-cell>
          <table:table-cell office:value-type="float" office:value="149.4" table:style-name="ce12">
            <text:p>149,4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205.5" table:style-name="ce12">
            <text:p>205,5</text:p>
          </table:table-cell>
          <table:table-cell office:value-type="float" office:value="319.39999999999998" table:style-name="ce12">
            <text:p>319,4</text:p>
          </table:table-cell>
          <table:table-cell office:value-type="float" office:value="560.6" table:style-name="ce12">
            <text:p>560,6</text:p>
          </table:table-cell>
          <table:table-cell office:value-type="float" office:value="714.3" table:style-name="ce12">
            <text:p>714,3</text:p>
          </table:table-cell>
          <table:table-cell office:value-type="float" office:value="716.7" table:style-name="ce12">
            <text:p>716,7</text:p>
          </table:table-cell>
          <table:table-cell office:value-type="float" office:value="5409.3" table:style-name="ce12">
            <text:p>5409,3</text:p>
          </table:table-cell>
          <table:table-cell office:value-type="float" office:value="6276.3" table:style-name="ce12">
            <text:p>6276,3</text:p>
          </table:table-cell>
          <table:table-cell office:value-type="float" office:value="5330.9" table:style-name="ce12">
            <text:p>5330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Sep.21<text:span text:style-name="T1">1</text:span></text:p>
          </table:table-cell>
          <table:table-cell office:value-type="float" office:value="3.3" table:style-name="ce11">
            <text:p>3,3</text:p>
          </table:table-cell>
          <table:table-cell office:value-type="float" office:value="103.5" table:style-name="ce11">
            <text:p>103,5</text:p>
          </table:table-cell>
          <table:table-cell office:value-type="float" office:value="112" table:style-name="ce11">
            <text:p>112,0</text:p>
          </table:table-cell>
          <table:table-cell office:value-type="float" office:value="124" table:style-name="ce11">
            <text:p>124,0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50.1" table:style-name="ce12">
            <text:p>150,1</text:p>
          </table:table-cell>
          <table:table-cell office:value-type="float" office:value="157.9" table:style-name="ce12">
            <text:p>157,9</text:p>
          </table:table-cell>
          <table:table-cell office:value-type="float" office:value="206.5" table:style-name="ce12">
            <text:p>206,5</text:p>
          </table:table-cell>
          <table:table-cell office:value-type="float" office:value="321" table:style-name="ce12">
            <text:p>321,0</text:p>
          </table:table-cell>
          <table:table-cell office:value-type="float" office:value="563.4" table:style-name="ce12">
            <text:p>563,4</text:p>
          </table:table-cell>
          <table:table-cell office:value-type="float" office:value="717.8" table:style-name="ce12">
            <text:p>717,8</text:p>
          </table:table-cell>
          <table:table-cell office:value-type="float" office:value="720.2" table:style-name="ce12">
            <text:p>720,2</text:p>
          </table:table-cell>
          <table:table-cell office:value-type="float" office:value="5435.5" table:style-name="ce12">
            <text:p>5435,5</text:p>
          </table:table-cell>
          <table:table-cell office:value-type="float" office:value="6306.8" table:style-name="ce12">
            <text:p>6306,8</text:p>
          </table:table-cell>
          <table:table-cell office:value-type="float" office:value="5356.7" table:style-name="ce12">
            <text:p>5356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Okt.21<text:span text:style-name="T1">1</text:span></text:p>
          </table:table-cell>
          <table:table-cell office:value-type="float" office:value="3.7" table:style-name="ce11">
            <text:p>3,7</text:p>
          </table:table-cell>
          <table:table-cell office:value-type="float" office:value="104.1" table:style-name="ce11">
            <text:p>104,1</text:p>
          </table:table-cell>
          <table:table-cell office:value-type="float" office:value="112.6" table:style-name="ce11">
            <text:p>112,6</text:p>
          </table:table-cell>
          <table:table-cell office:value-type="float" office:value="124.7" table:style-name="ce11">
            <text:p>124,7</text:p>
          </table:table-cell>
          <table:table-cell office:value-type="float" office:value="136.6" table:style-name="ce12">
            <text:p>136,6</text:p>
          </table:table-cell>
          <table:table-cell office:value-type="float" office:value="150.9" table:style-name="ce12">
            <text:p>150,9</text:p>
          </table:table-cell>
          <table:table-cell office:value-type="float" office:value="158.9" table:style-name="ce12">
            <text:p>158,9</text:p>
          </table:table-cell>
          <table:table-cell office:value-type="float" office:value="207.7" table:style-name="ce12">
            <text:p>207,7</text:p>
          </table:table-cell>
          <table:table-cell office:value-type="float" office:value="322.8" table:style-name="ce12">
            <text:p>322,8</text:p>
          </table:table-cell>
          <table:table-cell office:value-type="float" office:value="566.6" table:style-name="ce12">
            <text:p>566,6</text:p>
          </table:table-cell>
          <table:table-cell office:value-type="float" office:value="721.9" table:style-name="ce12">
            <text:p>721,9</text:p>
          </table:table-cell>
          <table:table-cell office:value-type="float" office:value="724.3" table:style-name="ce12">
            <text:p>724,3</text:p>
          </table:table-cell>
          <table:table-cell office:value-type="float" office:value="5467" table:style-name="ce12">
            <text:p>5467,0</text:p>
          </table:table-cell>
          <table:table-cell office:value-type="float" office:value="6343.3" table:style-name="ce12">
            <text:p>6343,3</text:p>
          </table:table-cell>
          <table:table-cell office:value-type="float" office:value="5387.8" table:style-name="ce12">
            <text:p>5387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Nov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float" office:value="104.8" table:style-name="ce11">
            <text:p>104,8</text:p>
          </table:table-cell>
          <table:table-cell office:value-type="float" office:value="113.4" table:style-name="ce11">
            <text:p>113,4</text:p>
          </table:table-cell>
          <table:table-cell office:value-type="float" office:value="125.6" table:style-name="ce11">
            <text:p>125,6</text:p>
          </table:table-cell>
          <table:table-cell office:value-type="float" office:value="137.5" table:style-name="ce12">
            <text:p>137,5</text:p>
          </table:table-cell>
          <table:table-cell office:value-type="float" office:value="152" table:style-name="ce12">
            <text:p>152,0</text:p>
          </table:table-cell>
          <table:table-cell office:value-type="float" office:value="159.9" table:style-name="ce12">
            <text:p>159,9</text:p>
          </table:table-cell>
          <table:table-cell office:value-type="float" office:value="209.1" table:style-name="ce12">
            <text:p>209,1</text:p>
          </table:table-cell>
          <table:table-cell office:value-type="float" office:value="325" table:style-name="ce12">
            <text:p>325,0</text:p>
          </table:table-cell>
          <table:table-cell office:value-type="float" office:value="570.4" table:style-name="ce12">
            <text:p>570,4</text:p>
          </table:table-cell>
          <table:table-cell office:value-type="float" office:value="726.8" table:style-name="ce12">
            <text:p>726,8</text:p>
          </table:table-cell>
          <table:table-cell office:value-type="float" office:value="729.2" table:style-name="ce12">
            <text:p>729,2</text:p>
          </table:table-cell>
          <table:table-cell office:value-type="float" office:value="5503.8" table:style-name="ce12">
            <text:p>5503,8</text:p>
          </table:table-cell>
          <table:table-cell office:value-type="float" office:value="6386" table:style-name="ce12">
            <text:p>6386,0</text:p>
          </table:table-cell>
          <table:table-cell office:value-type="float" office:value="5424" table:style-name="ce12">
            <text:p>5424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Dez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float" office:value="105.4" table:style-name="ce11">
            <text:p>105,4</text:p>
          </table:table-cell>
          <table:table-cell office:value-type="float" office:value="114" table:style-name="ce11">
            <text:p>114,0</text:p>
          </table:table-cell>
          <table:table-cell office:value-type="float" office:value="126.3" table:style-name="ce11">
            <text:p>126,3</text:p>
          </table:table-cell>
          <table:table-cell office:value-type="float" office:value="138.30000000000001" table:style-name="ce12">
            <text:p>138,3</text:p>
          </table:table-cell>
          <table:table-cell office:value-type="float" office:value="152.80000000000001" table:style-name="ce12">
            <text:p>152,8</text:p>
          </table:table-cell>
          <table:table-cell office:value-type="float" office:value="160.80000000000001" table:style-name="ce12">
            <text:p>160,8</text:p>
          </table:table-cell>
          <table:table-cell office:value-type="float" office:value="210.3" table:style-name="ce12">
            <text:p>210,3</text:p>
          </table:table-cell>
          <table:table-cell office:value-type="float" office:value="326.8" table:style-name="ce12">
            <text:p>326,8</text:p>
          </table:table-cell>
          <table:table-cell office:value-type="float" office:value="573.70000000000005" table:style-name="ce12">
            <text:p>573,7</text:p>
          </table:table-cell>
          <table:table-cell office:value-type="float" office:value="730.9" table:style-name="ce12">
            <text:p>730,9</text:p>
          </table:table-cell>
          <table:table-cell office:value-type="float" office:value="733.4" table:style-name="ce12">
            <text:p>733,4</text:p>
          </table:table-cell>
          <table:table-cell office:value-type="float" office:value="5535.3" table:style-name="ce12">
            <text:p>5535,3</text:p>
          </table:table-cell>
          <table:table-cell office:value-type="float" office:value="6422.5" table:style-name="ce12">
            <text:p>6422,5</text:p>
          </table:table-cell>
          <table:table-cell office:value-type="float" office:value="5455.1" table:style-name="ce12">
            <text:p>5455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1</text:p>
          </table:table-cell>
          <table:table-cell office:value-type="float" office:value="2.8" table:style-name="ce7">
            <text:p>2,8</text:p>
          </table:table-cell>
          <table:table-cell office:value-type="float" office:value="102.8" table:style-name="ce7">
            <text:p>102,8</text:p>
          </table:table-cell>
          <table:table-cell office:value-type="float" office:value="111.2" table:style-name="ce7">
            <text:p>111,2</text:p>
          </table:table-cell>
          <table:table-cell office:value-type="float" office:value="123.1" table:style-name="ce8">
            <text:p>123,1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49" table:style-name="ce8">
            <text:p>149,0</text:p>
          </table:table-cell>
          <table:table-cell office:value-type="float" office:value="156.80000000000001" table:style-name="ce8">
            <text:p>156,8</text:p>
          </table:table-cell>
          <table:table-cell office:value-type="float" office:value="205" table:style-name="ce8">
            <text:p>205,0</text:p>
          </table:table-cell>
          <table:table-cell office:value-type="float" office:value="318.7" table:style-name="ce8">
            <text:p>318,7</text:p>
          </table:table-cell>
          <table:table-cell office:value-type="float" office:value="559.4" table:style-name="ce8">
            <text:p>559,4</text:p>
          </table:table-cell>
          <table:table-cell office:value-type="float" office:value="712.7" table:style-name="ce8">
            <text:p>712,7</text:p>
          </table:table-cell>
          <table:table-cell office:value-type="float" office:value="715.1" table:style-name="ce8">
            <text:p>715,1</text:p>
          </table:table-cell>
          <table:table-cell office:value-type="float" office:value="5397" table:style-name="ce8">
            <text:p>5397,0</text:p>
          </table:table-cell>
          <table:table-cell office:value-type="float" office:value="6262.1" table:style-name="ce8">
            <text:p>6262,1</text:p>
          </table:table-cell>
          <table:table-cell office:value-type="float" office:value="5318.8" table:style-name="ce8">
            <text:p>531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1-01T00:00:00" table:style-name="ce10">
            <text:p>Jän.22</text:p>
          </table:table-cell>
          <table:table-cell office:value-type="float" office:value="5" table:style-name="ce11">
            <text:p>5,0</text:p>
          </table:table-cell>
          <table:table-cell office:value-type="float" office:value="105.3" table:style-name="ce11">
            <text:p>105,3</text:p>
          </table:table-cell>
          <table:table-cell office:value-type="float" office:value="113.9" table:style-name="ce11">
            <text:p>113,9</text:p>
          </table:table-cell>
          <table:table-cell office:value-type="float" office:value="126.1" table:style-name="ce11">
            <text:p>126,1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52.69999999999999" table:style-name="ce12">
            <text:p>152,7</text:p>
          </table:table-cell>
          <table:table-cell office:value-type="float" office:value="160.69999999999999" table:style-name="ce12">
            <text:p>160,7</text:p>
          </table:table-cell>
          <table:table-cell office:value-type="float" office:value="210.1" table:style-name="ce12">
            <text:p>210,1</text:p>
          </table:table-cell>
          <table:table-cell office:value-type="float" office:value="326.5" table:style-name="ce12">
            <text:p>326,5</text:p>
          </table:table-cell>
          <table:table-cell office:value-type="float" office:value="573.1" table:style-name="ce12">
            <text:p>573,1</text:p>
          </table:table-cell>
          <table:table-cell office:value-type="float" office:value="730.3" table:style-name="ce12">
            <text:p>730,3</text:p>
          </table:table-cell>
          <table:table-cell office:value-type="float" office:value="732.7" table:style-name="ce12">
            <text:p>732,7</text:p>
          </table:table-cell>
          <table:table-cell office:value-type="float" office:value="5530" table:style-name="ce12">
            <text:p>5530,0</text:p>
          </table:table-cell>
          <table:table-cell office:value-type="float" office:value="6416.5" table:style-name="ce12">
            <text:p>6416,5</text:p>
          </table:table-cell>
          <table:table-cell office:value-type="float" office:value="5449.9" table:style-name="ce12">
            <text:p>5449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2-01T00:00:00" table:style-name="ce10">
            <text:p>Feb.22</text:p>
          </table:table-cell>
          <table:table-cell office:value-type="float" office:value="5.8" table:style-name="ce11">
            <text:p>5,8</text:p>
          </table:table-cell>
          <table:table-cell office:value-type="float" office:value="106.6" table:style-name="ce11">
            <text:p>106,6</text:p>
          </table:table-cell>
          <table:table-cell office:value-type="float" office:value="115.3" table:style-name="ce11">
            <text:p>115,3</text:p>
          </table:table-cell>
          <table:table-cell office:value-type="float" office:value="127.7" table:style-name="ce11">
            <text:p>127,7</text:p>
          </table:table-cell>
          <table:table-cell office:value-type="float" office:value="139.9" table:style-name="ce12">
            <text:p>139,9</text:p>
          </table:table-cell>
          <table:table-cell office:value-type="float" office:value="154.6" table:style-name="ce12">
            <text:p>154,6</text:p>
          </table:table-cell>
          <table:table-cell office:value-type="float" office:value="162.69999999999999" table:style-name="ce12">
            <text:p>162,7</text:p>
          </table:table-cell>
          <table:table-cell office:value-type="float" office:value="212.7" table:style-name="ce12">
            <text:p>212,7</text:p>
          </table:table-cell>
          <table:table-cell office:value-type="float" office:value="330.6" table:style-name="ce12">
            <text:p>330,6</text:p>
          </table:table-cell>
          <table:table-cell office:value-type="float" office:value="580.20000000000005" table:style-name="ce12">
            <text:p>580,2</text:p>
          </table:table-cell>
          <table:table-cell office:value-type="float" office:value="739.3" table:style-name="ce12">
            <text:p>739,3</text:p>
          </table:table-cell>
          <table:table-cell office:value-type="float" office:value="741.7" table:style-name="ce12">
            <text:p>741,7</text:p>
          </table:table-cell>
          <table:table-cell office:value-type="float" office:value="5598.3" table:style-name="ce12">
            <text:p>5598,3</text:p>
          </table:table-cell>
          <table:table-cell office:value-type="float" office:value="6495.7" table:style-name="ce12">
            <text:p>6495,7</text:p>
          </table:table-cell>
          <table:table-cell office:value-type="float" office:value="5517.2" table:style-name="ce12">
            <text:p>5517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3-01T00:00:00" table:style-name="ce10">
            <text:p>Mär.22</text:p>
          </table:table-cell>
          <table:table-cell office:value-type="float" office:value="6.8" table:style-name="ce11">
            <text:p>6,8</text:p>
          </table:table-cell>
          <table:table-cell office:value-type="float" office:value="108.8" table:style-name="ce11">
            <text:p>108,8</text:p>
          </table:table-cell>
          <table:table-cell office:value-type="float" office:value="117.7" table:style-name="ce11">
            <text:p>117,7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7.80000000000001" table:style-name="ce12">
            <text:p>157,8</text:p>
          </table:table-cell>
          <table:table-cell office:value-type="float" office:value="166" table:style-name="ce12">
            <text:p>166,0</text:p>
          </table:table-cell>
          <table:table-cell office:value-type="float" office:value="217.1" table:style-name="ce12">
            <text:p>217,1</text:p>
          </table:table-cell>
          <table:table-cell office:value-type="float" office:value="337.4" table:style-name="ce12">
            <text:p>337,4</text:p>
          </table:table-cell>
          <table:table-cell office:value-type="float" office:value="592.20000000000005" table:style-name="ce12">
            <text:p>592,2</text:p>
          </table:table-cell>
          <table:table-cell office:value-type="float" office:value="754.5" table:style-name="ce12">
            <text:p>754,5</text:p>
          </table:table-cell>
          <table:table-cell office:value-type="float" office:value="757" table:style-name="ce12">
            <text:p>757,0</text:p>
          </table:table-cell>
          <table:table-cell office:value-type="float" office:value="5713.8" table:style-name="ce12">
            <text:p>5713,8</text:p>
          </table:table-cell>
          <table:table-cell office:value-type="float" office:value="6629.7" table:style-name="ce12">
            <text:p>6629,7</text:p>
          </table:table-cell>
          <table:table-cell office:value-type="float" office:value="5631.1" table:style-name="ce12">
            <text:p>5631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4-01T00:00:00" table:style-name="ce10">
            <text:p>Apr.22</text:p>
          </table:table-cell>
          <table:table-cell office:value-type="float" office:value="7.2" table:style-name="ce11">
            <text:p>7,2</text:p>
          </table:table-cell>
          <table:table-cell office:value-type="float" office:value="109.1" table:style-name="ce11">
            <text:p>109,1</text:p>
          </table:table-cell>
          <table:table-cell office:value-type="float" office:value="118" table:style-name="ce11">
            <text:p>118,0</text:p>
          </table:table-cell>
          <table:table-cell office:value-type="float" office:value="130.69999999999999" table:style-name="ce11">
            <text:p>130,7</text:p>
          </table:table-cell>
          <table:table-cell office:value-type="float" office:value="143.1" table:style-name="ce12">
            <text:p>143,1</text:p>
          </table:table-cell>
          <table:table-cell office:value-type="float" office:value="158.19999999999999" table:style-name="ce12">
            <text:p>158,2</text:p>
          </table:table-cell>
          <table:table-cell office:value-type="float" office:value="166.5" table:style-name="ce12">
            <text:p>166,5</text:p>
          </table:table-cell>
          <table:table-cell office:value-type="float" office:value="217.7" table:style-name="ce12">
            <text:p>217,7</text:p>
          </table:table-cell>
          <table:table-cell office:value-type="float" office:value="338.3" table:style-name="ce12">
            <text:p>338,3</text:p>
          </table:table-cell>
          <table:table-cell office:value-type="float" office:value="593.79999999999995" table:style-name="ce12">
            <text:p>593,8</text:p>
          </table:table-cell>
          <table:table-cell office:value-type="float" office:value="756.6" table:style-name="ce12">
            <text:p>756,6</text:p>
          </table:table-cell>
          <table:table-cell office:value-type="float" office:value="759.1" table:style-name="ce12">
            <text:p>759,1</text:p>
          </table:table-cell>
          <table:table-cell office:value-type="float" office:value="5729.6" table:style-name="ce12">
            <text:p>5729,6</text:p>
          </table:table-cell>
          <table:table-cell office:value-type="float" office:value="6648" table:style-name="ce12">
            <text:p>6648,0</text:p>
          </table:table-cell>
          <table:table-cell office:value-type="float" office:value="5646.6" table:style-name="ce12">
            <text:p>5646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5-01T00:00:00" table:style-name="ce10">
            <text:p>Mai.22</text:p>
          </table:table-cell>
          <table:table-cell office:value-type="float" office:value="7.7" table:style-name="ce11">
            <text:p>7,7</text:p>
          </table:table-cell>
          <table:table-cell office:value-type="float" office:value="110" table:style-name="ce11">
            <text:p>110,0</text:p>
          </table:table-cell>
          <table:table-cell office:value-type="float" office:value="119" table:style-name="ce11">
            <text:p>119,0</text:p>
          </table:table-cell>
          <table:table-cell office:value-type="float" office:value="131.80000000000001" table:style-name="ce11">
            <text:p>131,8</text:p>
          </table:table-cell>
          <table:table-cell office:value-type="float" office:value="144.30000000000001" table:style-name="ce12">
            <text:p>144,3</text:p>
          </table:table-cell>
          <table:table-cell office:value-type="float" office:value="159.5" table:style-name="ce12">
            <text:p>159,5</text:p>
          </table:table-cell>
          <table:table-cell office:value-type="float" office:value="167.9" table:style-name="ce12">
            <text:p>167,9</text:p>
          </table:table-cell>
          <table:table-cell office:value-type="float" office:value="219.5" table:style-name="ce12">
            <text:p>219,5</text:p>
          </table:table-cell>
          <table:table-cell office:value-type="float" office:value="341.1" table:style-name="ce12">
            <text:p>341,1</text:p>
          </table:table-cell>
          <table:table-cell office:value-type="float" office:value="598.70000000000005" table:style-name="ce12">
            <text:p>598,7</text:p>
          </table:table-cell>
          <table:table-cell office:value-type="float" office:value="762.9" table:style-name="ce12">
            <text:p>762,9</text:p>
          </table:table-cell>
          <table:table-cell office:value-type="float" office:value="765.4" table:style-name="ce12">
            <text:p>765,4</text:p>
          </table:table-cell>
          <table:table-cell office:value-type="float" office:value="5776.9" table:style-name="ce12">
            <text:p>5776,9</text:p>
          </table:table-cell>
          <table:table-cell office:value-type="float" office:value="6702.9" table:style-name="ce12">
            <text:p>6702,9</text:p>
          </table:table-cell>
          <table:table-cell office:value-type="float" office:value="5693.2" table:style-name="ce12">
            <text:p>5693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6-01T00:00:00" table:style-name="ce10">
            <text:p>Jun.22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11.5" table:style-name="ce11">
            <text:p>111,5</text:p>
          </table:table-cell>
          <table:table-cell office:value-type="float" office:value="120.6" table:style-name="ce11">
            <text:p>120,6</text:p>
          </table:table-cell>
          <table:table-cell office:value-type="float" office:value="133.6" table:style-name="ce11">
            <text:p>133,6</text:p>
          </table:table-cell>
          <table:table-cell office:value-type="float" office:value="146.30000000000001" table:style-name="ce12">
            <text:p>146,3</text:p>
          </table:table-cell>
          <table:table-cell office:value-type="float" office:value="161.69999999999999" table:style-name="ce12">
            <text:p>161,7</text:p>
          </table:table-cell>
          <table:table-cell office:value-type="float" office:value="170.1" table:style-name="ce12">
            <text:p>170,1</text:p>
          </table:table-cell>
          <table:table-cell office:value-type="float" office:value="222.4" table:style-name="ce12">
            <text:p>222,4</text:p>
          </table:table-cell>
          <table:table-cell office:value-type="float" office:value="345.8" table:style-name="ce12">
            <text:p>345,8</text:p>
          </table:table-cell>
          <table:table-cell office:value-type="float" office:value="606.9" table:style-name="ce12">
            <text:p>606,9</text:p>
          </table:table-cell>
          <table:table-cell office:value-type="float" office:value="773.3" table:style-name="ce12">
            <text:p>773,3</text:p>
          </table:table-cell>
          <table:table-cell office:value-type="float" office:value="775.8" table:style-name="ce12">
            <text:p>775,8</text:p>
          </table:table-cell>
          <table:table-cell office:value-type="float" office:value="5855.6" table:style-name="ce12">
            <text:p>5855,6</text:p>
          </table:table-cell>
          <table:table-cell office:value-type="float" office:value="6794.3" table:style-name="ce12">
            <text:p>6794,3</text:p>
          </table:table-cell>
          <table:table-cell office:value-type="float" office:value="5770.8" table:style-name="ce12">
            <text:p>5770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7-01T00:00:00" table:style-name="ce10">
            <text:p>Jul.22</text:p>
          </table:table-cell>
          <table:table-cell office:value-type="float" office:value="9.4" table:style-name="ce11">
            <text:p>9,4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8-01T00:00:00" table:style-name="ce10">
            <text:p>Aug.22</text:p>
          </table:table-cell>
          <table:table-cell office:value-type="float" office:value="9.3000000000000007" table:style-name="ce11">
            <text:p>9,3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9-01T00:00:00" table:style-name="ce10">
            <text:p>Sep.22</text:p>
          </table:table-cell>
          <table:table-cell office:value-type="float" office:value="10.6" table:style-name="ce11">
            <text:p>10,6</text:p>
          </table:table-cell>
          <table:table-cell office:value-type="float" office:value="114.5" table:style-name="ce11">
            <text:p>114,5</text:p>
          </table:table-cell>
          <table:table-cell office:value-type="float" office:value="123.9" table:style-name="ce11">
            <text:p>123,9</text:p>
          </table:table-cell>
          <table:table-cell office:value-type="float" office:value="137.19999999999999" table:style-name="ce11">
            <text:p>137,2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66" table:style-name="ce12">
            <text:p>166,0</text:p>
          </table:table-cell>
          <table:table-cell office:value-type="float" office:value="174.7" table:style-name="ce12">
            <text:p>174,7</text:p>
          </table:table-cell>
          <table:table-cell office:value-type="float" office:value="228.4" table:style-name="ce12">
            <text:p>228,4</text:p>
          </table:table-cell>
          <table:table-cell office:value-type="float" office:value="355.1" table:style-name="ce12">
            <text:p>355,1</text:p>
          </table:table-cell>
          <table:table-cell office:value-type="float" office:value="623.20000000000005" table:style-name="ce12">
            <text:p>623,2</text:p>
          </table:table-cell>
          <table:table-cell office:value-type="float" office:value="794.1" table:style-name="ce12">
            <text:p>794,1</text:p>
          </table:table-cell>
          <table:table-cell office:value-type="float" office:value="796.7" table:style-name="ce12">
            <text:p>796,7</text:p>
          </table:table-cell>
          <table:table-cell office:value-type="float" office:value="6013.2" table:style-name="ce12">
            <text:p>6013,2</text:p>
          </table:table-cell>
          <table:table-cell office:value-type="float" office:value="6977.1" table:style-name="ce12">
            <text:p>6977,1</text:p>
          </table:table-cell>
          <table:table-cell office:value-type="float" office:value="5926.1" table:style-name="ce12">
            <text:p>592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0-01T00:00:00" table:style-name="ce10">
            <text:p>Okt.22</text:p>
          </table:table-cell>
          <table:table-cell office:value-type="float" office:value="11" table:style-name="ce11">
            <text:p>11,0</text:p>
          </table:table-cell>
          <table:table-cell office:value-type="float" office:value="115.6" table:style-name="ce11">
            <text:p>115,6</text:p>
          </table:table-cell>
          <table:table-cell office:value-type="float" office:value="125.1" table:style-name="ce11">
            <text:p>125,1</text:p>
          </table:table-cell>
          <table:table-cell office:value-type="float" office:value="138.5" table:style-name="ce11">
            <text:p>138,5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67.6" table:style-name="ce12">
            <text:p>167,6</text:p>
          </table:table-cell>
          <table:table-cell office:value-type="float" office:value="176.4" table:style-name="ce12">
            <text:p>176,4</text:p>
          </table:table-cell>
          <table:table-cell office:value-type="float" office:value="230.6" table:style-name="ce12">
            <text:p>230,6</text:p>
          </table:table-cell>
          <table:table-cell office:value-type="float" office:value="358.5" table:style-name="ce12">
            <text:p>358,5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801.7" table:style-name="ce12">
            <text:p>801,7</text:p>
          </table:table-cell>
          <table:table-cell office:value-type="float" office:value="804.3" table:style-name="ce12">
            <text:p>804,3</text:p>
          </table:table-cell>
          <table:table-cell office:value-type="float" office:value="6071" table:style-name="ce12">
            <text:p>6071,0</text:p>
          </table:table-cell>
          <table:table-cell office:value-type="float" office:value="7044.1" table:style-name="ce12">
            <text:p>7044,1</text:p>
          </table:table-cell>
          <table:table-cell office:value-type="float" office:value="5983" table:style-name="ce12">
            <text:p>5983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1-01T00:00:00" table:style-name="ce10">
            <text:p>Nov.22</text:p>
          </table:table-cell>
          <table:table-cell office:value-type="float" office:value="10.6" table:style-name="ce11">
            <text:p>10,6</text:p>
          </table:table-cell>
          <table:table-cell office:value-type="float" office:value="115.9" table:style-name="ce11">
            <text:p>115,9</text:p>
          </table:table-cell>
          <table:table-cell office:value-type="float" office:value="125.4" table:style-name="ce11">
            <text:p>125,4</text:p>
          </table:table-cell>
          <table:table-cell office:value-type="float" office:value="138.80000000000001" table:style-name="ce11">
            <text:p>138,8</text:p>
          </table:table-cell>
          <table:table-cell office:value-type="float" office:value="152.1" table:style-name="ce12">
            <text:p>152,1</text:p>
          </table:table-cell>
          <table:table-cell office:value-type="float" office:value="168.1" table:style-name="ce12">
            <text:p>168,1</text:p>
          </table:table-cell>
          <table:table-cell office:value-type="float" office:value="176.9" table:style-name="ce12">
            <text:p>176,9</text:p>
          </table:table-cell>
          <table:table-cell office:value-type="float" office:value="231.2" table:style-name="ce12">
            <text:p>231,2</text:p>
          </table:table-cell>
          <table:table-cell office:value-type="float" office:value="359.4" table:style-name="ce12">
            <text:p>359,4</text:p>
          </table:table-cell>
          <table:table-cell office:value-type="float" office:value="630.79999999999995" table:style-name="ce12">
            <text:p>630,8</text:p>
          </table:table-cell>
          <table:table-cell office:value-type="float" office:value="803.8" table:style-name="ce12">
            <text:p>803,8</text:p>
          </table:table-cell>
          <table:table-cell office:value-type="float" office:value="806.4" table:style-name="ce12">
            <text:p>806,4</text:p>
          </table:table-cell>
          <table:table-cell office:value-type="float" office:value="6086.7" table:style-name="ce12">
            <text:p>6086,7</text:p>
          </table:table-cell>
          <table:table-cell office:value-type="float" office:value="7062.4" table:style-name="ce12">
            <text:p>7062,4</text:p>
          </table:table-cell>
          <table:table-cell office:value-type="float" office:value="5998.5" table:style-name="ce12">
            <text:p>599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2-01T00:00:00" table:style-name="ce10">
            <text:p>Dez.22</text:p>
          </table:table-cell>
          <table:table-cell office:value-type="float" office:value="10.199999999999999" table:style-name="ce11">
            <text:p>10,2</text:p>
          </table:table-cell>
          <table:table-cell office:value-type="float" office:value="116.1" table:style-name="ce11">
            <text:p>116,1</text:p>
          </table:table-cell>
          <table:table-cell office:value-type="float" office:value="125.6" table:style-name="ce11">
            <text:p>125,6</text:p>
          </table:table-cell>
          <table:table-cell office:value-type="float" office:value="139.1" table:style-name="ce11">
            <text:p>139,1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68.3" table:style-name="ce12">
            <text:p>168,3</text:p>
          </table:table-cell>
          <table:table-cell office:value-type="float" office:value="177.2" table:style-name="ce12">
            <text:p>177,2</text:p>
          </table:table-cell>
          <table:table-cell office:value-type="float" office:value="231.6" table:style-name="ce12">
            <text:p>231,6</text:p>
          </table:table-cell>
          <table:table-cell office:value-type="float" office:value="360" table:style-name="ce12">
            <text:p>360,0</text:p>
          </table:table-cell>
          <table:table-cell office:value-type="float" office:value="631.9" table:style-name="ce12">
            <text:p>631,9</text:p>
          </table:table-cell>
          <table:table-cell office:value-type="float" office:value="805.2" table:style-name="ce12">
            <text:p>805,2</text:p>
          </table:table-cell>
          <table:table-cell office:value-type="float" office:value="807.8" table:style-name="ce12">
            <text:p>807,8</text:p>
          </table:table-cell>
          <table:table-cell office:value-type="float" office:value="6097.2" table:style-name="ce12">
            <text:p>6097,2</text:p>
          </table:table-cell>
          <table:table-cell office:value-type="float" office:value="7074.6" table:style-name="ce12">
            <text:p>7074,6</text:p>
          </table:table-cell>
          <table:table-cell office:value-type="float" office:value="6008.9" table:style-name="ce12">
            <text:p>6008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2</text:p>
          </table:table-cell>
          <table:table-cell office:value-type="float" office:value="8.6" table:style-name="ce7">
            <text:p>8,6</text:p>
          </table:table-cell>
          <table:table-cell office:value-type="float" office:value="111.6" table:style-name="ce7">
            <text:p>111,6</text:p>
          </table:table-cell>
          <table:table-cell office:value-type="float" office:value="120.7" table:style-name="ce7">
            <text:p>120,7</text:p>
          </table:table-cell>
          <table:table-cell office:value-type="float" office:value="133.6" table:style-name="ce8">
            <text:p>133,6</text:p>
          </table:table-cell>
          <table:table-cell office:value-type="float" office:value="146.4" table:style-name="ce8">
            <text:p>146,4</text:p>
          </table:table-cell>
          <table:table-cell office:value-type="float" office:value="161.80000000000001" table:style-name="ce8">
            <text:p>161,8</text:p>
          </table:table-cell>
          <table:table-cell office:value-type="float" office:value="170.2" table:style-name="ce8">
            <text:p>170,2</text:p>
          </table:table-cell>
          <table:table-cell office:value-type="float" office:value="222.5" table:style-name="ce8">
            <text:p>222,5</text:p>
          </table:table-cell>
          <table:table-cell office:value-type="float" office:value="345.9" table:style-name="ce8">
            <text:p>345,9</text:p>
          </table:table-cell>
          <table:table-cell office:value-type="float" office:value="607.20000000000005" table:style-name="ce8">
            <text:p>607,2</text:p>
          </table:table-cell>
          <table:table-cell office:value-type="float" office:value="773.6" table:style-name="ce8">
            <text:p>773,6</text:p>
          </table:table-cell>
          <table:table-cell office:value-type="float" office:value="776.2" table:style-name="ce8">
            <text:p>776,2</text:p>
          </table:table-cell>
          <table:table-cell office:value-type="float" office:value="5858.3" table:style-name="ce8">
            <text:p>5858,3</text:p>
          </table:table-cell>
          <table:table-cell office:value-type="float" office:value="6797.3" table:style-name="ce8">
            <text:p>6797,3</text:p>
          </table:table-cell>
          <table:table-cell office:value-type="float" office:value="5773.4" table:style-name="ce8">
            <text:p>577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1-01T00:00:00" table:style-name="ce10">
            <text:p>Jän.23</text:p>
          </table:table-cell>
          <table:table-cell office:value-type="float" office:value="11.2" table:style-name="ce11">
            <text:p>11,2</text:p>
          </table:table-cell>
          <table:table-cell office:value-type="float" office:value="117.1" table:style-name="ce11">
            <text:p>117,1</text:p>
          </table:table-cell>
          <table:table-cell office:value-type="float" office:value="126.7" table:style-name="ce11">
            <text:p>126,7</text:p>
          </table:table-cell>
          <table:table-cell office:value-type="float" office:value="140.30000000000001" table:style-name="ce11">
            <text:p>140,3</text:p>
          </table:table-cell>
          <table:table-cell office:value-type="float" office:value="153.6" table:style-name="ce12">
            <text:p>153,6</text:p>
          </table:table-cell>
          <table:table-cell office:value-type="float" office:value="169.8" table:style-name="ce12">
            <text:p>169,8</text:p>
          </table:table-cell>
          <table:table-cell office:value-type="float" office:value="178.7" table:style-name="ce12">
            <text:p>178,7</text:p>
          </table:table-cell>
          <table:table-cell office:value-type="float" office:value="233.6" table:style-name="ce12">
            <text:p>233,6</text:p>
          </table:table-cell>
          <table:table-cell office:value-type="float" office:value="363.1" table:style-name="ce12">
            <text:p>363,1</text:p>
          </table:table-cell>
          <table:table-cell office:value-type="float" office:value="637.4" table:style-name="ce12">
            <text:p>637,4</text:p>
          </table:table-cell>
          <table:table-cell office:value-type="float" office:value="812.1" table:style-name="ce12">
            <text:p>812,1</text:p>
          </table:table-cell>
          <table:table-cell office:value-type="float" office:value="814.8" table:style-name="ce12">
            <text:p>814,8</text:p>
          </table:table-cell>
          <table:table-cell office:value-type="float" office:value="6149.7" table:style-name="ce12">
            <text:p>6149,7</text:p>
          </table:table-cell>
          <table:table-cell office:value-type="float" office:value="7135.5" table:style-name="ce12">
            <text:p>7135,5</text:p>
          </table:table-cell>
          <table:table-cell office:value-type="float" office:value="6060.6" table:style-name="ce12">
            <text:p>6060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2-01T00:00:00" table:style-name="ce10">
            <text:p>Feb.23</text:p>
          </table:table-cell>
          <table:table-cell office:value-type="float" office:value="10.9" table:style-name="ce11">
            <text:p>10,9</text:p>
          </table:table-cell>
          <table:table-cell office:value-type="float" office:value="118.2" table:style-name="ce11">
            <text:p>118,2</text:p>
          </table:table-cell>
          <table:table-cell office:value-type="float" office:value="127.9" table:style-name="ce11">
            <text:p>127,9</text:p>
          </table:table-cell>
          <table:table-cell office:value-type="float" office:value="141.6" table:style-name="ce11">
            <text:p>141,6</text:p>
          </table:table-cell>
          <table:table-cell office:value-type="float" office:value="155.1" table:style-name="ce12">
            <text:p>155,1</text:p>
          </table:table-cell>
          <table:table-cell office:value-type="float" office:value="171.4" table:style-name="ce12">
            <text:p>171,4</text:p>
          </table:table-cell>
          <table:table-cell office:value-type="float" office:value="180.4" table:style-name="ce12">
            <text:p>180,4</text:p>
          </table:table-cell>
          <table:table-cell office:value-type="float" office:value="235.8" table:style-name="ce12">
            <text:p>235,8</text:p>
          </table:table-cell>
          <table:table-cell office:value-type="float" office:value="366.5" table:style-name="ce12">
            <text:p>366,5</text:p>
          </table:table-cell>
          <table:table-cell office:value-type="float" office:value="643.4" table:style-name="ce12">
            <text:p>643,4</text:p>
          </table:table-cell>
          <table:table-cell office:value-type="float" office:value="819.7" table:style-name="ce12">
            <text:p>819,7</text:p>
          </table:table-cell>
          <table:table-cell office:value-type="float" office:value="822.4" table:style-name="ce12">
            <text:p>822,4</text:p>
          </table:table-cell>
          <table:table-cell office:value-type="float" office:value="6207.5" table:style-name="ce12">
            <text:p>6207,5</text:p>
          </table:table-cell>
          <table:table-cell office:value-type="float" office:value="7202.5" table:style-name="ce12">
            <text:p>7202,5</text:p>
          </table:table-cell>
          <table:table-cell office:value-type="float" office:value="6117.6" table:style-name="ce12">
            <text:p>6117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3-01T00:00:00" table:style-name="ce10">
            <text:p>Mär.23</text:p>
          </table:table-cell>
          <table:table-cell office:value-type="float" office:value="9.1999999999999993" table:style-name="ce11">
            <text:p>9,2</text:p>
          </table:table-cell>
          <table:table-cell office:value-type="float" office:value="118.8" table:style-name="ce11">
            <text:p>118,8</text:p>
          </table:table-cell>
          <table:table-cell office:value-type="float" office:value="128.5" table:style-name="ce11">
            <text:p>128,5</text:p>
          </table:table-cell>
          <table:table-cell office:value-type="float" office:value="142.30000000000001" table:style-name="ce11">
            <text:p>142,3</text:p>
          </table:table-cell>
          <table:table-cell office:value-type="float" office:value="155.9" table:style-name="ce12">
            <text:p>155,9</text:p>
          </table:table-cell>
          <table:table-cell office:value-type="float" office:value="172.3" table:style-name="ce12">
            <text:p>172,3</text:p>
          </table:table-cell>
          <table:table-cell office:value-type="float" office:value="181.3" table:style-name="ce12">
            <text:p>181,3</text:p>
          </table:table-cell>
          <table:table-cell office:value-type="float" office:value="237" table:style-name="ce12">
            <text:p>237,0</text:p>
          </table:table-cell>
          <table:table-cell office:value-type="float" office:value="368.4" table:style-name="ce12">
            <text:p>368,4</text:p>
          </table:table-cell>
          <table:table-cell office:value-type="float" office:value="646.6" table:style-name="ce12">
            <text:p>646,6</text:p>
          </table:table-cell>
          <table:table-cell office:value-type="float" office:value="823.9" table:style-name="ce12">
            <text:p>823,9</text:p>
          </table:table-cell>
          <table:table-cell office:value-type="float" office:value="826.6" table:style-name="ce12">
            <text:p>826,6</text:p>
          </table:table-cell>
          <table:table-cell office:value-type="float" office:value="6239" table:style-name="ce12">
            <text:p>6239,0</text:p>
          </table:table-cell>
          <table:table-cell office:value-type="float" office:value="7239.1" table:style-name="ce12">
            <text:p>7239,1</text:p>
          </table:table-cell>
          <table:table-cell office:value-type="float" office:value="6148.6" table:style-name="ce12">
            <text:p>6148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4-01T00:00:00" table:style-name="ce10">
            <text:p>Apr.23</text:p>
          </table:table-cell>
          <table:table-cell office:value-type="float" office:value="9.6" table:style-name="ce11">
            <text:p>9,6</text:p>
          </table:table-cell>
          <table:table-cell office:value-type="float" office:value="119.6" table:style-name="ce11">
            <text:p>119,6</text:p>
          </table:table-cell>
          <table:table-cell office:value-type="float" office:value="129.4" table:style-name="ce11">
            <text:p>129,4</text:p>
          </table:table-cell>
          <table:table-cell office:value-type="float" office:value="143.30000000000001" table:style-name="ce11">
            <text:p>143,3</text:p>
          </table:table-cell>
          <table:table-cell office:value-type="float" office:value="156.9" table:style-name="ce12">
            <text:p>156,9</text:p>
          </table:table-cell>
          <table:table-cell office:value-type="float" office:value="173.4" table:style-name="ce12">
            <text:p>173,4</text:p>
          </table:table-cell>
          <table:table-cell office:value-type="float" office:value="182.5" table:style-name="ce12">
            <text:p>182,5</text:p>
          </table:table-cell>
          <table:table-cell office:value-type="float" office:value="238.6" table:style-name="ce12">
            <text:p>238,6</text:p>
          </table:table-cell>
          <table:table-cell office:value-type="float" office:value="370.9" table:style-name="ce12">
            <text:p>370,9</text:p>
          </table:table-cell>
          <table:table-cell office:value-type="float" office:value="651" table:style-name="ce12">
            <text:p>651,0</text:p>
          </table:table-cell>
          <table:table-cell office:value-type="float" office:value="829.4" table:style-name="ce12">
            <text:p>829,4</text:p>
          </table:table-cell>
          <table:table-cell office:value-type="float" office:value="832.2" table:style-name="ce12">
            <text:p>832,2</text:p>
          </table:table-cell>
          <table:table-cell office:value-type="float" office:value="6281" table:style-name="ce12">
            <text:p>6281,0</text:p>
          </table:table-cell>
          <table:table-cell office:value-type="float" office:value="7287.8" table:style-name="ce12">
            <text:p>7287,8</text:p>
          </table:table-cell>
          <table:table-cell office:value-type="float" office:value="6190" table:style-name="ce12">
            <text:p>619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5-01T00:00:00" table:style-name="ce10">
            <text:p>Mai.23</text:p>
          </table:table-cell>
          <table:table-cell office:value-type="float" office:value="8.9" table:style-name="ce11">
            <text:p>8,9</text:p>
          </table:table-cell>
          <table:table-cell office:value-type="float" office:value="119.8" table:style-name="ce11">
            <text:p>119,8</text:p>
          </table:table-cell>
          <table:table-cell office:value-type="float" office:value="129.6" table:style-name="ce11">
            <text:p>129,6</text:p>
          </table:table-cell>
          <table:table-cell office:value-type="float" office:value="143.5" table:style-name="ce11">
            <text:p>143,5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173.7" table:style-name="ce12">
            <text:p>173,7</text:p>
          </table:table-cell>
          <table:table-cell office:value-type="float" office:value="182.8" table:style-name="ce12">
            <text:p>182,8</text:p>
          </table:table-cell>
          <table:table-cell office:value-type="float" office:value="239" table:style-name="ce12">
            <text:p>239,0</text:p>
          </table:table-cell>
          <table:table-cell office:value-type="float" office:value="371.5" table:style-name="ce12">
            <text:p>371,5</text:p>
          </table:table-cell>
          <table:table-cell office:value-type="float" office:value="652.1" table:style-name="ce12">
            <text:p>652,1</text:p>
          </table:table-cell>
          <table:table-cell office:value-type="float" office:value="830.8" table:style-name="ce12">
            <text:p>830,8</text:p>
          </table:table-cell>
          <table:table-cell office:value-type="float" office:value="833.6" table:style-name="ce12">
            <text:p>833,6</text:p>
          </table:table-cell>
          <table:table-cell office:value-type="float" office:value="6291.5" table:style-name="ce12">
            <text:p>6291,5</text:p>
          </table:table-cell>
          <table:table-cell office:value-type="float" office:value="7300" table:style-name="ce12">
            <text:p>7300,0</text:p>
          </table:table-cell>
          <table:table-cell office:value-type="float" office:value="6200.4" table:style-name="ce12">
            <text:p>6200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6-01T00:00:00" table:style-name="ce10">
            <text:p>Jun.23</text:p>
          </table:table-cell>
          <table:table-cell office:value-type="float" office:value="8" table:style-name="ce11">
            <text:p>8,0</text:p>
          </table:table-cell>
          <table:table-cell office:value-type="float" office:value="120.4" table:style-name="ce11">
            <text:p>120,4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4.19999999999999" table:style-name="ce11">
            <text:p>144,2</text:p>
          </table:table-cell>
          <table:table-cell office:value-type="float" office:value="158" table:style-name="ce12">
            <text:p>158,0</text:p>
          </table:table-cell>
          <table:table-cell office:value-type="float" office:value="174.6" table:style-name="ce12">
            <text:p>174,6</text:p>
          </table:table-cell>
          <table:table-cell office:value-type="float" office:value="183.7" table:style-name="ce12">
            <text:p>183,7</text:p>
          </table:table-cell>
          <table:table-cell office:value-type="float" office:value="240.2" table:style-name="ce12">
            <text:p>240,2</text:p>
          </table:table-cell>
          <table:table-cell office:value-type="float" office:value="373.4" table:style-name="ce12">
            <text:p>373,4</text:p>
          </table:table-cell>
          <table:table-cell office:value-type="float" office:value="655.29999999999995" table:style-name="ce12">
            <text:p>655,3</text:p>
          </table:table-cell>
          <table:table-cell office:value-type="float" office:value="835" table:style-name="ce12">
            <text:p>835,0</text:p>
          </table:table-cell>
          <table:table-cell office:value-type="float" office:value="837.7" table:style-name="ce12">
            <text:p>837,7</text:p>
          </table:table-cell>
          <table:table-cell office:value-type="float" office:value="6323" table:style-name="ce12">
            <text:p>6323,0</text:p>
          </table:table-cell>
          <table:table-cell office:value-type="float" office:value="7336.6" table:style-name="ce12">
            <text:p>7336,6</text:p>
          </table:table-cell>
          <table:table-cell office:value-type="float" office:value="6231.4" table:style-name="ce12">
            <text:p>6231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7-01T00:00:00" table:style-name="ce10">
            <text:p>Jul.23</text:p>
          </table:table-cell>
          <table:table-cell office:value-type="float" office:value="7" table:style-name="ce11">
            <text:p>7,0</text:p>
          </table:table-cell>
          <table:table-cell office:value-type="float" office:value="120.5" table:style-name="ce11">
            <text:p>120,5</text:p>
          </table:table-cell>
          <table:table-cell office:value-type="float" office:value="130.4" table:style-name="ce11">
            <text:p>130,4</text:p>
          </table:table-cell>
          <table:table-cell office:value-type="float" office:value="144.4" table:style-name="ce11">
            <text:p>144,4</text:p>
          </table:table-cell>
          <table:table-cell office:value-type="float" office:value="158.1" table:style-name="ce12">
            <text:p>158,1</text:p>
          </table:table-cell>
          <table:table-cell office:value-type="float" office:value="174.7" table:style-name="ce12">
            <text:p>174,7</text:p>
          </table:table-cell>
          <table:table-cell office:value-type="float" office:value="183.9" table:style-name="ce12">
            <text:p>183,9</text:p>
          </table:table-cell>
          <table:table-cell office:value-type="float" office:value="240.4" table:style-name="ce12">
            <text:p>240,4</text:p>
          </table:table-cell>
          <table:table-cell office:value-type="float" office:value="373.7" table:style-name="ce12">
            <text:p>373,7</text:p>
          </table:table-cell>
          <table:table-cell office:value-type="float" office:value="655.9" table:style-name="ce12">
            <text:p>655,9</text:p>
          </table:table-cell>
          <table:table-cell office:value-type="float" office:value="835.7" table:style-name="ce12">
            <text:p>835,7</text:p>
          </table:table-cell>
          <table:table-cell office:value-type="float" office:value="838.4" table:style-name="ce12">
            <text:p>838,4</text:p>
          </table:table-cell>
          <table:table-cell office:value-type="float" office:value="6328.3" table:style-name="ce12">
            <text:p>6328,3</text:p>
          </table:table-cell>
          <table:table-cell office:value-type="float" office:value="7342.7" table:style-name="ce12">
            <text:p>7342,7</text:p>
          </table:table-cell>
          <table:table-cell office:value-type="float" office:value="6236.6" table:style-name="ce12">
            <text:p>6236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8-01T00:00:00" table:style-name="ce10">
            <text:p>Aug.23</text:p>
          </table:table-cell>
          <table:table-cell office:value-type="float" office:value="7.4" table:style-name="ce11">
            <text:p>7,4</text:p>
          </table:table-cell>
          <table:table-cell office:value-type="float" office:value="120.9" table:style-name="ce11">
            <text:p>120,9</text:p>
          </table:table-cell>
          <table:table-cell office:value-type="float" office:value="130.80000000000001" table:style-name="ce11">
            <text:p>130,8</text:p>
          </table:table-cell>
          <table:table-cell office:value-type="float" office:value="144.80000000000001" table:style-name="ce11">
            <text:p>144,8</text:p>
          </table:table-cell>
          <table:table-cell office:value-type="float" office:value="158.6" table:style-name="ce12">
            <text:p>158,6</text:p>
          </table:table-cell>
          <table:table-cell office:value-type="float" office:value="175.3" table:style-name="ce12">
            <text:p>175,3</text:p>
          </table:table-cell>
          <table:table-cell office:value-type="float" office:value="184.5" table:style-name="ce12">
            <text:p>184,5</text:p>
          </table:table-cell>
          <table:table-cell office:value-type="float" office:value="241.2" table:style-name="ce12">
            <text:p>241,2</text:p>
          </table:table-cell>
          <table:table-cell office:value-type="float" office:value="374.9" table:style-name="ce12">
            <text:p>374,9</text:p>
          </table:table-cell>
          <table:table-cell office:value-type="float" office:value="658.1" table:style-name="ce12">
            <text:p>658,1</text:p>
          </table:table-cell>
          <table:table-cell office:value-type="float" office:value="838.4" table:style-name="ce12">
            <text:p>838,4</text:p>
          </table:table-cell>
          <table:table-cell office:value-type="float" office:value="841.2" table:style-name="ce12">
            <text:p>841,2</text:p>
          </table:table-cell>
          <table:table-cell office:value-type="float" office:value="6349.3" table:style-name="ce12">
            <text:p>6349,3</text:p>
          </table:table-cell>
          <table:table-cell office:value-type="float" office:value="7367" table:style-name="ce12">
            <text:p>7367,0</text:p>
          </table:table-cell>
          <table:table-cell office:value-type="float" office:value="6257.3" table:style-name="ce12">
            <text:p>6257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9-01T00:00:00" table:style-name="ce10">
            <text:p>Sep.23</text:p>
          </table:table-cell>
          <table:table-cell office:value-type="float" office:value="6" table:style-name="ce11">
            <text:p>6,0</text:p>
          </table:table-cell>
          <table:table-cell office:value-type="float" office:value="121.4" table:style-name="ce14">
            <text:p>121,4</text:p>
          </table:table-cell>
          <table:table-cell office:value-type="float" office:value="131.4" table:style-name="ce14">
            <text:p>131,4</text:p>
          </table:table-cell>
          <table:table-cell office:value-type="float" office:value="145.4" table:style-name="ce14">
            <text:p>145,4</text:p>
          </table:table-cell>
          <table:table-cell office:value-type="float" office:value="159.30000000000001" table:style-name="ce14">
            <text:p>159,3</text:p>
          </table:table-cell>
          <table:table-cell office:value-type="float" office:value="176" table:style-name="ce14">
            <text:p>176,0</text:p>
          </table:table-cell>
          <table:table-cell office:value-type="float" office:value="185.3" table:style-name="ce14">
            <text:p>185,3</text:p>
          </table:table-cell>
          <table:table-cell office:value-type="float" office:value="242.2" table:style-name="ce14">
            <text:p>242,2</text:p>
          </table:table-cell>
          <table:table-cell office:value-type="float" office:value="376.5" table:style-name="ce14">
            <text:p>376,5</text:p>
          </table:table-cell>
          <table:table-cell office:value-type="float" office:value="660.8" table:style-name="ce14">
            <text:p>660,8</text:p>
          </table:table-cell>
          <table:table-cell office:value-type="float" office:value="841.9" table:style-name="ce14">
            <text:p>841,9</text:p>
          </table:table-cell>
          <table:table-cell office:value-type="float" office:value="844.7" table:style-name="ce14">
            <text:p>844,7</text:p>
          </table:table-cell>
          <table:table-cell office:value-type="float" office:value="6375.6" table:style-name="ce14">
            <text:p>6375,6</text:p>
          </table:table-cell>
          <table:table-cell office:value-type="float" office:value="7397.5" table:style-name="ce14">
            <text:p>7397,5</text:p>
          </table:table-cell>
          <table:table-cell office:value-type="float" office:value="6283.2" table:style-name="ce14">
            <text:p>6283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0-01T00:00:00" table:style-name="ce10">
            <text:p>Okt.23</text:p>
          </table:table-cell>
          <table:table-cell office:value-type="float" office:value="5.4" table:style-name="ce11">
            <text:p>5,4</text:p>
          </table:table-cell>
          <table:table-cell office:value-type="float" office:value="121.8" table:style-name="ce14">
            <text:p>121,8</text:p>
          </table:table-cell>
          <table:table-cell office:value-type="float" office:value="131.80000000000001" table:style-name="ce14">
            <text:p>131,8</text:p>
          </table:table-cell>
          <table:table-cell office:value-type="float" office:value="145.9" table:style-name="ce14">
            <text:p>145,9</text:p>
          </table:table-cell>
          <table:table-cell office:value-type="float" office:value="159.80000000000001" table:style-name="ce14">
            <text:p>159,8</text:p>
          </table:table-cell>
          <table:table-cell office:value-type="float" office:value="176.6" table:style-name="ce14">
            <text:p>176,6</text:p>
          </table:table-cell>
          <table:table-cell office:value-type="float" office:value="185.9" table:style-name="ce14">
            <text:p>185,9</text:p>
          </table:table-cell>
          <table:table-cell office:value-type="float" office:value="243" table:style-name="ce14">
            <text:p>243,0</text:p>
          </table:table-cell>
          <table:table-cell office:value-type="float" office:value="377.7" table:style-name="ce14">
            <text:p>377,7</text:p>
          </table:table-cell>
          <table:table-cell office:value-type="float" office:value="663" table:style-name="ce14">
            <text:p>663,0</text:p>
          </table:table-cell>
          <table:table-cell office:value-type="float" office:value="844.7" table:style-name="ce14">
            <text:p>844,7</text:p>
          </table:table-cell>
          <table:table-cell office:value-type="float" office:value="847.5" table:style-name="ce14">
            <text:p>847,5</text:p>
          </table:table-cell>
          <table:table-cell office:value-type="float" office:value="6396.6" table:style-name="ce14">
            <text:p>6396,6</text:p>
          </table:table-cell>
          <table:table-cell office:value-type="float" office:value="7421.9" table:style-name="ce14">
            <text:p>7421,9</text:p>
          </table:table-cell>
          <table:table-cell office:value-type="float" office:value="6303.9" table:style-name="ce14">
            <text:p>630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1-01T00:00:00" table:style-name="ce10">
            <text:p>Nov.23</text:p>
          </table:table-cell>
          <table:table-cell office:value-type="float" office:value="5.3" table:style-name="ce11">
            <text:p>5,3</text:p>
          </table:table-cell>
          <table:table-cell office:value-type="float" office:value="122.1" table:style-name="ce14">
            <text:p>122,1</text:p>
          </table:table-cell>
          <table:table-cell office:value-type="float" office:value="132.1" table:style-name="ce14">
            <text:p>132,1</text:p>
          </table:table-cell>
          <table:table-cell office:value-type="float" office:value="146.30000000000001" table:style-name="ce14">
            <text:p>146,3</text:p>
          </table:table-cell>
          <table:table-cell office:value-type="float" office:value="160.19999999999999" table:style-name="ce14">
            <text:p>160,2</text:p>
          </table:table-cell>
          <table:table-cell office:value-type="float" office:value="177" table:style-name="ce14">
            <text:p>177,0</text:p>
          </table:table-cell>
          <table:table-cell office:value-type="float" office:value="186.3" table:style-name="ce14">
            <text:p>186,3</text:p>
          </table:table-cell>
          <table:table-cell office:value-type="float" office:value="243.6" table:style-name="ce14">
            <text:p>243,6</text:p>
          </table:table-cell>
          <table:table-cell office:value-type="float" office:value="378.6" table:style-name="ce14">
            <text:p>378,6</text:p>
          </table:table-cell>
          <table:table-cell office:value-type="float" office:value="664.6" table:style-name="ce14">
            <text:p>664,6</text:p>
          </table:table-cell>
          <table:table-cell office:value-type="float" office:value="846.8" table:style-name="ce14">
            <text:p>846,8</text:p>
          </table:table-cell>
          <table:table-cell office:value-type="float" office:value="849.6" table:style-name="ce14">
            <text:p>849,6</text:p>
          </table:table-cell>
          <table:table-cell office:value-type="float" office:value="6412.3" table:style-name="ce14">
            <text:p>6412,3</text:p>
          </table:table-cell>
          <table:table-cell office:value-type="float" office:value="7440.2" table:style-name="ce14">
            <text:p>7440,2</text:p>
          </table:table-cell>
          <table:table-cell office:value-type="float" office:value="6319.4" table:style-name="ce14">
            <text:p>631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2-01T00:00:00" table:style-name="ce10">
            <text:p>Dez.23</text:p>
          </table:table-cell>
          <table:table-cell office:value-type="float" office:value="5.6" table:style-name="ce11">
            <text:p>5,6</text:p>
          </table:table-cell>
          <table:table-cell office:value-type="float" office:value="122.6" table:style-name="ce14">
            <text:p>122,6</text:p>
          </table:table-cell>
          <table:table-cell office:value-type="float" office:value="132.69999999999999" table:style-name="ce14">
            <text:p>132,7</text:p>
          </table:table-cell>
          <table:table-cell office:value-type="float" office:value="146.9" table:style-name="ce14">
            <text:p>146,9</text:p>
          </table:table-cell>
          <table:table-cell office:value-type="float" office:value="160.9" table:style-name="ce14">
            <text:p>160,9</text:p>
          </table:table-cell>
          <table:table-cell office:value-type="float" office:value="177.8" table:style-name="ce14">
            <text:p>177,8</text:p>
          </table:table-cell>
          <table:table-cell office:value-type="float" office:value="187.1" table:style-name="ce14">
            <text:p>187,1</text:p>
          </table:table-cell>
          <table:table-cell office:value-type="float" office:value="244.6" table:style-name="ce14">
            <text:p>244,6</text:p>
          </table:table-cell>
          <table:table-cell office:value-type="float" office:value="380.2" table:style-name="ce14">
            <text:p>380,2</text:p>
          </table:table-cell>
          <table:table-cell office:value-type="float" office:value="667.3" table:style-name="ce14">
            <text:p>667,3</text:p>
          </table:table-cell>
          <table:table-cell office:value-type="float" office:value="850.2" table:style-name="ce14">
            <text:p>850,2</text:p>
          </table:table-cell>
          <table:table-cell office:value-type="float" office:value="853.1" table:style-name="ce14">
            <text:p>853,1</text:p>
          </table:table-cell>
          <table:table-cell office:value-type="float" office:value="6438.6" table:style-name="ce14">
            <text:p>6438,6</text:p>
          </table:table-cell>
          <table:table-cell office:value-type="float" office:value="7470.6" table:style-name="ce14">
            <text:p>7470,6</text:p>
          </table:table-cell>
          <table:table-cell office:value-type="float" office:value="6345.3" table:style-name="ce14">
            <text:p>6345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3</text:p>
          </table:table-cell>
          <table:table-cell office:value-type="float" office:value="7.8" table:style-name="ce7">
            <text:p>7,8</text:p>
          </table:table-cell>
          <table:table-cell office:value-type="float" office:value="120.3" table:style-name="ce7">
            <text:p>120,3</text:p>
          </table:table-cell>
          <table:table-cell office:value-type="float" office:value="130.1" table:style-name="ce7">
            <text:p>130,1</text:p>
          </table:table-cell>
          <table:table-cell office:value-type="float" office:value="144.1" table:style-name="ce7">
            <text:p>144,1</text:p>
          </table:table-cell>
          <table:table-cell office:value-type="float" office:value="157.80000000000001" table:style-name="ce7">
            <text:p>157,8</text:p>
          </table:table-cell>
          <table:table-cell office:value-type="float" office:value="174.4" table:style-name="ce7">
            <text:p>174,4</text:p>
          </table:table-cell>
          <table:table-cell office:value-type="float" office:value="183.5" table:style-name="ce7">
            <text:p>183,5</text:p>
          </table:table-cell>
          <table:table-cell office:value-type="float" office:value="239.9" table:style-name="ce7">
            <text:p>239,9</text:p>
          </table:table-cell>
          <table:table-cell office:value-type="float" office:value="373" table:style-name="ce7">
            <text:p>373,0</text:p>
          </table:table-cell>
          <table:table-cell office:value-type="float" office:value="654.6" table:style-name="ce7">
            <text:p>654,6</text:p>
          </table:table-cell>
          <table:table-cell office:value-type="float" office:value="834.1" table:style-name="ce7">
            <text:p>834,1</text:p>
          </table:table-cell>
          <table:table-cell office:value-type="float" office:value="836.8" table:style-name="ce7">
            <text:p>836,8</text:p>
          </table:table-cell>
          <table:table-cell office:value-type="float" office:value="6316" table:style-name="ce7">
            <text:p>6316,0</text:p>
          </table:table-cell>
          <table:table-cell office:value-type="float" office:value="7328.5" table:style-name="ce7">
            <text:p>7328,5</text:p>
          </table:table-cell>
          <table:table-cell office:value-type="float" office:value="6224.5" table:style-name="ce7">
            <text:p>622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1-01T00:00:00" table:style-name="ce10">
            <text:p>Jän.24</text:p>
          </table:table-cell>
          <table:table-cell office:value-type="float" office:value="4.5999999999999996" table:style-name="ce11">
            <text:p>4,6</text:p>
          </table:table-cell>
          <table:table-cell office:value-type="float" office:value="122.5" table:style-name="ce15">
            <text:p>122,5</text:p>
          </table:table-cell>
          <table:table-cell office:value-type="float" office:value="132.5" table:style-name="ce15">
            <text:p>132,5</text:p>
          </table:table-cell>
          <table:table-cell office:value-type="float" office:value="146.80000000000001" table:style-name="ce15">
            <text:p>146,8</text:p>
          </table:table-cell>
          <table:table-cell office:value-type="float" office:value="160.69999999999999" table:style-name="ce15">
            <text:p>160,7</text:p>
          </table:table-cell>
          <table:table-cell office:value-type="float" office:value="177.6" table:style-name="ce15">
            <text:p>177,6</text:p>
          </table:table-cell>
          <table:table-cell office:value-type="float" office:value="186.9" table:style-name="ce15">
            <text:p>186,9</text:p>
          </table:table-cell>
          <table:table-cell office:value-type="float" office:value="244.4" table:style-name="ce15">
            <text:p>244,4</text:p>
          </table:table-cell>
          <table:table-cell office:value-type="float" office:value="379.9" table:style-name="ce15">
            <text:p>379,9</text:p>
          </table:table-cell>
          <table:table-cell office:value-type="float" office:value="666.8" table:style-name="ce15">
            <text:p>666,8</text:p>
          </table:table-cell>
          <table:table-cell office:value-type="float" office:value="849.5" table:style-name="ce15">
            <text:p>849,5</text:p>
          </table:table-cell>
          <table:table-cell office:value-type="float" office:value="852.4" table:style-name="ce15">
            <text:p>852,4</text:p>
          </table:table-cell>
          <table:table-cell office:value-type="float" office:value="6433.3" table:style-name="ce15">
            <text:p>6433,3</text:p>
          </table:table-cell>
          <table:table-cell office:value-type="float" office:value="7464.5" table:style-name="ce15">
            <text:p>7464,5</text:p>
          </table:table-cell>
          <table:table-cell office:value-type="float" office:value="6340.1" table:style-name="ce15">
            <text:p>6340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2-01T00:00:00" table:style-name="ce10">
            <text:p>Feb.24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123.1" table:style-name="ce15">
            <text:p>123,1</text:p>
          </table:table-cell>
          <table:table-cell office:value-type="float" office:value="133.19999999999999" table:style-name="ce15">
            <text:p>133,2</text:p>
          </table:table-cell>
          <table:table-cell office:value-type="float" office:value="147.5" table:style-name="ce15">
            <text:p>147,5</text:p>
          </table:table-cell>
          <table:table-cell office:value-type="float" office:value="161.5" table:style-name="ce15">
            <text:p>161,5</text:p>
          </table:table-cell>
          <table:table-cell office:value-type="float" office:value="178.5" table:style-name="ce15">
            <text:p>178,5</text:p>
          </table:table-cell>
          <table:table-cell office:value-type="float" office:value="187.9" table:style-name="ce15">
            <text:p>187,9</text:p>
          </table:table-cell>
          <table:table-cell office:value-type="float" office:value="245.6" table:style-name="ce15">
            <text:p>245,6</text:p>
          </table:table-cell>
          <table:table-cell office:value-type="float" office:value="381.7" table:style-name="ce15">
            <text:p>381,7</text:p>
          </table:table-cell>
          <table:table-cell office:value-type="float" office:value="670" table:style-name="ce15">
            <text:p>670,0</text:p>
          </table:table-cell>
          <table:table-cell office:value-type="float" office:value="853.7" table:style-name="ce15">
            <text:p>853,7</text:p>
          </table:table-cell>
          <table:table-cell office:value-type="float" office:value="856.5" table:style-name="ce15">
            <text:p>856,5</text:p>
          </table:table-cell>
          <table:table-cell office:value-type="float" office:value="6464.8" table:style-name="ce15">
            <text:p>6464,8</text:p>
          </table:table-cell>
          <table:table-cell office:value-type="float" office:value="7501.1" table:style-name="ce15">
            <text:p>7501,1</text:p>
          </table:table-cell>
          <table:table-cell office:value-type="float" office:value="6371.2" table:style-name="ce15">
            <text:p>6371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3-01T00:00:00" table:style-name="ce10">
            <text:p>Mär.24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4-01T00:00:00" table:style-name="ce10">
            <text:p>Apr.24</text:p>
          </table:table-cell>
          <table:table-cell office:value-type="float" office:value="3.5" table:style-name="ce11">
            <text:p>3,5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5-01T00:00:00" table:style-name="ce10">
            <text:p>Mai.24</text:p>
          </table:table-cell>
          <table:table-cell office:value-type="float" office:value="3.3" table:style-name="ce11">
            <text:p>3,3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6-01T00:00:00" table:style-name="ce10">
            <text:p>Jun.24</text:p>
          </table:table-cell>
          <table:table-cell office:value-type="float" office:value="3" table:style-name="ce11">
            <text:p>3,0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7-01T00:00:00" table:style-name="ce10">
            <text:p>Jul.24</text:p>
          </table:table-cell>
          <table:table-cell office:value-type="float" office:value="2.9" table:style-name="ce11">
            <text:p>2,9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8-01T00:00:00" table:style-name="ce10">
            <text:p>Aug.24</text:p>
          </table:table-cell>
          <table:table-cell office:value-type="float" office:value="2.2999999999999998" table:style-name="ce11">
            <text:p>2,3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9-01T00:00:00" table:style-name="ce10">
            <text:p>Sep.24</text:p>
          </table:table-cell>
          <table:table-cell office:value-type="float" office:value="1.8" table:style-name="ce11">
            <text:p>1,8</text:p>
          </table:table-cell>
          <table:table-cell office:value-type="float" office:value="123.6" table:style-name="ce15">
            <text:p>123,6</text:p>
          </table:table-cell>
          <table:table-cell office:value-type="float" office:value="133.69999999999999" table:style-name="ce15">
            <text:p>133,7</text:p>
          </table:table-cell>
          <table:table-cell office:value-type="float" office:value="148.1" table:style-name="ce15">
            <text:p>148,1</text:p>
          </table:table-cell>
          <table:table-cell office:value-type="float" office:value="162.19999999999999" table:style-name="ce15">
            <text:p>162,2</text:p>
          </table:table-cell>
          <table:table-cell office:value-type="float" office:value="179.2" table:style-name="ce15">
            <text:p>179,2</text:p>
          </table:table-cell>
          <table:table-cell office:value-type="float" office:value="188.6" table:style-name="ce15">
            <text:p>188,6</text:p>
          </table:table-cell>
          <table:table-cell office:value-type="float" office:value="246.6" table:style-name="ce15">
            <text:p>246,6</text:p>
          </table:table-cell>
          <table:table-cell office:value-type="float" office:value="383.3" table:style-name="ce15">
            <text:p>383,3</text:p>
          </table:table-cell>
          <table:table-cell office:value-type="float" office:value="672.8" table:style-name="ce15">
            <text:p>672,8</text:p>
          </table:table-cell>
          <table:table-cell office:value-type="float" office:value="857.2" table:style-name="ce15">
            <text:p>857,2</text:p>
          </table:table-cell>
          <table:table-cell office:value-type="float" office:value="860" table:style-name="ce15">
            <text:p>860,0</text:p>
          </table:table-cell>
          <table:table-cell office:value-type="float" office:value="6491.1" table:style-name="ce15">
            <text:p>6491,1</text:p>
          </table:table-cell>
          <table:table-cell office:value-type="float" office:value="7531.6" table:style-name="ce15">
            <text:p>7531,6</text:p>
          </table:table-cell>
          <table:table-cell office:value-type="float" office:value="6397" table:style-name="ce15">
            <text:p>6397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10-01T00:00:00" table:style-name="ce10">
            <text:p>Okt.24</text:p>
          </table:table-cell>
          <table:table-cell office:value-type="float" office:value="1.8" table:style-name="ce11">
            <text:p>1,8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2" table:style-name="ce1"/>
          <table:table-cell office:value-type="string" table:style-name="ce1">
            <text:p>Durchschnitt 2024Q1-Q3</text:p>
          </table:table-cell>
          <table:table-cell table:number-columns-repeated="16365" table:style-name="ce1"/>
        </table:table-row>
        <table:table-row table:style-name="ro3">
          <table:table-cell office:value-type="date" office:date-value="2024-11-01T00:00:00" table:style-name="ce10">
            <text:p>Nov.24</text:p>
          </table:table-cell>
          <table:table-cell office:value-type="float" office:value="1.9" table:style-name="ce11">
            <text:p>1,9</text:p>
          </table:table-cell>
          <table:table-cell office:value-type="float" office:value="124.4" table:style-name="ce15">
            <text:p>124,4</text:p>
          </table:table-cell>
          <table:table-cell office:value-type="float" office:value="134.6" table:style-name="ce15">
            <text:p>134,6</text:p>
          </table:table-cell>
          <table:table-cell office:value-type="float" office:value="149" table:style-name="ce15">
            <text:p>149,0</text:p>
          </table:table-cell>
          <table:table-cell office:value-type="float" office:value="163.19999999999999" table:style-name="ce15">
            <text:p>163,2</text:p>
          </table:table-cell>
          <table:table-cell office:value-type="float" office:value="180.4" table:style-name="ce15">
            <text:p>180,4</text:p>
          </table:table-cell>
          <table:table-cell office:value-type="float" office:value="189.8" table:style-name="ce15">
            <text:p>189,8</text:p>
          </table:table-cell>
          <table:table-cell office:value-type="float" office:value="248.2" table:style-name="ce15">
            <text:p>248,2</text:p>
          </table:table-cell>
          <table:table-cell office:value-type="float" office:value="385.8" table:style-name="ce15">
            <text:p>385,8</text:p>
          </table:table-cell>
          <table:table-cell office:value-type="float" office:value="677.1" table:style-name="ce15">
            <text:p>677,1</text:p>
          </table:table-cell>
          <table:table-cell office:value-type="float" office:value="862.7" table:style-name="ce15">
            <text:p>862,7</text:p>
          </table:table-cell>
          <table:table-cell office:value-type="float" office:value="865.6" table:style-name="ce15">
            <text:p>865,6</text:p>
          </table:table-cell>
          <table:table-cell office:value-type="float" office:value="6533.1" table:style-name="ce15">
            <text:p>6533,1</text:p>
          </table:table-cell>
          <table:table-cell office:value-type="float" office:value="7580.3" table:style-name="ce15">
            <text:p>7580,3</text:p>
          </table:table-cell>
          <table:table-cell office:value-type="float" office:value="6438.4" table:style-name="ce15">
            <text:p>6438,4</text:p>
          </table:table-cell>
          <table:table-cell table:number-columns-repeated="2" table:style-name="ce1"/>
          <table:table-cell office:value-type="float" office:value="133.71111111111111" table:formula="of:=AVERAGE([.D181:.D189])" table:style-name="ce16">
            <text:p>133,7</text:p>
          </table:table-cell>
          <table:table-cell table:number-columns-repeated="16365" table:style-name="ce1"/>
        </table:table-row>
        <table:table-row table:style-name="ro3">
          <table:table-cell office:value-type="date" office:date-value="2024-12-01T00:00:00" table:style-name="ce10">
            <text:p>Dez.24</text:p>
          </table:table-cell>
          <table:table-cell office:value-type="float" office:value="2" table:style-name="ce11">
            <text:p>2,0</text:p>
          </table:table-cell>
          <table:table-cell office:value-type="float" office:value="125.1" table:style-name="ce15">
            <text:p>125,1</text:p>
          </table:table-cell>
          <table:table-cell office:value-type="float" office:value="135.4" table:style-name="ce15">
            <text:p>135,4</text:p>
          </table:table-cell>
          <table:table-cell office:value-type="float" office:value="149.9" table:style-name="ce15">
            <text:p>149,9</text:p>
          </table:table-cell>
          <table:table-cell office:value-type="float" office:value="164.1" table:style-name="ce15">
            <text:p>164,1</text:p>
          </table:table-cell>
          <table:table-cell office:value-type="float" office:value="181.4" table:style-name="ce15">
            <text:p>181,4</text:p>
          </table:table-cell>
          <table:table-cell office:value-type="float" office:value="190.9" table:style-name="ce15">
            <text:p>190,9</text:p>
          </table:table-cell>
          <table:table-cell office:value-type="float" office:value="249.6" table:style-name="ce15">
            <text:p>249,6</text:p>
          </table:table-cell>
          <table:table-cell office:value-type="float" office:value="387.9" table:style-name="ce15">
            <text:p>387,9</text:p>
          </table:table-cell>
          <table:table-cell office:value-type="float" office:value="680.9" table:style-name="ce15">
            <text:p>680,9</text:p>
          </table:table-cell>
          <table:table-cell office:value-type="float" office:value="867.6" table:style-name="ce15">
            <text:p>867,6</text:p>
          </table:table-cell>
          <table:table-cell office:value-type="float" office:value="870.4" table:style-name="ce15">
            <text:p>870,4</text:p>
          </table:table-cell>
          <table:table-cell office:value-type="float" office:value="6569.9" table:style-name="ce15">
            <text:p>6569,9</text:p>
          </table:table-cell>
          <table:table-cell office:value-type="float" office:value="7623" table:style-name="ce15">
            <text:p>7623,0</text:p>
          </table:table-cell>
          <table:table-cell office:value-type="float" office:value="6474.7" table:style-name="ce15">
            <text:p>6474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4</text:p>
          </table:table-cell>
          <table:table-cell office:value-type="float" office:value="2.9" table:style-name="ce7">
            <text:p>2,9</text:p>
          </table:table-cell>
          <table:table-cell office:value-type="float" office:value="123.8" table:style-name="ce7">
            <text:p>123,8</text:p>
          </table:table-cell>
          <table:table-cell office:value-type="float" office:value="134" table:style-name="ce7">
            <text:p>134,0</text:p>
          </table:table-cell>
          <table:table-cell office:value-type="float" office:value="148.30000000000001" table:style-name="ce7">
            <text:p>148,3</text:p>
          </table:table-cell>
          <table:table-cell office:value-type="float" office:value="162.4" table:style-name="ce7">
            <text:p>162,4</text:p>
          </table:table-cell>
          <table:table-cell office:value-type="float" office:value="179.5" table:style-name="ce7">
            <text:p>179,5</text:p>
          </table:table-cell>
          <table:table-cell office:value-type="float" office:value="188.9" table:style-name="ce7">
            <text:p>188,9</text:p>
          </table:table-cell>
          <table:table-cell office:value-type="float" office:value="247" table:style-name="ce7">
            <text:p>247,0</text:p>
          </table:table-cell>
          <table:table-cell office:value-type="float" office:value="383.9" table:style-name="ce7">
            <text:p>383,9</text:p>
          </table:table-cell>
          <table:table-cell office:value-type="float" office:value="673.9" table:style-name="ce7">
            <text:p>673,9</text:p>
          </table:table-cell>
          <table:table-cell office:value-type="float" office:value="858.6" table:style-name="ce7">
            <text:p>858,6</text:p>
          </table:table-cell>
          <table:table-cell office:value-type="float" office:value="861.5" table:style-name="ce7">
            <text:p>861,5</text:p>
          </table:table-cell>
          <table:table-cell office:value-type="float" office:value="6502" table:style-name="ce7">
            <text:p>6502,0</text:p>
          </table:table-cell>
          <table:table-cell office:value-type="float" office:value="7544.3" table:style-name="ce7">
            <text:p>7544,3</text:p>
          </table:table-cell>
          <table:table-cell office:value-type="float" office:value="6407.8" table:style-name="ce7">
            <text:p>6407,8</text:p>
          </table:table-cell>
          <table:table-cell table:style-name="ce1"/>
          <table:table-cell table:number-columns-repeated="13" table:style-name="ce16"/>
          <table:table-cell table:number-columns-repeated="16354" table:style-name="ce1"/>
        </table:table-row>
        <table:table-row table:style-name="ro3">
          <table:table-cell office:value-type="date" office:date-value="2025-01-01T00:00:00" table:style-name="ce10">
            <text:p>Jän.25</text:p>
          </table:table-cell>
          <table:table-cell office:value-type="float" office:value="3.2" table:style-name="ce11">
            <text:p>3,2</text:p>
          </table:table-cell>
          <table:table-cell office:value-type="float" office:value="126.4" table:style-name="ce11">
            <text:p>126,4</text:p>
          </table:table-cell>
          <table:table-cell office:value-type="float" office:value="136.80000000000001" table:style-name="ce11">
            <text:p>136,8</text:p>
          </table:table-cell>
          <table:table-cell office:value-type="float" office:value="151.4" table:style-name="ce11">
            <text:p>151,4</text:p>
          </table:table-cell>
          <table:table-cell office:value-type="float" office:value="165.8" table:style-name="ce11">
            <text:p>165,8</text:p>
          </table:table-cell>
          <table:table-cell office:value-type="float" office:value="183.3" table:style-name="ce11">
            <text:p>183,3</text:p>
          </table:table-cell>
          <table:table-cell office:value-type="float" office:value="192.9" table:style-name="ce11">
            <text:p>192,9</text:p>
          </table:table-cell>
          <table:table-cell office:value-type="float" office:value="252.2" table:style-name="ce11">
            <text:p>252,2</text:p>
          </table:table-cell>
          <table:table-cell office:value-type="float" office:value="392" table:style-name="ce11">
            <text:p>392,0</text:p>
          </table:table-cell>
          <table:table-cell office:value-type="float" office:value="688" table:style-name="ce11">
            <text:p>688,0</text:p>
          </table:table-cell>
          <table:table-cell office:value-type="float" office:value="876.6" table:style-name="ce11">
            <text:p>876,6</text:p>
          </table:table-cell>
          <table:table-cell office:value-type="float" office:value="879.5" table:style-name="ce11">
            <text:p>879,5</text:p>
          </table:table-cell>
          <table:table-cell office:value-type="float" office:value="6638.1" table:style-name="ce11">
            <text:p>6638,1</text:p>
          </table:table-cell>
          <table:table-cell office:value-type="float" office:value="7702.2" table:style-name="ce11">
            <text:p>7702,2</text:p>
          </table:table-cell>
          <table:table-cell office:value-type="float" office:value="6542" table:style-name="ce11">
            <text:p>6542,0</text:p>
          </table:table-cell>
          <table:table-cell table:style-name="ce1"/>
          <table:table-cell table:number-columns-repeated="13" table:style-name="ce16"/>
          <table:table-cell table:number-columns-repeated="16354" table:style-name="ce1"/>
        </table:table-row>
        <table:table-row table:style-name="ro4">
          <table:table-cell office:value-type="string" table:number-columns-spanned="16" table:number-rows-spanned="1" table:style-name="ce20">
            <text:p>Q: STATISTIK AUSTRIA, Verbraucherpreisindex. Erstellt am 24.02.2025. Der letzte Indexstand gilt bis zur Publikation des Indexwertes des folgenden Monats als vorläufige Zahl.<text:s text:c="2"/></text:p>
            <text:p>Abkürzungen: VPI 2020 Verbraucherpreisindex 2020, Basis 2020,</text:p>
            <text:p>VPI 2015 Verbraucherpreisindex 2015, Basis 2015,</text:p>
            <text:p>VPI 2010 Verbraucherpreisindex 2010, Basis 2010,</text:p>
            <text:p>VPI 2005 Verbraucherpreisindex 2005, Basis 2005,</text:p>
            <text:p>VPI 2000 Verbraucherpreisindex 2000, Basis 2000,</text:p>
            <text:p>VPI 96 Verbraucherpreisindex 1996, Basis 1996,</text:p>
            <text:p>VPI 86 Verbraucherpreisindex 1986, Basis 1986,</text:p>
            <text:p>VPI 76 Verbraucherpreisindex 1976, Basis 1976,</text:p>
            <text:p>VPI 66 Verbraucherpreisindex 1966, Basis 1966,</text:p>
            <text:p>VPI I Verbraucherpreisindex durchschnittlicher Arbeitnehmerhaushalte (I), Basis 1958,</text:p>
            <text:p>VPI II Verbraucherpreisindex vierköpfiger Arbeitnehmerhaushalte (II), Basis 1958,</text:p>
            <text:p>KHPI Kleinhandelspreisindex, Basis: März 1938,</text:p>
            <text:p>LHKI (45) Lebenshaltungskostenindex für eine vierköpfige Arbeiterfamilie, Basis: April 1945,</text:p>
            <text:p>LHKI (38) Lebenshaltungskostenindex für eine vierköpfige Arbeiterfamilie, Basis: April 1938.</text:p>
            <text:p>1) Ein Teil der Indexwerte ab April 2020 basieren auf hauptsächlich bzw. vollständig imputierten Preisen. Weitere methodische Informationen zu den verwendeten Fortschreibungsverfahren beim Verbraucherpreisindex ab April 2020 sind verfügbar unter: "Weiterführende Dokumentation"<text:s/></text:p>
          </table:table-cell>
          <table:covered-table-cell table:number-columns-repeated="15"/>
          <table:table-cell table:number-columns-repeated="16368" table:style-name="ce17"/>
        </table:table-row>
        <table:table-row table:style-name="ro5">
          <table:table-cell table:style-name="ce13"/>
          <table:table-cell table:number-columns-repeated="15" table:style-name="ce18"/>
          <table:table-cell table:number-columns-repeated="16368" table:style-name="ce1"/>
        </table:table-row>
        <table:table-row table:number-rows-repeated="1048380" table:style-name="ro6">
          <table:table-cell table:number-columns-repeated="16384"/>
        </table:table-row>
        <table:named-expressions>
          <table:named-range table:name="Print_Titles" table:cell-range-address="Tabelle_1.$A$1:Tabelle_1.$XFD$2" table:base-cell-address="Tabelle_1.$A$1"/>
        </table:named-expressions>
      </table:table>
      <table:named-expressions>
        <table:named-range table:name="_36929870_STF_Dekoration_1_CN1" table:cell-range-address="Tabelle_1.$A$89:Tabelle_1.$P$89" table:base-cell-address="Tabelle_1.$A$1"/>
        <table:named-range table:name="_36929870_STF_Dekoration_3_CN1" table:cell-range-address="Tabelle_1.$A$38:Tabelle_1.$A$63" table:base-cell-address="Tabelle_1.$A$1"/>
        <table:named-range table:name="_36929870_STF_Fuss_1_CN1" table:cell-range-address="Tabelle_1.$A$195:Tabelle_1.$P$195" table:base-cell-address="Tabelle_1.$A$1"/>
        <table:named-range table:name="_36929870_STF_Gesamtsumme_1_CN10" table:cell-range-address="Tabelle_1.$A$37:Tabelle_1.$P$37" table:base-cell-address="Tabelle_1.$A$1"/>
        <table:named-range table:name="_36929870_STF_Gesamtsumme_1_CN11" table:cell-range-address="Tabelle_1.$A$50:Tabelle_1.$P$50" table:base-cell-address="Tabelle_1.$A$1"/>
        <table:named-range table:name="_36929870_STF_Gesamtsumme_1_CN12" table:cell-range-address="Tabelle_1.$A$63:Tabelle_1.$P$63" table:base-cell-address="Tabelle_1.$A$1"/>
        <table:named-range table:name="_36929870_STF_Gesamtsumme_1_CN13" table:cell-range-address="Tabelle_1.$A$76:Tabelle_1.$P$76" table:base-cell-address="Tabelle_1.$A$1"/>
        <table:named-range table:name="_36929870_STF_Gesamtsumme_1_CN14" table:cell-range-address="Tabelle_1.$A$89:Tabelle_1.$P$89" table:base-cell-address="Tabelle_1.$A$1"/>
        <table:named-range table:name="_36929870_STF_Gesamtsumme_1_CN15" table:cell-range-address="Tabelle_1.$A$102:Tabelle_1.$P$102" table:base-cell-address="Tabelle_1.$A$1"/>
        <table:named-range table:name="_36929870_STF_Gesamtsumme_1_CN16" table:cell-range-address="Tabelle_1.$A$115:Tabelle_1.$P$115" table:base-cell-address="Tabelle_1.$A$1"/>
        <table:named-range table:name="_36929870_STF_Gesamtsumme_1_CN17" table:cell-range-address="Tabelle_1.$A$128:Tabelle_1.$P$128" table:base-cell-address="Tabelle_1.$A$1"/>
        <table:named-range table:name="_36929870_STF_Gesamtsumme_1_CN7" table:cell-range-address="Tabelle_1.$A$24:Tabelle_1.$P$24" table:base-cell-address="Tabelle_1.$A$1"/>
        <table:named-range table:name="_36929870_STF_Gesamtsumme_1_CN8" table:cell-range-address="Tabelle_1.$A$20:Tabelle_1.$P$23" table:base-cell-address="Tabelle_1.$A$1"/>
        <table:named-range table:name="_36929870_STF_Gesamtsumme_1_CN9" table:cell-range-address="Tabelle_1.$A$3:Tabelle_1.$P$19" table:base-cell-address="Tabelle_1.$A$1"/>
        <table:named-range table:name="_36929870_STF_Koerper_1_CN1" table:cell-range-address="Tabelle_1.$B$3:Tabelle_1.$P$37" table:base-cell-address="Tabelle_1.$A$1"/>
        <table:named-range table:name="_36929870_STF_Koerper_1_CN2" table:cell-range-address="Tabelle_1.$B$102:Tabelle_1.$P$102" table:base-cell-address="Tabelle_1.$A$1"/>
        <table:named-expression table:name="_36929870_STF_Koerper_1_CN3" table:expression="of:=[Tabelle_1.#REF!]" table:base-cell-address="Tabelle_1.$A$1"/>
        <table:named-range table:name="_36929870_STF_Tabellenkopf_1_CN1" table:cell-range-address="Tabelle_1.$A$2:Tabelle_1.$P$2" table:base-cell-address="Tabelle_1.$A$1"/>
        <table:named-range table:name="_36929870_STF_Titel_1_CN1" table:cell-range-address="Tabelle_1.$A$1:Tabelle_1.$P$1" table:base-cell-address="Tabelle_1.$A$1"/>
        <table:named-range table:name="_36929870_STF_Vorspalte_1_CN1" table:cell-range-address="Tabelle_1.$A$2:Tabelle_1.$A$37" table:base-cell-address="Tabelle_1.$A$1"/>
        <table:named-range table:name="_36929870_STF_Vorspalte_1_CN10" table:cell-range-address="Tabelle_1.$A$123" table:base-cell-address="Tabelle_1.$A$1"/>
        <table:named-range table:name="_36929870_STF_Vorspalte_1_CN11" table:cell-range-address="Tabelle_1.$A$116:Tabelle_1.$A$123" table:base-cell-address="Tabelle_1.$A$1"/>
        <table:named-range table:name="_36929870_STF_Vorspalte_1_CN12" table:cell-range-address="Tabelle_1.$A$116:Tabelle_1.$A$128" table:base-cell-address="Tabelle_1.$A$1"/>
        <table:named-range table:name="_36929870_STF_Vorspalte_1_CN13" table:cell-range-address="Tabelle_1.$A$149" table:base-cell-address="Tabelle_1.$A$1"/>
        <table:named-range table:name="_36929870_STF_Vorspalte_1_CN14" table:cell-range-address="Tabelle_1.$A$129:Tabelle_1.$A$149" table:base-cell-address="Tabelle_1.$A$1"/>
        <table:named-range table:name="_36929870_STF_Vorspalte_1_CN15" table:cell-range-address="Tabelle_1.$A$146:Tabelle_1.$A$154" table:base-cell-address="Tabelle_1.$A$1"/>
        <table:named-expression table:name="_36929870_STF_Vorspalte_1_CN16" table:expression="of:=[Tabelle_1.#REF!]" table:base-cell-address="Tabelle_1.$A$1"/>
        <table:named-range table:name="_36929870_STF_Vorspalte_1_CN2" table:cell-range-address="Tabelle_1.$A$38:Tabelle_1.$A$63" table:base-cell-address="Tabelle_1.$A$1"/>
        <table:named-range table:name="_36929870_STF_Vorspalte_1_CN3" table:cell-range-address="Tabelle_1.$A$3:Tabelle_1.$A$75" table:base-cell-address="Tabelle_1.$A$1"/>
        <table:named-range table:name="_36929870_STF_Vorspalte_1_CN4" table:cell-range-address="Tabelle_1.$A$76" table:base-cell-address="Tabelle_1.$A$1"/>
        <table:named-range table:name="_36929870_STF_Vorspalte_1_CN5" table:cell-range-address="Tabelle_1.$A$77:Tabelle_1.$A$89" table:base-cell-address="Tabelle_1.$A$1"/>
        <table:named-range table:name="_36929870_STF_Vorspalte_1_CN6" table:cell-range-address="Tabelle_1.$A$102" table:base-cell-address="Tabelle_1.$A$1"/>
        <table:named-range table:name="_36929870_STF_Vorspalte_1_CN7" table:cell-range-address="Tabelle_1.$A$90:Tabelle_1.$A$102" table:base-cell-address="Tabelle_1.$A$1"/>
        <table:named-range table:name="_36929870_STF_Vorspalte_1_CN9" table:cell-range-address="Tabelle_1.$A$103:Tabelle_1.$A$115" table:base-cell-address="Tabelle_1.$A$1"/>
        <table:named-range table:name="_36929870_STF_Zwischensumme_1_CN1" table:cell-range-address="Tabelle_1.$A$141:Tabelle_1.$P$141" table:base-cell-address="Tabelle_1.$A$1"/>
        <table:named-range table:name="_36929870_STF_Zwischensumme_1_CN2" table:cell-range-address="Tabelle_1.$A$154:Tabelle_1.$P$154" table:base-cell-address="Tabell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textual="true"/>
      <number:text>.</number:text>
      <number:year/>
    </number:date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rd_SCHNB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75590551181102in" fo:margin-bottom="0.236220472440945in" fo:margin-left="0.590551181102362in" fo:margin-right="0.196850393700787in" style:print-orientation="portrait" style:print-page-order="ttb" style:first-page-number="continue" style:scale-to="100%" style:table-centering="none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Kopp</meta:initial-creator>
    <dc:creator>Wimberger, Peter</dc:creator>
    <meta:creation-date>2007-08-14T09:18:34Z</meta:creation-date>
    <dc:date>2025-03-05T15:35:46Z</dc:date>
    <meta:print-date>2024-01-23T15:50:05Z</meta:print-date>
    <meta:editing-duration>PT0S</meta:editing-duration>
    <meta:user-defined meta:name="VersandFertig" meta:value-type="boolean">true</meta:user-defined>
  </office:meta>
</office:document-meta>
</file>